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93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8984in"/>
    </style:style>
    <style:style style:name="co5" style:family="table-column">
      <style:table-column-properties fo:break-before="auto" style:column-width="1.6929in"/>
    </style:style>
    <style:style style:name="co6" style:family="table-column">
      <style:table-column-properties fo:break-before="auto" style:column-width="0.8465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78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6252in" fo:break-before="auto" style:use-optimal-row-height="false"/>
    </style:style>
    <style:style style:name="ro5" style:family="table-row">
      <style:table-row-properties style:row-height="0.222in" fo:break-before="auto" style:use-optimal-row-height="false"/>
    </style:style>
    <style:style style:name="ta1" style:family="table" style:master-page-name="PageStyle_5f_January_20_2024">
      <style:table-properties table:display="true" style:writing-mode="lr-tb"/>
    </style:style>
    <style:style style:name="ta2" style:family="table" style:master-page-name="PageStyle_5f_February_20_2024">
      <style:table-properties table:display="true" style:writing-mode="lr-tb"/>
    </style:style>
    <style:style style:name="ta3" style:family="table" style:master-page-name="PageStyle_5f_March_20_2024">
      <style:table-properties table:display="true" style:writing-mode="lr-tb"/>
    </style:style>
    <style:style style:name="ta4" style:family="table" style:master-page-name="PageStyle_5f_April_20_2024">
      <style:table-properties table:display="true" style:writing-mode="lr-tb"/>
    </style:style>
    <style:style style:name="ta5" style:family="table" style:master-page-name="PageStyle_5f_May_20_2024">
      <style:table-properties table:display="true" style:writing-mode="lr-tb"/>
    </style:style>
    <style:style style:name="ta6" style:family="table" style:master-page-name="PageStyle_5f_June_20_2024">
      <style:table-properties table:display="true" style:writing-mode="lr-tb"/>
    </style:style>
    <style:style style:name="ta7" style:family="table" style:master-page-name="PageStyle_5f_July_20_2024">
      <style:table-properties table:display="true" style:writing-mode="lr-tb"/>
    </style:style>
    <style:style style:name="ta8" style:family="table" style:master-page-name="PageStyle_5f_August_20_2024">
      <style:table-properties table:display="true" style:writing-mode="lr-tb"/>
    </style:style>
    <style:style style:name="ta9" style:family="table" style:master-page-name="PageStyle_5f_September_20_2024">
      <style:table-properties table:display="true" style:writing-mode="lr-tb"/>
    </style:style>
    <style:style style:name="ta10" style:family="table" style:master-page-name="PageStyle_5f_October_20_2024">
      <style:table-properties table:display="true" style:writing-mode="lr-tb"/>
    </style:style>
    <style:style style:name="ta11" style:family="table" style:master-page-name="PageStyle_5f_November_20_2024">
      <style:table-properties table:display="true" style:writing-mode="lr-tb"/>
    </style:style>
    <style:style style:name="ta12" style:family="table" style:master-page-name="PageStyle_5f_December_20_2024">
      <style:table-properties table:display="true" style:writing-mode="lr-tb"/>
    </style:style>
    <style:style style:name="ta13" style:family="table" style:master-page-name="PageStyle_5f_Totals">
      <style:table-properties table:display="true" style:writing-mode="lr-tb"/>
    </style:style>
    <style:style style:name="ce1" style:family="table-cell" style:parent-style-name="Default">
      <style:table-cell-properties fo:background-color="#2084ea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e8ecf1" style:diagonal-bl-tr="none" style:diagonal-tl-br="none" style:text-align-source="value-type" style:repeat-content="false" fo:wrap-option="no-wrap" fo:border="0.0138in solid #2f96ff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118">
      <style:table-cell-properties fo:background-color="#2f96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117">
      <style:table-cell-properties fo:background-color="#2f96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 style:data-style-name="N116">
      <style:table-cell-properties fo:background-color="#2f96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10" style:family="table-cell" style:parent-style-name="Default" style:data-style-name="N118">
      <style:table-cell-properties fo:background-color="#2f96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18">
      <style:table-cell-properties fo:background-color="#2f96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7cbc44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add58a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c2e0ae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fff685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ackground-color="#f7a19a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ackground-color="#fcc79b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ackground-color="#f9feb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#afffdf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666666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ackground-color="#a2a2a2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ackground-color="#f4afff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27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28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31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33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34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37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39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41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43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44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47" style:family="table-cell" style:parent-style-name="Default">
      <style:table-cell-properties fo:background-color="#e8ecf1" style:diagonal-bl-tr="none" style:diagonal-tl-br="none" style:text-align-source="fix" style:repeat-content="false" fo:wrap-option="wrap" fo:border="0.0138in solid #2f96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NOT(ISERROR(SEARCH(&quot;H1&quot;; [.A1]))))" style:apply-style-name="ConditionalStyle_5f_1" style:base-cell-address="'January 2024'.A1"/>
      <style:map style:condition="is-true-formula(NOT(ISERROR(SEARCH(&quot;H2&quot;; [.A1]))))" style:apply-style-name="ConditionalStyle_5f_1" style:base-cell-address="'January 2024'.A1"/>
      <style:map style:condition="is-true-formula(NOT(ISERROR(SEARCH(&quot;H&quot;; [.A1]))))" style:apply-style-name="ConditionalStyle_5f_2" style:base-cell-address="'January 2024'.A1"/>
      <style:map style:condition="is-true-formula(NOT(ISERROR(SEARCH(&quot;Q&quot;; [.A1]))))" style:apply-style-name="ConditionalStyle_5f_3" style:base-cell-address="'January 2024'.A1"/>
      <style:map style:condition="is-true-formula(NOT(ISERROR(SEARCH(&quot;E&quot;; [.A1]))))" style:apply-style-name="ConditionalStyle_5f_4" style:base-cell-address="'January 2024'.A1"/>
      <style:map style:condition="is-true-formula(NOT(ISERROR(SEARCH(&quot;S&quot;; [.A1]))))" style:apply-style-name="ConditionalStyle_5f_5" style:base-cell-address="'January 2024'.A1"/>
      <style:map style:condition="is-true-formula(NOT(ISERROR(SEARCH(&quot;M&quot;; [.A1]))))" style:apply-style-name="ConditionalStyle_5f_6" style:base-cell-address="'January 2024'.A1"/>
      <style:map style:condition="is-true-formula(NOT(ISERROR(SEARCH(&quot;L&quot;; [.A1]))))" style:apply-style-name="ConditionalStyle_5f_7" style:base-cell-address="'January 2024'.A1"/>
      <style:map style:condition="is-true-formula(NOT(ISERROR(SEARCH(&quot;W&quot;; [.A1]))))" style:apply-style-name="ConditionalStyle_5f_8" style:base-cell-address="'January 2024'.A1"/>
      <style:map style:condition="is-true-formula(NOT(ISERROR(SEARCH(&quot;B&quot;; [.A1]))))" style:apply-style-name="ConditionalStyle_5f_9" style:base-cell-address="'January 2024'.A1"/>
      <style:map style:condition="is-true-formula(NOT(ISERROR(SEARCH(&quot;C&quot;; [.A1]))))" style:apply-style-name="ConditionalStyle_5f_10" style:base-cell-address="'January 2024'.A1"/>
      <style:map style:condition="is-true-formula(NOT(ISERROR(SEARCH(&quot;N&quot;; [.A1]))))" style:apply-style-name="ConditionalStyle_5f_11" style:base-cell-address="'January 2024'.A1"/>
    </style:style>
    <style:style style:name="ce4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January 202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7"/>
        <table:table-column table:style-name="co3" table:number-columns-repeated="2" table:default-cell-style-name="ce9"/>
        <table:table-column table:style-name="co3" table:number-columns-repeated="5" table:default-cell-style-name="ce7"/>
        <table:table-column table:style-name="co3" table:number-columns-repeated="2" table:default-cell-style-name="ce9"/>
        <table:table-column table:style-name="co3" table:number-columns-repeated="5" table:default-cell-style-name="ce7"/>
        <table:table-column table:style-name="co3" table:number-columns-repeated="2" table:default-cell-style-name="ce9"/>
        <table:table-column table:style-name="co3" table:number-columns-repeated="5" table:default-cell-style-name="ce7"/>
        <table:table-column table:style-name="co3" table:number-columns-repeated="2" table:default-cell-style-name="ce9"/>
        <table:table-column table:style-name="co3" table:number-columns-repeated="4" table:default-cell-style-name="ce7"/>
        <table:table-column table:style-name="co4" table:default-cell-style-name="Default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7" table:default-cell-style-name="Default"/>
        <table:table-row table:style-name="ro1">
          <table:table-cell table:number-columns-repeated="2"/>
          <table:table-cell table:style-name="ce3" office:value-type="string" table:number-columns-spanned="31" table:number-rows-spanned="1">
            <text:p>2024</text:p>
          </table:table-cell>
          <table:covered-table-cell table:number-columns-repeated="30" table:style-name="ce8"/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table:number-columns-spanned="7" table:number-rows-spanned="1">
            <text:p>Week 1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2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3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4</text:p>
          </table:table-cell>
          <table:covered-table-cell table:number-columns-repeated="6" table:style-name="ce8"/>
          <table:table-cell table:style-name="ce3" office:value-type="string" table:number-columns-spanned="3" table:number-rows-spanned="1">
            <text:p>Week 5</text:p>
          </table:table-cell>
          <table:covered-table-cell table:number-columns-repeated="2" table:style-name="ce8"/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/>
          <table:table-cell table:style-name="ce1"/>
          <table:table-cell table:number-columns-repeated="31" table:style-name="ce4" office:value-type="string">
            <text:p>Jan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7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1">
          <table:table-cell/>
          <table:table-cell table:style-name="ce1"/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2">
          <table:table-cell/>
          <table:table-cell table:style-name="ce2" office:value-type="string">
            <text:p>Mohamed Raaft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24"/>
          <table:table-cell table:style-name="ce12" table:formula="of:=(COUNTIF([.C6:.AG6];&quot;H&quot;)*1)+(COUNTIF([.C6:.AG6];&quot;H1&quot;)*0.5)+(COUNTIF([.C6:.AG6];&quot;H2&quot;)*0.5)+(COUNTIF([.C6:.AG6];&quot;Q&quot;)*0.25)+(COUNTIF([.C6:.AG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style-name="ce2" office:value-type="string">
            <text:p>Ahmed Mekki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4"/>
          <table:table-cell table:style-name="ce12" table:formula="of:=(COUNTIF([.C7:.AG7];&quot;H&quot;)*1)+(COUNTIF([.C7:.AG7];&quot;H1&quot;)*0.5)+(COUNTIF([.C7:.AG7];&quot;H2&quot;)*0.5)+(COUNTIF([.C7:.AG7];&quot;Q&quot;)*0.25)+(COUNTIF([.C7:.AG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7"/>
        </table:table-row>
        <table:table-row table:style-name="ro2">
          <table:table-cell/>
          <table:table-cell table:style-name="ce2" office:value-type="string">
            <text:p>Dareen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24"/>
          <table:table-cell table:style-name="ce12" table:formula="of:=(COUNTIF([.C8:.AG8];&quot;H&quot;)*1)+(COUNTIF([.C8:.AG8];&quot;H1&quot;)*0.5)+(COUNTIF([.C8:.AG8];&quot;H2&quot;)*0.5)+(COUNTIF([.C8:.AG8];&quot;Q&quot;)*0.25)+(COUNTIF([.C8:.AG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7"/>
        </table:table-row>
        <table:table-row table:style-name="ro2">
          <table:table-cell/>
          <table:table-cell table:style-name="ce2" office:value-type="string">
            <text:p>Abdelrahman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24"/>
          <table:table-cell table:style-name="ce12" table:formula="of:=(COUNTIF([.C9:.AG9];&quot;H&quot;)*1)+(COUNTIF([.C9:.AG9];&quot;H1&quot;)*0.5)+(COUNTIF([.C9:.AG9];&quot;H2&quot;)*0.5)+(COUNTIF([.C9:.AG9];&quot;Q&quot;)*0.25)+(COUNTIF([.C9:.AG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7"/>
        </table:table-row>
        <table:table-row table:style-name="ro2">
          <table:table-cell/>
          <table:table-cell table:style-name="ce2" office:value-type="string">
            <text:p>Mostafa Abozaid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24"/>
          <table:table-cell table:style-name="ce12" table:formula="of:=(COUNTIF([.C10:.AG10];&quot;H&quot;)*1)+(COUNTIF([.C10:.AG10];&quot;H1&quot;)*0.5)+(COUNTIF([.C10:.AG10];&quot;H2&quot;)*0.5)+(COUNTIF([.C10:.AG10];&quot;Q&quot;)*0.25)+(COUNTIF([.C10:.AG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7"/>
        </table:table-row>
        <table:table-row table:style-name="ro2">
          <table:table-cell/>
          <table:table-cell table:style-name="ce2" office:value-type="string">
            <text:p>Nehal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24"/>
          <table:table-cell table:style-name="ce12" table:formula="of:=(COUNTIF([.C11:.AG11];&quot;H&quot;)*1)+(COUNTIF([.C11:.AG11];&quot;H1&quot;)*0.5)+(COUNTIF([.C11:.AG11];&quot;H2&quot;)*0.5)+(COUNTIF([.C11:.AG11];&quot;Q&quot;)*0.25)+(COUNTIF([.C11:.AG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D</text:p>
          </table:table-cell>
          <table:table-cell table:number-columns-repeated="987"/>
        </table:table-row>
        <table:table-row table:style-name="ro2">
          <table:table-cell/>
          <table:table-cell table:style-name="ce2" office:value-type="string">
            <text:p>Mosyafa Hazem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24"/>
          <table:table-cell table:style-name="ce12" table:formula="of:=(COUNTIF([.C12:.AG12];&quot;H&quot;)*1)+(COUNTIF([.C12:.AG12];&quot;H1&quot;)*0.5)+(COUNTIF([.C12:.AG12];&quot;H2&quot;)*0.5)+(COUNTIF([.C12:.AG12];&quot;Q&quot;)*0.25)+(COUNTIF([.C12:.AG12];&quot;E&quot;)*1)" office:value-type="float" office:value="0">
            <text:p>0</text:p>
          </table:table-cell>
          <table:table-cell/>
          <table:table-cell table:style-name="Default"/>
          <table:table-cell table:number-columns-repeated="988"/>
        </table:table-row>
        <table:table-row table:style-name="ro2">
          <table:table-cell/>
          <table:table-cell table:style-name="ce2" office:value-type="string">
            <text:p>Mohmed Hashim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24"/>
          <table:table-cell table:style-name="ce12" table:formula="of:=(COUNTIF([.C13:.AG13];&quot;H&quot;)*1)+(COUNTIF([.C13:.AG13];&quot;H1&quot;)*0.5)+(COUNTIF([.C13:.AG13];&quot;H2&quot;)*0.5)+(COUNTIF([.C13:.AG13];&quot;Q&quot;)*0.25)+(COUNTIF([.C13:.AG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style-name="ce2" office:value-type="string">
            <text:p>Nabhan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24"/>
          <table:table-cell table:style-name="ce12" table:formula="of:=(COUNTIF([.C14:.AG14];&quot;H&quot;)*1)+(COUNTIF([.C14:.AG14];&quot;H1&quot;)*0.5)+(COUNTIF([.C14:.AG14];&quot;H2&quot;)*0.5)+(COUNTIF([.C14:.AG14];&quot;Q&quot;)*0.25)+(COUNTIF([.C14:.AG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7"/>
        </table:table-row>
        <table:table-row table:style-name="ro2">
          <table:table-cell/>
          <table:table-cell table:style-name="ce2" office:value-type="string">
            <text:p>Nour</text:p>
          </table:table-cell>
          <table:table-cell table:number-columns-repeated="31"/>
          <table:table-cell table:style-name="ce12" table:formula="of:=(COUNTIF([.C15:.AG15];&quot;H&quot;)*1)+(COUNTIF([.C15:.AG15];&quot;H1&quot;)*0.5)+(COUNTIF([.C15:.AG15];&quot;H2&quot;)*0.5)+(COUNTIF([.C15:.AG15];&quot;Q&quot;)*0.25)+(COUNTIF([.C15:.AG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7"/>
        </table:table-row>
        <table:table-row table:style-name="ro2">
          <table:table-cell table:number-columns-repeated="2"/>
          <table:table-cell table:style-name="Default" table:number-columns-repeated="31"/>
          <table:table-cell table:number-columns-repeated="2"/>
          <table:table-cell office:value-type="string">
            <text:p>Emergency</text:p>
          </table:table-cell>
          <table:table-cell table:style-name="ce20" office:value-type="string">
            <text:p>E</text:p>
          </table:table-cell>
          <table:table-cell table:number-columns-repeated="987"/>
        </table:table-row>
        <table:table-row table:style-name="ro2">
          <table:table-cell table:number-columns-repeated="2"/>
          <table:table-cell table:style-name="Default" table:number-columns-repeated="31"/>
          <table:table-cell table:number-columns-repeated="2"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7"/>
        </table:table-row>
        <table:table-row table:style-name="ro2">
          <table:table-cell table:number-columns-repeated="2"/>
          <table:table-cell table:style-name="Default" table:number-columns-repeated="31"/>
          <table:table-cell table:number-columns-repeated="2"/>
          <table:table-cell office:value-type="string">
            <text:p>Week End</text:p>
          </table:table-cell>
          <table:table-cell table:style-name="ce22" office:value-type="string">
            <text:p>WE</text:p>
          </table:table-cell>
          <table:table-cell table:number-columns-repeated="987"/>
        </table:table-row>
        <table:table-row table:style-name="ro2">
          <table:table-cell table:number-columns-repeated="2"/>
          <table:table-cell table:style-name="Default" table:number-columns-repeated="31"/>
          <table:table-cell table:number-columns-repeated="2"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7"/>
        </table:table-row>
        <table:table-row table:style-name="ro2">
          <table:table-cell table:number-columns-repeated="2"/>
          <table:table-cell table:style-name="Default" table:number-columns-repeated="31"/>
          <table:table-cell table:number-columns-repeated="2"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7"/>
        </table:table-row>
        <table:table-row table:style-name="ro3">
          <table:table-cell table:number-columns-repeated="2"/>
          <table:table-cell table:style-name="Default" table:number-columns-repeated="31"/>
          <table:table-cell table:number-columns-repeated="2"/>
          <table:table-cell office:value-type="string">
            <text:p>Full Day Mission</text:p>
          </table:table-cell>
          <table:table-cell table:style-name="ce25" office:value-type="string">
            <text:p>F</text:p>
          </table:table-cell>
          <table:table-cell table:number-columns-repeated="987"/>
        </table:table-row>
        <table:table-row table:style-name="ro3">
          <table:table-cell table:number-columns-repeated="2"/>
          <table:table-cell table:style-name="Default" table:number-columns-repeated="31"/>
          <table:table-cell table:number-columns-repeated="2"/>
          <table:table-cell office:value-type="string">
            <text:p>Mission Late In</text:p>
          </table:table-cell>
          <table:table-cell table:style-name="ce25" office:value-type="string">
            <text:p>MLI</text:p>
          </table:table-cell>
          <table:table-cell table:number-columns-repeated="987"/>
        </table:table-row>
        <table:table-row table:style-name="ro3">
          <table:table-cell table:number-columns-repeated="2"/>
          <table:table-cell table:style-name="Default" table:number-columns-repeated="31"/>
          <table:table-cell table:number-columns-repeated="2"/>
          <table:table-cell office:value-type="string">
            <text:p>Mission Early out</text:p>
          </table:table-cell>
          <table:table-cell table:style-name="ce25" office:value-type="string">
            <text:p>MEO</text:p>
          </table:table-cell>
          <table:table-cell table:number-columns-repeated="987"/>
        </table:table-row>
      </table:table>
      <table:table table:name="February 2024" table:style-name="ta2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6"/>
        <table:table-column table:style-name="co3" table:number-columns-repeated="2" table:default-cell-style-name="ce27"/>
        <table:table-column table:style-name="co3" table:number-columns-repeated="5" table:default-cell-style-name="ce26"/>
        <table:table-column table:style-name="co3" table:number-columns-repeated="2" table:default-cell-style-name="ce27"/>
        <table:table-column table:style-name="co3" table:number-columns-repeated="5" table:default-cell-style-name="ce26"/>
        <table:table-column table:style-name="co3" table:number-columns-repeated="2" table:default-cell-style-name="ce27"/>
        <table:table-column table:style-name="co3" table:number-columns-repeated="5" table:default-cell-style-name="ce26"/>
        <table:table-column table:style-name="co3" table:number-columns-repeated="2" table:default-cell-style-name="ce27"/>
        <table:table-column table:style-name="co3" table:number-columns-repeated="5" table:default-cell-style-name="ce26"/>
        <table:table-column table:style-name="co4" table:default-cell-style-name="ce12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9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29" table:number-rows-spanned="1">
            <text:p>2024</text:p>
          </table:table-cell>
          <table:covered-table-cell table:number-columns-repeated="28" table:style-name="ce8"/>
          <table:table-cell table:style-name="Default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Default"/>
          <table:table-cell table:style-name="ce3" office:value-type="string" table:number-columns-spanned="4" table:number-rows-spanned="1">
            <text:p>Week 5</text:p>
          </table:table-cell>
          <table:covered-table-cell table:number-columns-repeated="3" table:style-name="ce8"/>
          <table:table-cell table:style-name="ce3" office:value-type="string" table:number-columns-spanned="7" table:number-rows-spanned="1">
            <text:p>Week 6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7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8</text:p>
          </table:table-cell>
          <table:covered-table-cell table:number-columns-repeated="6" table:style-name="ce8"/>
          <table:table-cell table:style-name="ce3" office:value-type="string" table:number-columns-spanned="4" table:number-rows-spanned="1">
            <text:p>Week 9</text:p>
          </table:table-cell>
          <table:covered-table-cell table:number-columns-repeated="3" table:style-name="ce8"/>
          <table:table-cell table:style-name="Default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1"/>
          <table:table-cell table:number-columns-repeated="29" table:style-name="ce4" office:value-type="string">
            <text:p>Feb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9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9"/>
        </table:table-row>
        <table:table-row table:style-name="ro1">
          <table:table-cell/>
          <table:table-cell table:style-name="ce1"/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9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29"/>
          <table:table-cell table:formula="of:=(COUNTIF([.C6:.AE6];&quot;H&quot;)*1)+(COUNTIF([.C6:.AE6];&quot;H1&quot;)*0.5)+(COUNTIF([.C6:.AE6];&quot;H2&quot;)*0.5)+(COUNTIF([.C6:.AE6];&quot;Q&quot;)*0.25)+(COUNTIF([.C6:.AE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9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29"/>
          <table:table-cell table:formula="of:=(COUNTIF([.C7:.AE7];&quot;H&quot;)*1)+(COUNTIF([.C7:.AE7];&quot;H1&quot;)*0.5)+(COUNTIF([.C7:.AE7];&quot;H2&quot;)*0.5)+(COUNTIF([.C7:.AE7];&quot;Q&quot;)*0.25)+(COUNTIF([.C7:.AE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9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29"/>
          <table:table-cell table:formula="of:=(COUNTIF([.C8:.AE8];&quot;H&quot;)*1)+(COUNTIF([.C8:.AE8];&quot;H1&quot;)*0.5)+(COUNTIF([.C8:.AE8];&quot;H2&quot;)*0.5)+(COUNTIF([.C8:.AE8];&quot;Q&quot;)*0.25)+(COUNTIF([.C8:.AE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9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29"/>
          <table:table-cell table:formula="of:=(COUNTIF([.C9:.AE9];&quot;H&quot;)*1)+(COUNTIF([.C9:.AE9];&quot;H1&quot;)*0.5)+(COUNTIF([.C9:.AE9];&quot;H2&quot;)*0.5)+(COUNTIF([.C9:.AE9];&quot;Q&quot;)*0.25)+(COUNTIF([.C9:.AE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9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29"/>
          <table:table-cell table:formula="of:=(COUNTIF([.C10:.AE10];&quot;H&quot;)*1)+(COUNTIF([.C10:.AE10];&quot;H1&quot;)*0.5)+(COUNTIF([.C10:.AE10];&quot;H2&quot;)*0.5)+(COUNTIF([.C10:.AE10];&quot;Q&quot;)*0.25)+(COUNTIF([.C10:.AE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9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29"/>
          <table:table-cell table:formula="of:=(COUNTIF([.C11:.AE11];&quot;H&quot;)*1)+(COUNTIF([.C11:.AE11];&quot;H1&quot;)*0.5)+(COUNTIF([.C11:.AE11];&quot;H2&quot;)*0.5)+(COUNTIF([.C11:.AE11];&quot;Q&quot;)*0.25)+(COUNTIF([.C11:.AE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E</text:p>
          </table:table-cell>
          <table:table-cell table:number-columns-repeated="989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29"/>
          <table:table-cell table:formula="of:=(COUNTIF([.C12:.AE12];&quot;H&quot;)*1)+(COUNTIF([.C12:.AE12];&quot;H1&quot;)*0.5)+(COUNTIF([.C12:.AE12];&quot;H2&quot;)*0.5)+(COUNTIF([.C12:.AE12];&quot;Q&quot;)*0.25)+(COUNTIF([.C12:.AE12];&quot;E&quot;)*1)" office:value-type="float" office:value="0">
            <text:p>0</text:p>
          </table:table-cell>
          <table:table-cell/>
          <table:table-cell table:style-name="Default"/>
          <table:table-cell table:number-columns-repeated="990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29"/>
          <table:table-cell table:formula="of:=(COUNTIF([.C13:.AE13];&quot;H&quot;)*1)+(COUNTIF([.C13:.AE13];&quot;H1&quot;)*0.5)+(COUNTIF([.C13:.AE13];&quot;H2&quot;)*0.5)+(COUNTIF([.C13:.AE13];&quot;Q&quot;)*0.25)+(COUNTIF([.C13:.AE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9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29"/>
          <table:table-cell table:formula="of:=(COUNTIF([.C14:.AE14];&quot;H&quot;)*1)+(COUNTIF([.C14:.AE14];&quot;H1&quot;)*0.5)+(COUNTIF([.C14:.AE14];&quot;H2&quot;)*0.5)+(COUNTIF([.C14:.AE14];&quot;Q&quot;)*0.25)+(COUNTIF([.C14:.AE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9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29"/>
          <table:table-cell table:formula="of:=(COUNTIF([.C15:.AE15];&quot;H&quot;)*1)+(COUNTIF([.C15:.AE15];&quot;H1&quot;)*0.5)+(COUNTIF([.C15:.AE15];&quot;H2&quot;)*0.5)+(COUNTIF([.C15:.AE15];&quot;Q&quot;)*0.25)+(COUNTIF([.C15:.AE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9"/>
        </table:table-row>
        <table:table-row table:style-name="ro2">
          <table:table-cell/>
          <table:table-cell table:style-name="Default" table:number-columns-repeated="31"/>
          <table:table-cell/>
          <table:table-cell office:value-type="string">
            <text:p>Time off In Lieu</text:p>
          </table:table-cell>
          <table:table-cell table:style-name="ce20" office:value-type="string">
            <text:p>L</text:p>
          </table:table-cell>
          <table:table-cell table:number-columns-repeated="989"/>
        </table:table-row>
        <table:table-row table:style-name="ro2">
          <table:table-cell/>
          <table:table-cell table:style-name="Default" table:number-columns-repeated="31"/>
          <table:table-cell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9"/>
        </table:table-row>
        <table:table-row table:style-name="ro2">
          <table:table-cell/>
          <table:table-cell table:style-name="Default" table:number-columns-repeated="31"/>
          <table:table-cell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9"/>
        </table:table-row>
        <table:table-row table:style-name="ro2">
          <table:table-cell/>
          <table:table-cell table:style-name="Default" table:number-columns-repeated="31"/>
          <table:table-cell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9"/>
        </table:table-row>
        <table:table-row table:style-name="ro2">
          <table:table-cell/>
          <table:table-cell table:style-name="Default" table:number-columns-repeated="31"/>
          <table:table-cell/>
          <table:table-cell office:value-type="string">
            <text:p>Custom non-deductible</text:p>
          </table:table-cell>
          <table:table-cell table:style-name="ce25" office:value-type="string">
            <text:p>N</text:p>
          </table:table-cell>
          <table:table-cell table:number-columns-repeated="989"/>
        </table:table-row>
      </table:table>
      <table:table table:name="March 2024" table:style-name="ta3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8"/>
        <table:table-column table:style-name="co3" table:number-columns-repeated="5" table:default-cell-style-name="ce29"/>
        <table:table-column table:style-name="co3" table:number-columns-repeated="2" table:default-cell-style-name="ce28"/>
        <table:table-column table:style-name="co3" table:number-columns-repeated="5" table:default-cell-style-name="ce29"/>
        <table:table-column table:style-name="co3" table:number-columns-repeated="2" table:default-cell-style-name="ce28"/>
        <table:table-column table:style-name="co3" table:number-columns-repeated="5" table:default-cell-style-name="ce29"/>
        <table:table-column table:style-name="co3" table:number-columns-repeated="2" table:default-cell-style-name="ce28"/>
        <table:table-column table:style-name="co3" table:number-columns-repeated="5" table:default-cell-style-name="ce29"/>
        <table:table-column table:style-name="co3" table:number-columns-repeated="2" table:default-cell-style-name="ce28"/>
        <table:table-column table:style-name="co3" table:default-cell-style-name="ce29"/>
        <table:table-column table:style-name="co4" table:default-cell-style-name="ce12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7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31" table:number-rows-spanned="1">
            <text:p>2024</text:p>
          </table:table-cell>
          <table:covered-table-cell table:number-columns-repeated="30"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Default"/>
          <table:table-cell table:style-name="ce3" office:value-type="string" table:number-columns-spanned="3" table:number-rows-spanned="1">
            <text:p>Week 9</text:p>
          </table:table-cell>
          <table:covered-table-cell table:number-columns-repeated="2" table:style-name="ce8"/>
          <table:table-cell table:style-name="ce3" office:value-type="string" table:number-columns-spanned="7" table:number-rows-spanned="1">
            <text:p>Week 10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11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12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13</text:p>
          </table:table-cell>
          <table:covered-table-cell table:number-columns-repeated="6"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ce1"/>
          <table:table-cell table:number-columns-repeated="31" table:style-name="ce4" office:value-type="string">
            <text:p>Mar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7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1">
          <table:table-cell/>
          <table:table-cell table:style-name="ce1"/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31"/>
          <table:table-cell table:formula="of:=(COUNTIF([.C6:.AG6];&quot;H&quot;)*1)+(COUNTIF([.C6:.AG6];&quot;H1&quot;)*0.5)+(COUNTIF([.C6:.AG6];&quot;H2&quot;)*0.5)+(COUNTIF([.C6:.AG6];&quot;Q&quot;)*0.25)+(COUNTIF([.C6:.AG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31"/>
          <table:table-cell table:formula="of:=(COUNTIF([.C7:.AG7];&quot;H&quot;)*1)+(COUNTIF([.C7:.AG7];&quot;H1&quot;)*0.5)+(COUNTIF([.C7:.AG7];&quot;H2&quot;)*0.5)+(COUNTIF([.C7:.AG7];&quot;Q&quot;)*0.25)+(COUNTIF([.C7:.AG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7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31"/>
          <table:table-cell table:formula="of:=(COUNTIF([.C8:.AG8];&quot;H&quot;)*1)+(COUNTIF([.C8:.AG8];&quot;H1&quot;)*0.5)+(COUNTIF([.C8:.AG8];&quot;H2&quot;)*0.5)+(COUNTIF([.C8:.AG8];&quot;Q&quot;)*0.25)+(COUNTIF([.C8:.AG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7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31"/>
          <table:table-cell table:formula="of:=(COUNTIF([.C9:.AG9];&quot;H&quot;)*1)+(COUNTIF([.C9:.AG9];&quot;H1&quot;)*0.5)+(COUNTIF([.C9:.AG9];&quot;H2&quot;)*0.5)+(COUNTIF([.C9:.AG9];&quot;Q&quot;)*0.25)+(COUNTIF([.C9:.AG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7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31"/>
          <table:table-cell table:formula="of:=(COUNTIF([.C10:.AG10];&quot;H&quot;)*1)+(COUNTIF([.C10:.AG10];&quot;H1&quot;)*0.5)+(COUNTIF([.C10:.AG10];&quot;H2&quot;)*0.5)+(COUNTIF([.C10:.AG10];&quot;Q&quot;)*0.25)+(COUNTIF([.C10:.AG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7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31"/>
          <table:table-cell table:formula="of:=(COUNTIF([.C11:.AG11];&quot;H&quot;)*1)+(COUNTIF([.C11:.AG11];&quot;H1&quot;)*0.5)+(COUNTIF([.C11:.AG11];&quot;H2&quot;)*0.5)+(COUNTIF([.C11:.AG11];&quot;Q&quot;)*0.25)+(COUNTIF([.C11:.AG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E</text:p>
          </table:table-cell>
          <table:table-cell table:number-columns-repeated="987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31"/>
          <table:table-cell table:formula="of:=(COUNTIF([.C12:.AG12];&quot;H&quot;)*1)+(COUNTIF([.C12:.AG12];&quot;H1&quot;)*0.5)+(COUNTIF([.C12:.AG12];&quot;H2&quot;)*0.5)+(COUNTIF([.C12:.AG12];&quot;Q&quot;)*0.25)+(COUNTIF([.C12:.AG12];&quot;E&quot;)*1)" office:value-type="float" office:value="0">
            <text:p>0</text:p>
          </table:table-cell>
          <table:table-cell/>
          <table:table-cell table:style-name="Default"/>
          <table:table-cell table:number-columns-repeated="988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31"/>
          <table:table-cell table:formula="of:=(COUNTIF([.C13:.AG13];&quot;H&quot;)*1)+(COUNTIF([.C13:.AG13];&quot;H1&quot;)*0.5)+(COUNTIF([.C13:.AG13];&quot;H2&quot;)*0.5)+(COUNTIF([.C13:.AG13];&quot;Q&quot;)*0.25)+(COUNTIF([.C13:.AG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31"/>
          <table:table-cell table:formula="of:=(COUNTIF([.C14:.AG14];&quot;H&quot;)*1)+(COUNTIF([.C14:.AG14];&quot;H1&quot;)*0.5)+(COUNTIF([.C14:.AG14];&quot;H2&quot;)*0.5)+(COUNTIF([.C14:.AG14];&quot;Q&quot;)*0.25)+(COUNTIF([.C14:.AG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7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31"/>
          <table:table-cell table:formula="of:=(COUNTIF([.C15:.AG15];&quot;H&quot;)*1)+(COUNTIF([.C15:.AG15];&quot;H1&quot;)*0.5)+(COUNTIF([.C15:.AG15];&quot;H2&quot;)*0.5)+(COUNTIF([.C15:.AG15];&quot;Q&quot;)*0.25)+(COUNTIF([.C15:.AG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Time off In Lieu</text:p>
          </table:table-cell>
          <table:table-cell table:style-name="ce20" office:value-type="string">
            <text:p>L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ustom non-deductible</text:p>
          </table:table-cell>
          <table:table-cell table:style-name="ce25" office:value-type="string">
            <text:p>N</text:p>
          </table:table-cell>
          <table:table-cell table:number-columns-repeated="987"/>
        </table:table-row>
      </table:table>
      <table:table table:name="April 2024" table:style-name="ta4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ce30"/>
        <table:table-column table:style-name="co3" table:number-columns-repeated="2" table:default-cell-style-name="ce31"/>
        <table:table-column table:style-name="co3" table:number-columns-repeated="5" table:default-cell-style-name="ce30"/>
        <table:table-column table:style-name="co3" table:number-columns-repeated="2" table:default-cell-style-name="ce31"/>
        <table:table-column table:style-name="co3" table:number-columns-repeated="5" table:default-cell-style-name="ce30"/>
        <table:table-column table:style-name="co3" table:number-columns-repeated="2" table:default-cell-style-name="ce31"/>
        <table:table-column table:style-name="co3" table:number-columns-repeated="5" table:default-cell-style-name="ce30"/>
        <table:table-column table:style-name="co3" table:number-columns-repeated="2" table:default-cell-style-name="ce31"/>
        <table:table-column table:style-name="co3" table:number-columns-repeated="3" table:default-cell-style-name="ce30"/>
        <table:table-column table:style-name="co4" table:default-cell-style-name="ce12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8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30" table:number-rows-spanned="1">
            <text:p>2024</text:p>
          </table:table-cell>
          <table:covered-table-cell table:number-columns-repeated="29" table:style-name="ce8"/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1">
          <table:table-cell/>
          <table:table-cell table:style-name="Default"/>
          <table:table-cell table:style-name="ce3" office:value-type="string" table:number-columns-spanned="7" table:number-rows-spanned="1">
            <text:p>Week 14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15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16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17</text:p>
          </table:table-cell>
          <table:covered-table-cell table:number-columns-repeated="6" table:style-name="ce8"/>
          <table:table-cell table:style-name="ce3" office:value-type="string" table:number-columns-spanned="2" table:number-rows-spanned="1">
            <text:p>Week 18</text:p>
          </table:table-cell>
          <table:covered-table-cell table:style-name="ce8"/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1"/>
          <table:table-cell table:number-columns-repeated="30" table:style-name="ce4" office:value-type="string">
            <text:p>Apr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8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8"/>
        </table:table-row>
        <table:table-row table:style-name="ro1">
          <table:table-cell/>
          <table:table-cell table:style-name="ce1"/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8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30"/>
          <table:table-cell table:formula="of:=(COUNTIF([.C6:.AF6];&quot;H&quot;)*1)+(COUNTIF([.C6:.AF6];&quot;H1&quot;)*0.5)+(COUNTIF([.C6:.AF6];&quot;H2&quot;)*0.5)+(COUNTIF([.C6:.AF6];&quot;Q&quot;)*0.25)+(COUNTIF([.C6:.AF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8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30"/>
          <table:table-cell table:formula="of:=(COUNTIF([.C7:.AF7];&quot;H&quot;)*1)+(COUNTIF([.C7:.AF7];&quot;H1&quot;)*0.5)+(COUNTIF([.C7:.AF7];&quot;H2&quot;)*0.5)+(COUNTIF([.C7:.AF7];&quot;Q&quot;)*0.25)+(COUNTIF([.C7:.AF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8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30"/>
          <table:table-cell table:formula="of:=(COUNTIF([.C8:.AF8];&quot;H&quot;)*1)+(COUNTIF([.C8:.AF8];&quot;H1&quot;)*0.5)+(COUNTIF([.C8:.AF8];&quot;H2&quot;)*0.5)+(COUNTIF([.C8:.AF8];&quot;Q&quot;)*0.25)+(COUNTIF([.C8:.AF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8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30"/>
          <table:table-cell table:formula="of:=(COUNTIF([.C9:.AF9];&quot;H&quot;)*1)+(COUNTIF([.C9:.AF9];&quot;H1&quot;)*0.5)+(COUNTIF([.C9:.AF9];&quot;H2&quot;)*0.5)+(COUNTIF([.C9:.AF9];&quot;Q&quot;)*0.25)+(COUNTIF([.C9:.AF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8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30"/>
          <table:table-cell table:formula="of:=(COUNTIF([.C10:.AF10];&quot;H&quot;)*1)+(COUNTIF([.C10:.AF10];&quot;H1&quot;)*0.5)+(COUNTIF([.C10:.AF10];&quot;H2&quot;)*0.5)+(COUNTIF([.C10:.AF10];&quot;Q&quot;)*0.25)+(COUNTIF([.C10:.AF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8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30"/>
          <table:table-cell table:formula="of:=(COUNTIF([.C11:.AF11];&quot;H&quot;)*1)+(COUNTIF([.C11:.AF11];&quot;H1&quot;)*0.5)+(COUNTIF([.C11:.AF11];&quot;H2&quot;)*0.5)+(COUNTIF([.C11:.AF11];&quot;Q&quot;)*0.25)+(COUNTIF([.C11:.AF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E</text:p>
          </table:table-cell>
          <table:table-cell table:number-columns-repeated="988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30"/>
          <table:table-cell table:formula="of:=(COUNTIF([.C12:.AF12];&quot;H&quot;)*1)+(COUNTIF([.C12:.AF12];&quot;H1&quot;)*0.5)+(COUNTIF([.C12:.AF12];&quot;H2&quot;)*0.5)+(COUNTIF([.C12:.AF12];&quot;Q&quot;)*0.25)+(COUNTIF([.C12:.AF12];&quot;E&quot;)*1)" office:value-type="float" office:value="0">
            <text:p>0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30"/>
          <table:table-cell table:formula="of:=(COUNTIF([.C13:.AF13];&quot;H&quot;)*1)+(COUNTIF([.C13:.AF13];&quot;H1&quot;)*0.5)+(COUNTIF([.C13:.AF13];&quot;H2&quot;)*0.5)+(COUNTIF([.C13:.AF13];&quot;Q&quot;)*0.25)+(COUNTIF([.C13:.AF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8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30"/>
          <table:table-cell table:formula="of:=(COUNTIF([.C14:.AF14];&quot;H&quot;)*1)+(COUNTIF([.C14:.AF14];&quot;H1&quot;)*0.5)+(COUNTIF([.C14:.AF14];&quot;H2&quot;)*0.5)+(COUNTIF([.C14:.AF14];&quot;Q&quot;)*0.25)+(COUNTIF([.C14:.AF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8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30"/>
          <table:table-cell table:formula="of:=(COUNTIF([.C15:.AF15];&quot;H&quot;)*1)+(COUNTIF([.C15:.AF15];&quot;H1&quot;)*0.5)+(COUNTIF([.C15:.AF15];&quot;H2&quot;)*0.5)+(COUNTIF([.C15:.AF15];&quot;Q&quot;)*0.25)+(COUNTIF([.C15:.AF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Time off In Lieu</text:p>
          </table:table-cell>
          <table:table-cell table:style-name="ce20" office:value-type="string">
            <text:p>L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Custom non-deductible</text:p>
          </table:table-cell>
          <table:table-cell table:style-name="ce25" office:value-type="string">
            <text:p>N</text:p>
          </table:table-cell>
          <table:table-cell table:number-columns-repeated="988"/>
        </table:table-row>
      </table:table>
      <table:table table:name="May 2024" table:style-name="ta5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32"/>
        <table:table-column table:style-name="co3" table:number-columns-repeated="2" table:default-cell-style-name="ce33"/>
        <table:table-column table:style-name="co3" table:number-columns-repeated="5" table:default-cell-style-name="ce32"/>
        <table:table-column table:style-name="co3" table:number-columns-repeated="2" table:default-cell-style-name="ce33"/>
        <table:table-column table:style-name="co3" table:number-columns-repeated="5" table:default-cell-style-name="ce32"/>
        <table:table-column table:style-name="co3" table:number-columns-repeated="2" table:default-cell-style-name="ce33"/>
        <table:table-column table:style-name="co3" table:number-columns-repeated="5" table:default-cell-style-name="ce32"/>
        <table:table-column table:style-name="co3" table:number-columns-repeated="2" table:default-cell-style-name="ce33"/>
        <table:table-column table:style-name="co3" table:number-columns-repeated="5" table:default-cell-style-name="ce32"/>
        <table:table-column table:style-name="co3" table:default-cell-style-name="ce33"/>
        <table:table-column table:style-name="co4" table:default-cell-style-name="ce12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7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31" table:number-rows-spanned="1">
            <text:p>2024</text:p>
          </table:table-cell>
          <table:covered-table-cell table:number-columns-repeated="30"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Default"/>
          <table:table-cell table:style-name="ce3" office:value-type="string" table:number-columns-spanned="5" table:number-rows-spanned="1">
            <text:p>Week 18</text:p>
          </table:table-cell>
          <table:covered-table-cell table:number-columns-repeated="4" table:style-name="ce8"/>
          <table:table-cell table:style-name="ce3" office:value-type="string" table:number-columns-spanned="7" table:number-rows-spanned="1">
            <text:p>Week 19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20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21</text:p>
          </table:table-cell>
          <table:covered-table-cell table:number-columns-repeated="6" table:style-name="ce8"/>
          <table:table-cell table:style-name="ce3" office:value-type="string" table:number-columns-spanned="5" table:number-rows-spanned="1">
            <text:p>Week 22</text:p>
          </table:table-cell>
          <table:covered-table-cell table:number-columns-repeated="4"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ce1"/>
          <table:table-cell table:number-columns-repeated="31" table:style-name="ce4" office:value-type="string">
            <text:p>May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7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1">
          <table:table-cell/>
          <table:table-cell table:style-name="ce1"/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31"/>
          <table:table-cell table:formula="of:=(COUNTIF([.C6:.AG6];&quot;H&quot;)*1)+(COUNTIF([.C6:.AG6];&quot;H1&quot;)*0.5)+(COUNTIF([.C6:.AG6];&quot;H2&quot;)*0.5)+(COUNTIF([.C6:.AG6];&quot;Q&quot;)*0.25)+(COUNTIF([.C6:.AG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31"/>
          <table:table-cell table:formula="of:=(COUNTIF([.C7:.AG7];&quot;H&quot;)*1)+(COUNTIF([.C7:.AG7];&quot;H1&quot;)*0.5)+(COUNTIF([.C7:.AG7];&quot;H2&quot;)*0.5)+(COUNTIF([.C7:.AG7];&quot;Q&quot;)*0.25)+(COUNTIF([.C7:.AG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7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31"/>
          <table:table-cell table:formula="of:=(COUNTIF([.C8:.AG8];&quot;H&quot;)*1)+(COUNTIF([.C8:.AG8];&quot;H1&quot;)*0.5)+(COUNTIF([.C8:.AG8];&quot;H2&quot;)*0.5)+(COUNTIF([.C8:.AG8];&quot;Q&quot;)*0.25)+(COUNTIF([.C8:.AG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7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31"/>
          <table:table-cell table:formula="of:=(COUNTIF([.C9:.AG9];&quot;H&quot;)*1)+(COUNTIF([.C9:.AG9];&quot;H1&quot;)*0.5)+(COUNTIF([.C9:.AG9];&quot;H2&quot;)*0.5)+(COUNTIF([.C9:.AG9];&quot;Q&quot;)*0.25)+(COUNTIF([.C9:.AG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7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31"/>
          <table:table-cell table:formula="of:=(COUNTIF([.C10:.AG10];&quot;H&quot;)*1)+(COUNTIF([.C10:.AG10];&quot;H1&quot;)*0.5)+(COUNTIF([.C10:.AG10];&quot;H2&quot;)*0.5)+(COUNTIF([.C10:.AG10];&quot;Q&quot;)*0.25)+(COUNTIF([.C10:.AG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7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31"/>
          <table:table-cell table:formula="of:=(COUNTIF([.C11:.AG11];&quot;H&quot;)*1)+(COUNTIF([.C11:.AG11];&quot;H1&quot;)*0.5)+(COUNTIF([.C11:.AG11];&quot;H2&quot;)*0.5)+(COUNTIF([.C11:.AG11];&quot;Q&quot;)*0.25)+(COUNTIF([.C11:.AG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E</text:p>
          </table:table-cell>
          <table:table-cell table:number-columns-repeated="987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31"/>
          <table:table-cell table:formula="of:=(COUNTIF([.C12:.AG12];&quot;H&quot;)*1)+(COUNTIF([.C12:.AG12];&quot;H1&quot;)*0.5)+(COUNTIF([.C12:.AG12];&quot;H2&quot;)*0.5)+(COUNTIF([.C12:.AG12];&quot;Q&quot;)*0.25)+(COUNTIF([.C12:.AG12];&quot;E&quot;)*1)" office:value-type="float" office:value="0">
            <text:p>0</text:p>
          </table:table-cell>
          <table:table-cell/>
          <table:table-cell table:style-name="Default"/>
          <table:table-cell table:number-columns-repeated="988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31"/>
          <table:table-cell table:formula="of:=(COUNTIF([.C13:.AG13];&quot;H&quot;)*1)+(COUNTIF([.C13:.AG13];&quot;H1&quot;)*0.5)+(COUNTIF([.C13:.AG13];&quot;H2&quot;)*0.5)+(COUNTIF([.C13:.AG13];&quot;Q&quot;)*0.25)+(COUNTIF([.C13:.AG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31"/>
          <table:table-cell table:formula="of:=(COUNTIF([.C14:.AG14];&quot;H&quot;)*1)+(COUNTIF([.C14:.AG14];&quot;H1&quot;)*0.5)+(COUNTIF([.C14:.AG14];&quot;H2&quot;)*0.5)+(COUNTIF([.C14:.AG14];&quot;Q&quot;)*0.25)+(COUNTIF([.C14:.AG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7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31"/>
          <table:table-cell table:formula="of:=(COUNTIF([.C15:.AG15];&quot;H&quot;)*1)+(COUNTIF([.C15:.AG15];&quot;H1&quot;)*0.5)+(COUNTIF([.C15:.AG15];&quot;H2&quot;)*0.5)+(COUNTIF([.C15:.AG15];&quot;Q&quot;)*0.25)+(COUNTIF([.C15:.AG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Time off In Lieu</text:p>
          </table:table-cell>
          <table:table-cell table:style-name="ce20" office:value-type="string">
            <text:p>L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ustom non-deductible</text:p>
          </table:table-cell>
          <table:table-cell table:style-name="ce25" office:value-type="string">
            <text:p>N</text:p>
          </table:table-cell>
          <table:table-cell table:number-columns-repeated="987"/>
        </table:table-row>
      </table:table>
      <table:table table:name="June 2024" table:style-name="ta6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4"/>
        <table:table-column table:style-name="co3" table:number-columns-repeated="5" table:default-cell-style-name="ce35"/>
        <table:table-column table:style-name="co3" table:number-columns-repeated="2" table:default-cell-style-name="ce34"/>
        <table:table-column table:style-name="co3" table:number-columns-repeated="5" table:default-cell-style-name="ce35"/>
        <table:table-column table:style-name="co3" table:number-columns-repeated="2" table:default-cell-style-name="ce34"/>
        <table:table-column table:style-name="co3" table:number-columns-repeated="5" table:default-cell-style-name="ce35"/>
        <table:table-column table:style-name="co3" table:number-columns-repeated="2" table:default-cell-style-name="ce34"/>
        <table:table-column table:style-name="co3" table:number-columns-repeated="5" table:default-cell-style-name="ce35"/>
        <table:table-column table:style-name="co3" table:number-columns-repeated="2" table:default-cell-style-name="ce34"/>
        <table:table-column table:style-name="co3" table:default-cell-style-name="ce35"/>
        <table:table-column table:style-name="co4" table:default-cell-style-name="ce12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8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30" table:number-rows-spanned="1">
            <text:p>2024</text:p>
          </table:table-cell>
          <table:covered-table-cell table:number-columns-repeated="29" table:style-name="ce8"/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1">
          <table:table-cell/>
          <table:table-cell table:style-name="Default"/>
          <table:table-cell table:style-name="ce3" office:value-type="string" table:number-columns-spanned="2" table:number-rows-spanned="1">
            <text:p>Week 22</text:p>
          </table:table-cell>
          <table:covered-table-cell table:style-name="ce8"/>
          <table:table-cell table:style-name="ce3" office:value-type="string" table:number-columns-spanned="7" table:number-rows-spanned="1">
            <text:p>Week 23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24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25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26</text:p>
          </table:table-cell>
          <table:covered-table-cell table:number-columns-repeated="6" table:style-name="ce8"/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1"/>
          <table:table-cell table:number-columns-repeated="30" table:style-name="ce4" office:value-type="string">
            <text:p>Jun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8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8"/>
        </table:table-row>
        <table:table-row table:style-name="ro1">
          <table:table-cell/>
          <table:table-cell table:style-name="ce1"/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8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30"/>
          <table:table-cell table:formula="of:=(COUNTIF([.C6:.AF6];&quot;H&quot;)*1)+(COUNTIF([.C6:.AF6];&quot;H1&quot;)*0.5)+(COUNTIF([.C6:.AF6];&quot;H2&quot;)*0.5)+(COUNTIF([.C6:.AF6];&quot;Q&quot;)*0.25)+(COUNTIF([.C6:.AF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8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30"/>
          <table:table-cell table:formula="of:=(COUNTIF([.C7:.AF7];&quot;H&quot;)*1)+(COUNTIF([.C7:.AF7];&quot;H1&quot;)*0.5)+(COUNTIF([.C7:.AF7];&quot;H2&quot;)*0.5)+(COUNTIF([.C7:.AF7];&quot;Q&quot;)*0.25)+(COUNTIF([.C7:.AF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8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30"/>
          <table:table-cell table:formula="of:=(COUNTIF([.C8:.AF8];&quot;H&quot;)*1)+(COUNTIF([.C8:.AF8];&quot;H1&quot;)*0.5)+(COUNTIF([.C8:.AF8];&quot;H2&quot;)*0.5)+(COUNTIF([.C8:.AF8];&quot;Q&quot;)*0.25)+(COUNTIF([.C8:.AF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8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30"/>
          <table:table-cell table:formula="of:=(COUNTIF([.C9:.AF9];&quot;H&quot;)*1)+(COUNTIF([.C9:.AF9];&quot;H1&quot;)*0.5)+(COUNTIF([.C9:.AF9];&quot;H2&quot;)*0.5)+(COUNTIF([.C9:.AF9];&quot;Q&quot;)*0.25)+(COUNTIF([.C9:.AF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8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30"/>
          <table:table-cell table:formula="of:=(COUNTIF([.C10:.AF10];&quot;H&quot;)*1)+(COUNTIF([.C10:.AF10];&quot;H1&quot;)*0.5)+(COUNTIF([.C10:.AF10];&quot;H2&quot;)*0.5)+(COUNTIF([.C10:.AF10];&quot;Q&quot;)*0.25)+(COUNTIF([.C10:.AF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8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30"/>
          <table:table-cell table:formula="of:=(COUNTIF([.C11:.AF11];&quot;H&quot;)*1)+(COUNTIF([.C11:.AF11];&quot;H1&quot;)*0.5)+(COUNTIF([.C11:.AF11];&quot;H2&quot;)*0.5)+(COUNTIF([.C11:.AF11];&quot;Q&quot;)*0.25)+(COUNTIF([.C11:.AF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E</text:p>
          </table:table-cell>
          <table:table-cell table:number-columns-repeated="988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30"/>
          <table:table-cell table:formula="of:=(COUNTIF([.C12:.AF12];&quot;H&quot;)*1)+(COUNTIF([.C12:.AF12];&quot;H1&quot;)*0.5)+(COUNTIF([.C12:.AF12];&quot;H2&quot;)*0.5)+(COUNTIF([.C12:.AF12];&quot;Q&quot;)*0.25)+(COUNTIF([.C12:.AF12];&quot;E&quot;)*1)" office:value-type="float" office:value="0">
            <text:p>0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30"/>
          <table:table-cell table:formula="of:=(COUNTIF([.C13:.AF13];&quot;H&quot;)*1)+(COUNTIF([.C13:.AF13];&quot;H1&quot;)*0.5)+(COUNTIF([.C13:.AF13];&quot;H2&quot;)*0.5)+(COUNTIF([.C13:.AF13];&quot;Q&quot;)*0.25)+(COUNTIF([.C13:.AF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8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30"/>
          <table:table-cell table:formula="of:=(COUNTIF([.C14:.AF14];&quot;H&quot;)*1)+(COUNTIF([.C14:.AF14];&quot;H1&quot;)*0.5)+(COUNTIF([.C14:.AF14];&quot;H2&quot;)*0.5)+(COUNTIF([.C14:.AF14];&quot;Q&quot;)*0.25)+(COUNTIF([.C14:.AF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8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30"/>
          <table:table-cell table:formula="of:=(COUNTIF([.C15:.AF15];&quot;H&quot;)*1)+(COUNTIF([.C15:.AF15];&quot;H1&quot;)*0.5)+(COUNTIF([.C15:.AF15];&quot;H2&quot;)*0.5)+(COUNTIF([.C15:.AF15];&quot;Q&quot;)*0.25)+(COUNTIF([.C15:.AF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Time off In Lieu</text:p>
          </table:table-cell>
          <table:table-cell table:style-name="ce20" office:value-type="string">
            <text:p>L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Custom non-deductible</text:p>
          </table:table-cell>
          <table:table-cell table:style-name="ce25" office:value-type="string">
            <text:p>N</text:p>
          </table:table-cell>
          <table:table-cell table:number-columns-repeated="988"/>
        </table:table-row>
      </table:table>
      <table:table table:name="July 2024" table:style-name="ta7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ce36"/>
        <table:table-column table:style-name="co3" table:number-columns-repeated="2" table:default-cell-style-name="ce37"/>
        <table:table-column table:style-name="co3" table:number-columns-repeated="5" table:default-cell-style-name="ce36"/>
        <table:table-column table:style-name="co3" table:number-columns-repeated="2" table:default-cell-style-name="ce37"/>
        <table:table-column table:style-name="co3" table:number-columns-repeated="5" table:default-cell-style-name="ce36"/>
        <table:table-column table:style-name="co3" table:number-columns-repeated="2" table:default-cell-style-name="ce37"/>
        <table:table-column table:style-name="co3" table:number-columns-repeated="5" table:default-cell-style-name="ce36"/>
        <table:table-column table:style-name="co3" table:number-columns-repeated="2" table:default-cell-style-name="ce37"/>
        <table:table-column table:style-name="co3" table:number-columns-repeated="4" table:default-cell-style-name="ce36"/>
        <table:table-column table:style-name="co4" table:default-cell-style-name="ce12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7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31" table:number-rows-spanned="1">
            <text:p>2024</text:p>
          </table:table-cell>
          <table:covered-table-cell table:number-columns-repeated="30"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Default"/>
          <table:table-cell table:style-name="ce3" office:value-type="string" table:number-columns-spanned="7" table:number-rows-spanned="1">
            <text:p>Week 27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28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29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30</text:p>
          </table:table-cell>
          <table:covered-table-cell table:number-columns-repeated="6" table:style-name="ce8"/>
          <table:table-cell table:style-name="ce3" office:value-type="string" table:number-columns-spanned="3" table:number-rows-spanned="1">
            <text:p>Week 31</text:p>
          </table:table-cell>
          <table:covered-table-cell table:number-columns-repeated="2"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ce1"/>
          <table:table-cell table:number-columns-repeated="31" table:style-name="ce4" office:value-type="string">
            <text:p>Jul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7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1">
          <table:table-cell/>
          <table:table-cell table:style-name="ce1"/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31"/>
          <table:table-cell table:formula="of:=(COUNTIF([.C6:.AG6];&quot;H&quot;)*1)+(COUNTIF([.C6:.AG6];&quot;H1&quot;)*0.5)+(COUNTIF([.C6:.AG6];&quot;H2&quot;)*0.5)+(COUNTIF([.C6:.AG6];&quot;Q&quot;)*0.25)+(COUNTIF([.C6:.AG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31"/>
          <table:table-cell table:formula="of:=(COUNTIF([.C7:.AG7];&quot;H&quot;)*1)+(COUNTIF([.C7:.AG7];&quot;H1&quot;)*0.5)+(COUNTIF([.C7:.AG7];&quot;H2&quot;)*0.5)+(COUNTIF([.C7:.AG7];&quot;Q&quot;)*0.25)+(COUNTIF([.C7:.AG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7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31"/>
          <table:table-cell table:formula="of:=(COUNTIF([.C8:.AG8];&quot;H&quot;)*1)+(COUNTIF([.C8:.AG8];&quot;H1&quot;)*0.5)+(COUNTIF([.C8:.AG8];&quot;H2&quot;)*0.5)+(COUNTIF([.C8:.AG8];&quot;Q&quot;)*0.25)+(COUNTIF([.C8:.AG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7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31"/>
          <table:table-cell table:formula="of:=(COUNTIF([.C9:.AG9];&quot;H&quot;)*1)+(COUNTIF([.C9:.AG9];&quot;H1&quot;)*0.5)+(COUNTIF([.C9:.AG9];&quot;H2&quot;)*0.5)+(COUNTIF([.C9:.AG9];&quot;Q&quot;)*0.25)+(COUNTIF([.C9:.AG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7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31"/>
          <table:table-cell table:formula="of:=(COUNTIF([.C10:.AG10];&quot;H&quot;)*1)+(COUNTIF([.C10:.AG10];&quot;H1&quot;)*0.5)+(COUNTIF([.C10:.AG10];&quot;H2&quot;)*0.5)+(COUNTIF([.C10:.AG10];&quot;Q&quot;)*0.25)+(COUNTIF([.C10:.AG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7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31"/>
          <table:table-cell table:formula="of:=(COUNTIF([.C11:.AG11];&quot;H&quot;)*1)+(COUNTIF([.C11:.AG11];&quot;H1&quot;)*0.5)+(COUNTIF([.C11:.AG11];&quot;H2&quot;)*0.5)+(COUNTIF([.C11:.AG11];&quot;Q&quot;)*0.25)+(COUNTIF([.C11:.AG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E</text:p>
          </table:table-cell>
          <table:table-cell table:number-columns-repeated="987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31"/>
          <table:table-cell table:formula="of:=(COUNTIF([.C12:.AG12];&quot;H&quot;)*1)+(COUNTIF([.C12:.AG12];&quot;H1&quot;)*0.5)+(COUNTIF([.C12:.AG12];&quot;H2&quot;)*0.5)+(COUNTIF([.C12:.AG12];&quot;Q&quot;)*0.25)+(COUNTIF([.C12:.AG12];&quot;E&quot;)*1)" office:value-type="float" office:value="0">
            <text:p>0</text:p>
          </table:table-cell>
          <table:table-cell/>
          <table:table-cell table:style-name="Default"/>
          <table:table-cell table:number-columns-repeated="988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31"/>
          <table:table-cell table:formula="of:=(COUNTIF([.C13:.AG13];&quot;H&quot;)*1)+(COUNTIF([.C13:.AG13];&quot;H1&quot;)*0.5)+(COUNTIF([.C13:.AG13];&quot;H2&quot;)*0.5)+(COUNTIF([.C13:.AG13];&quot;Q&quot;)*0.25)+(COUNTIF([.C13:.AG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31"/>
          <table:table-cell table:formula="of:=(COUNTIF([.C14:.AG14];&quot;H&quot;)*1)+(COUNTIF([.C14:.AG14];&quot;H1&quot;)*0.5)+(COUNTIF([.C14:.AG14];&quot;H2&quot;)*0.5)+(COUNTIF([.C14:.AG14];&quot;Q&quot;)*0.25)+(COUNTIF([.C14:.AG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7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31"/>
          <table:table-cell table:formula="of:=(COUNTIF([.C15:.AG15];&quot;H&quot;)*1)+(COUNTIF([.C15:.AG15];&quot;H1&quot;)*0.5)+(COUNTIF([.C15:.AG15];&quot;H2&quot;)*0.5)+(COUNTIF([.C15:.AG15];&quot;Q&quot;)*0.25)+(COUNTIF([.C15:.AG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Time off In Lieu</text:p>
          </table:table-cell>
          <table:table-cell table:style-name="ce20" office:value-type="string">
            <text:p>L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ustom non-deductible</text:p>
          </table:table-cell>
          <table:table-cell table:style-name="ce25" office:value-type="string">
            <text:p>N</text:p>
          </table:table-cell>
          <table:table-cell table:number-columns-repeated="987"/>
        </table:table-row>
      </table:table>
      <table:table table:name="August 2024" table:style-name="ta8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8"/>
        <table:table-column table:style-name="co3" table:number-columns-repeated="2" table:default-cell-style-name="ce39"/>
        <table:table-column table:style-name="co3" table:number-columns-repeated="5" table:default-cell-style-name="ce38"/>
        <table:table-column table:style-name="co3" table:number-columns-repeated="2" table:default-cell-style-name="ce39"/>
        <table:table-column table:style-name="co3" table:number-columns-repeated="5" table:default-cell-style-name="ce38"/>
        <table:table-column table:style-name="co3" table:number-columns-repeated="2" table:default-cell-style-name="ce39"/>
        <table:table-column table:style-name="co3" table:number-columns-repeated="5" table:default-cell-style-name="ce38"/>
        <table:table-column table:style-name="co3" table:number-columns-repeated="2" table:default-cell-style-name="ce39"/>
        <table:table-column table:style-name="co3" table:number-columns-repeated="5" table:default-cell-style-name="ce38"/>
        <table:table-column table:style-name="co3" table:number-columns-repeated="2" table:default-cell-style-name="ce39"/>
        <table:table-column table:style-name="co4" table:default-cell-style-name="ce12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7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31" table:number-rows-spanned="1">
            <text:p>2024</text:p>
          </table:table-cell>
          <table:covered-table-cell table:number-columns-repeated="30"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Default"/>
          <table:table-cell table:style-name="ce3" office:value-type="string" table:number-columns-spanned="4" table:number-rows-spanned="1">
            <text:p>Week 31</text:p>
          </table:table-cell>
          <table:covered-table-cell table:number-columns-repeated="3" table:style-name="ce8"/>
          <table:table-cell table:style-name="ce3" office:value-type="string" table:number-columns-spanned="7" table:number-rows-spanned="1">
            <text:p>Week 32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33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34</text:p>
          </table:table-cell>
          <table:covered-table-cell table:number-columns-repeated="6" table:style-name="ce8"/>
          <table:table-cell table:style-name="ce3" office:value-type="string" table:number-columns-spanned="6" table:number-rows-spanned="1">
            <text:p>Week 35</text:p>
          </table:table-cell>
          <table:covered-table-cell table:number-columns-repeated="5"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ce1"/>
          <table:table-cell table:number-columns-repeated="31" table:style-name="ce4" office:value-type="string">
            <text:p>Aug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7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1">
          <table:table-cell/>
          <table:table-cell table:style-name="ce1"/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31"/>
          <table:table-cell table:formula="of:=(COUNTIF([.C6:.AG6];&quot;H&quot;)*1)+(COUNTIF([.C6:.AG6];&quot;H1&quot;)*0.5)+(COUNTIF([.C6:.AG6];&quot;H2&quot;)*0.5)+(COUNTIF([.C6:.AG6];&quot;Q&quot;)*0.25)+(COUNTIF([.C6:.AG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31"/>
          <table:table-cell table:formula="of:=(COUNTIF([.C7:.AG7];&quot;H&quot;)*1)+(COUNTIF([.C7:.AG7];&quot;H1&quot;)*0.5)+(COUNTIF([.C7:.AG7];&quot;H2&quot;)*0.5)+(COUNTIF([.C7:.AG7];&quot;Q&quot;)*0.25)+(COUNTIF([.C7:.AG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7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31"/>
          <table:table-cell table:formula="of:=(COUNTIF([.C8:.AG8];&quot;H&quot;)*1)+(COUNTIF([.C8:.AG8];&quot;H1&quot;)*0.5)+(COUNTIF([.C8:.AG8];&quot;H2&quot;)*0.5)+(COUNTIF([.C8:.AG8];&quot;Q&quot;)*0.25)+(COUNTIF([.C8:.AG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7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31"/>
          <table:table-cell table:formula="of:=(COUNTIF([.C9:.AG9];&quot;H&quot;)*1)+(COUNTIF([.C9:.AG9];&quot;H1&quot;)*0.5)+(COUNTIF([.C9:.AG9];&quot;H2&quot;)*0.5)+(COUNTIF([.C9:.AG9];&quot;Q&quot;)*0.25)+(COUNTIF([.C9:.AG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7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31"/>
          <table:table-cell table:formula="of:=(COUNTIF([.C10:.AG10];&quot;H&quot;)*1)+(COUNTIF([.C10:.AG10];&quot;H1&quot;)*0.5)+(COUNTIF([.C10:.AG10];&quot;H2&quot;)*0.5)+(COUNTIF([.C10:.AG10];&quot;Q&quot;)*0.25)+(COUNTIF([.C10:.AG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7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31"/>
          <table:table-cell table:formula="of:=(COUNTIF([.C11:.AG11];&quot;H&quot;)*1)+(COUNTIF([.C11:.AG11];&quot;H1&quot;)*0.5)+(COUNTIF([.C11:.AG11];&quot;H2&quot;)*0.5)+(COUNTIF([.C11:.AG11];&quot;Q&quot;)*0.25)+(COUNTIF([.C11:.AG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E</text:p>
          </table:table-cell>
          <table:table-cell table:number-columns-repeated="987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31"/>
          <table:table-cell table:formula="of:=(COUNTIF([.C12:.AG12];&quot;H&quot;)*1)+(COUNTIF([.C12:.AG12];&quot;H1&quot;)*0.5)+(COUNTIF([.C12:.AG12];&quot;H2&quot;)*0.5)+(COUNTIF([.C12:.AG12];&quot;Q&quot;)*0.25)+(COUNTIF([.C12:.AG12];&quot;E&quot;)*1)" office:value-type="float" office:value="0">
            <text:p>0</text:p>
          </table:table-cell>
          <table:table-cell/>
          <table:table-cell table:style-name="Default"/>
          <table:table-cell table:number-columns-repeated="988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31"/>
          <table:table-cell table:formula="of:=(COUNTIF([.C13:.AG13];&quot;H&quot;)*1)+(COUNTIF([.C13:.AG13];&quot;H1&quot;)*0.5)+(COUNTIF([.C13:.AG13];&quot;H2&quot;)*0.5)+(COUNTIF([.C13:.AG13];&quot;Q&quot;)*0.25)+(COUNTIF([.C13:.AG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31"/>
          <table:table-cell table:formula="of:=(COUNTIF([.C14:.AG14];&quot;H&quot;)*1)+(COUNTIF([.C14:.AG14];&quot;H1&quot;)*0.5)+(COUNTIF([.C14:.AG14];&quot;H2&quot;)*0.5)+(COUNTIF([.C14:.AG14];&quot;Q&quot;)*0.25)+(COUNTIF([.C14:.AG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7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31"/>
          <table:table-cell table:formula="of:=(COUNTIF([.C15:.AG15];&quot;H&quot;)*1)+(COUNTIF([.C15:.AG15];&quot;H1&quot;)*0.5)+(COUNTIF([.C15:.AG15];&quot;H2&quot;)*0.5)+(COUNTIF([.C15:.AG15];&quot;Q&quot;)*0.25)+(COUNTIF([.C15:.AG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Time off In Lieu</text:p>
          </table:table-cell>
          <table:table-cell table:style-name="ce20" office:value-type="string">
            <text:p>L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ustom non-deductible</text:p>
          </table:table-cell>
          <table:table-cell table:style-name="ce25" office:value-type="string">
            <text:p>N</text:p>
          </table:table-cell>
          <table:table-cell table:number-columns-repeated="987"/>
        </table:table-row>
      </table:table>
      <table:table table:name="September 2024" table:style-name="ta9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40"/>
        <table:table-column table:style-name="co3" table:number-columns-repeated="2" table:default-cell-style-name="ce41"/>
        <table:table-column table:style-name="co3" table:number-columns-repeated="5" table:default-cell-style-name="ce40"/>
        <table:table-column table:style-name="co3" table:number-columns-repeated="2" table:default-cell-style-name="ce41"/>
        <table:table-column table:style-name="co3" table:number-columns-repeated="5" table:default-cell-style-name="ce40"/>
        <table:table-column table:style-name="co3" table:number-columns-repeated="2" table:default-cell-style-name="ce41"/>
        <table:table-column table:style-name="co3" table:number-columns-repeated="5" table:default-cell-style-name="ce40"/>
        <table:table-column table:style-name="co3" table:number-columns-repeated="2" table:default-cell-style-name="ce41"/>
        <table:table-column table:style-name="co3" table:number-columns-repeated="2" table:default-cell-style-name="ce40"/>
        <table:table-column table:style-name="co4" table:default-cell-style-name="ce12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8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30" table:number-rows-spanned="1">
            <text:p>2024</text:p>
          </table:table-cell>
          <table:covered-table-cell table:number-columns-repeated="29" table:style-name="ce8"/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1">
          <table:table-cell/>
          <table:table-cell table:style-name="Default"/>
          <table:table-cell table:style-name="ce8" office:value-type="string">
            <text:p>W35</text:p>
          </table:table-cell>
          <table:table-cell table:style-name="ce3" office:value-type="string" table:number-columns-spanned="7" table:number-rows-spanned="1">
            <text:p>Week 36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37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38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39</text:p>
          </table:table-cell>
          <table:covered-table-cell table:number-columns-repeated="6" table:style-name="ce8"/>
          <table:table-cell table:style-name="ce8" office:value-type="string">
            <text:p>W40</text:p>
          </table:table-cell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1"/>
          <table:table-cell table:number-columns-repeated="30" table:style-name="ce4" office:value-type="string">
            <text:p>Sep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8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8"/>
        </table:table-row>
        <table:table-row table:style-name="ro1">
          <table:table-cell/>
          <table:table-cell table:style-name="ce1"/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8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30"/>
          <table:table-cell table:formula="of:=(COUNTIF([.C6:.AF6];&quot;H&quot;)*1)+(COUNTIF([.C6:.AF6];&quot;H1&quot;)*0.5)+(COUNTIF([.C6:.AF6];&quot;H2&quot;)*0.5)+(COUNTIF([.C6:.AF6];&quot;Q&quot;)*0.25)+(COUNTIF([.C6:.AF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8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30"/>
          <table:table-cell table:formula="of:=(COUNTIF([.C7:.AF7];&quot;H&quot;)*1)+(COUNTIF([.C7:.AF7];&quot;H1&quot;)*0.5)+(COUNTIF([.C7:.AF7];&quot;H2&quot;)*0.5)+(COUNTIF([.C7:.AF7];&quot;Q&quot;)*0.25)+(COUNTIF([.C7:.AF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8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30"/>
          <table:table-cell table:formula="of:=(COUNTIF([.C8:.AF8];&quot;H&quot;)*1)+(COUNTIF([.C8:.AF8];&quot;H1&quot;)*0.5)+(COUNTIF([.C8:.AF8];&quot;H2&quot;)*0.5)+(COUNTIF([.C8:.AF8];&quot;Q&quot;)*0.25)+(COUNTIF([.C8:.AF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8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30"/>
          <table:table-cell table:formula="of:=(COUNTIF([.C9:.AF9];&quot;H&quot;)*1)+(COUNTIF([.C9:.AF9];&quot;H1&quot;)*0.5)+(COUNTIF([.C9:.AF9];&quot;H2&quot;)*0.5)+(COUNTIF([.C9:.AF9];&quot;Q&quot;)*0.25)+(COUNTIF([.C9:.AF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8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30"/>
          <table:table-cell table:formula="of:=(COUNTIF([.C10:.AF10];&quot;H&quot;)*1)+(COUNTIF([.C10:.AF10];&quot;H1&quot;)*0.5)+(COUNTIF([.C10:.AF10];&quot;H2&quot;)*0.5)+(COUNTIF([.C10:.AF10];&quot;Q&quot;)*0.25)+(COUNTIF([.C10:.AF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8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30"/>
          <table:table-cell table:formula="of:=(COUNTIF([.C11:.AF11];&quot;H&quot;)*1)+(COUNTIF([.C11:.AF11];&quot;H1&quot;)*0.5)+(COUNTIF([.C11:.AF11];&quot;H2&quot;)*0.5)+(COUNTIF([.C11:.AF11];&quot;Q&quot;)*0.25)+(COUNTIF([.C11:.AF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E</text:p>
          </table:table-cell>
          <table:table-cell table:number-columns-repeated="988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30"/>
          <table:table-cell table:formula="of:=(COUNTIF([.C12:.AF12];&quot;H&quot;)*1)+(COUNTIF([.C12:.AF12];&quot;H1&quot;)*0.5)+(COUNTIF([.C12:.AF12];&quot;H2&quot;)*0.5)+(COUNTIF([.C12:.AF12];&quot;Q&quot;)*0.25)+(COUNTIF([.C12:.AF12];&quot;E&quot;)*1)" office:value-type="float" office:value="0">
            <text:p>0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30"/>
          <table:table-cell table:formula="of:=(COUNTIF([.C13:.AF13];&quot;H&quot;)*1)+(COUNTIF([.C13:.AF13];&quot;H1&quot;)*0.5)+(COUNTIF([.C13:.AF13];&quot;H2&quot;)*0.5)+(COUNTIF([.C13:.AF13];&quot;Q&quot;)*0.25)+(COUNTIF([.C13:.AF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8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30"/>
          <table:table-cell table:formula="of:=(COUNTIF([.C14:.AF14];&quot;H&quot;)*1)+(COUNTIF([.C14:.AF14];&quot;H1&quot;)*0.5)+(COUNTIF([.C14:.AF14];&quot;H2&quot;)*0.5)+(COUNTIF([.C14:.AF14];&quot;Q&quot;)*0.25)+(COUNTIF([.C14:.AF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8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30"/>
          <table:table-cell table:formula="of:=(COUNTIF([.C15:.AF15];&quot;H&quot;)*1)+(COUNTIF([.C15:.AF15];&quot;H1&quot;)*0.5)+(COUNTIF([.C15:.AF15];&quot;H2&quot;)*0.5)+(COUNTIF([.C15:.AF15];&quot;Q&quot;)*0.25)+(COUNTIF([.C15:.AF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Time off In Lieu</text:p>
          </table:table-cell>
          <table:table-cell table:style-name="ce20" office:value-type="string">
            <text:p>L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Custom non-deductible</text:p>
          </table:table-cell>
          <table:table-cell table:style-name="ce25" office:value-type="string">
            <text:p>N</text:p>
          </table:table-cell>
          <table:table-cell table:number-columns-repeated="988"/>
        </table:table-row>
      </table:table>
      <table:table table:name="October 2024" table:style-name="ta10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42"/>
        <table:table-column table:style-name="co3" table:number-columns-repeated="2" table:default-cell-style-name="ce43"/>
        <table:table-column table:style-name="co3" table:number-columns-repeated="5" table:default-cell-style-name="ce42"/>
        <table:table-column table:style-name="co3" table:number-columns-repeated="2" table:default-cell-style-name="ce43"/>
        <table:table-column table:style-name="co3" table:number-columns-repeated="5" table:default-cell-style-name="ce42"/>
        <table:table-column table:style-name="co3" table:number-columns-repeated="2" table:default-cell-style-name="ce43"/>
        <table:table-column table:style-name="co3" table:number-columns-repeated="5" table:default-cell-style-name="ce42"/>
        <table:table-column table:style-name="co3" table:number-columns-repeated="2" table:default-cell-style-name="ce43"/>
        <table:table-column table:style-name="co3" table:number-columns-repeated="5" table:default-cell-style-name="ce42"/>
        <table:table-column table:style-name="co4" table:default-cell-style-name="ce12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7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31" table:number-rows-spanned="1">
            <text:p>2024</text:p>
          </table:table-cell>
          <table:covered-table-cell table:number-columns-repeated="30"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Default"/>
          <table:table-cell table:style-name="ce3" office:value-type="string" table:number-columns-spanned="6" table:number-rows-spanned="1">
            <text:p>Week 40</text:p>
          </table:table-cell>
          <table:covered-table-cell table:number-columns-repeated="5" table:style-name="ce8"/>
          <table:table-cell table:style-name="ce3" office:value-type="string" table:number-columns-spanned="7" table:number-rows-spanned="1">
            <text:p>Week 41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42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43</text:p>
          </table:table-cell>
          <table:covered-table-cell table:number-columns-repeated="6" table:style-name="ce8"/>
          <table:table-cell table:style-name="ce3" office:value-type="string" table:number-columns-spanned="4" table:number-rows-spanned="1">
            <text:p>Week 44</text:p>
          </table:table-cell>
          <table:covered-table-cell table:number-columns-repeated="3"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ce1"/>
          <table:table-cell table:number-columns-repeated="31" table:style-name="ce4" office:value-type="string">
            <text:p>Oct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7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1">
          <table:table-cell/>
          <table:table-cell table:style-name="ce1"/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31"/>
          <table:table-cell table:formula="of:=(COUNTIF([.C6:.AG6];&quot;H&quot;)*1)+(COUNTIF([.C6:.AG6];&quot;H1&quot;)*0.5)+(COUNTIF([.C6:.AG6];&quot;H2&quot;)*0.5)+(COUNTIF([.C6:.AG6];&quot;Q&quot;)*0.25)+(COUNTIF([.C6:.AG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31"/>
          <table:table-cell table:formula="of:=(COUNTIF([.C7:.AG7];&quot;H&quot;)*1)+(COUNTIF([.C7:.AG7];&quot;H1&quot;)*0.5)+(COUNTIF([.C7:.AG7];&quot;H2&quot;)*0.5)+(COUNTIF([.C7:.AG7];&quot;Q&quot;)*0.25)+(COUNTIF([.C7:.AG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7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31"/>
          <table:table-cell table:formula="of:=(COUNTIF([.C8:.AG8];&quot;H&quot;)*1)+(COUNTIF([.C8:.AG8];&quot;H1&quot;)*0.5)+(COUNTIF([.C8:.AG8];&quot;H2&quot;)*0.5)+(COUNTIF([.C8:.AG8];&quot;Q&quot;)*0.25)+(COUNTIF([.C8:.AG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7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31"/>
          <table:table-cell table:formula="of:=(COUNTIF([.C9:.AG9];&quot;H&quot;)*1)+(COUNTIF([.C9:.AG9];&quot;H1&quot;)*0.5)+(COUNTIF([.C9:.AG9];&quot;H2&quot;)*0.5)+(COUNTIF([.C9:.AG9];&quot;Q&quot;)*0.25)+(COUNTIF([.C9:.AG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7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31"/>
          <table:table-cell table:formula="of:=(COUNTIF([.C10:.AG10];&quot;H&quot;)*1)+(COUNTIF([.C10:.AG10];&quot;H1&quot;)*0.5)+(COUNTIF([.C10:.AG10];&quot;H2&quot;)*0.5)+(COUNTIF([.C10:.AG10];&quot;Q&quot;)*0.25)+(COUNTIF([.C10:.AG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7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31"/>
          <table:table-cell table:formula="of:=(COUNTIF([.C11:.AG11];&quot;H&quot;)*1)+(COUNTIF([.C11:.AG11];&quot;H1&quot;)*0.5)+(COUNTIF([.C11:.AG11];&quot;H2&quot;)*0.5)+(COUNTIF([.C11:.AG11];&quot;Q&quot;)*0.25)+(COUNTIF([.C11:.AG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E</text:p>
          </table:table-cell>
          <table:table-cell table:number-columns-repeated="987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31"/>
          <table:table-cell table:formula="of:=(COUNTIF([.C12:.AG12];&quot;H&quot;)*1)+(COUNTIF([.C12:.AG12];&quot;H1&quot;)*0.5)+(COUNTIF([.C12:.AG12];&quot;H2&quot;)*0.5)+(COUNTIF([.C12:.AG12];&quot;Q&quot;)*0.25)+(COUNTIF([.C12:.AG12];&quot;E&quot;)*1)" office:value-type="float" office:value="0">
            <text:p>0</text:p>
          </table:table-cell>
          <table:table-cell/>
          <table:table-cell table:style-name="Default"/>
          <table:table-cell table:number-columns-repeated="988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31"/>
          <table:table-cell table:formula="of:=(COUNTIF([.C13:.AG13];&quot;H&quot;)*1)+(COUNTIF([.C13:.AG13];&quot;H1&quot;)*0.5)+(COUNTIF([.C13:.AG13];&quot;H2&quot;)*0.5)+(COUNTIF([.C13:.AG13];&quot;Q&quot;)*0.25)+(COUNTIF([.C13:.AG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31"/>
          <table:table-cell table:formula="of:=(COUNTIF([.C14:.AG14];&quot;H&quot;)*1)+(COUNTIF([.C14:.AG14];&quot;H1&quot;)*0.5)+(COUNTIF([.C14:.AG14];&quot;H2&quot;)*0.5)+(COUNTIF([.C14:.AG14];&quot;Q&quot;)*0.25)+(COUNTIF([.C14:.AG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7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31"/>
          <table:table-cell table:formula="of:=(COUNTIF([.C15:.AG15];&quot;H&quot;)*1)+(COUNTIF([.C15:.AG15];&quot;H1&quot;)*0.5)+(COUNTIF([.C15:.AG15];&quot;H2&quot;)*0.5)+(COUNTIF([.C15:.AG15];&quot;Q&quot;)*0.25)+(COUNTIF([.C15:.AG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Time off In Lieu</text:p>
          </table:table-cell>
          <table:table-cell table:style-name="ce20" office:value-type="string">
            <text:p>L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ustom non-deductible</text:p>
          </table:table-cell>
          <table:table-cell table:style-name="ce25" office:value-type="string">
            <text:p>N</text:p>
          </table:table-cell>
          <table:table-cell table:number-columns-repeated="987"/>
        </table:table-row>
      </table:table>
      <table:table table:name="November 2024" table:style-name="ta1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44"/>
        <table:table-column table:style-name="co3" table:number-columns-repeated="5" table:default-cell-style-name="ce45"/>
        <table:table-column table:style-name="co3" table:number-columns-repeated="2" table:default-cell-style-name="ce44"/>
        <table:table-column table:style-name="co3" table:number-columns-repeated="5" table:default-cell-style-name="ce45"/>
        <table:table-column table:style-name="co3" table:number-columns-repeated="2" table:default-cell-style-name="ce44"/>
        <table:table-column table:style-name="co3" table:number-columns-repeated="5" table:default-cell-style-name="ce45"/>
        <table:table-column table:style-name="co3" table:number-columns-repeated="2" table:default-cell-style-name="ce44"/>
        <table:table-column table:style-name="co3" table:number-columns-repeated="5" table:default-cell-style-name="ce45"/>
        <table:table-column table:style-name="co3" table:number-columns-repeated="2" table:default-cell-style-name="ce44"/>
        <table:table-column table:style-name="co4" table:default-cell-style-name="ce12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8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30" table:number-rows-spanned="1">
            <text:p>2024</text:p>
          </table:table-cell>
          <table:covered-table-cell table:number-columns-repeated="29" table:style-name="ce8"/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1">
          <table:table-cell/>
          <table:table-cell table:style-name="Default"/>
          <table:table-cell table:style-name="ce3" office:value-type="string" table:number-columns-spanned="3" table:number-rows-spanned="1">
            <text:p>Week 44</text:p>
          </table:table-cell>
          <table:covered-table-cell table:number-columns-repeated="2" table:style-name="ce8"/>
          <table:table-cell table:style-name="ce3" office:value-type="string" table:number-columns-spanned="7" table:number-rows-spanned="1">
            <text:p>Week 45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46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47</text:p>
          </table:table-cell>
          <table:covered-table-cell table:number-columns-repeated="6" table:style-name="ce8"/>
          <table:table-cell table:style-name="ce3" office:value-type="string" table:number-columns-spanned="6" table:number-rows-spanned="1">
            <text:p>Week 48</text:p>
          </table:table-cell>
          <table:covered-table-cell table:number-columns-repeated="5" table:style-name="ce8"/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1"/>
          <table:table-cell table:number-columns-repeated="30" table:style-name="ce4" office:value-type="string">
            <text:p>Nov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8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8"/>
        </table:table-row>
        <table:table-row table:style-name="ro1">
          <table:table-cell/>
          <table:table-cell table:style-name="ce1"/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8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30"/>
          <table:table-cell table:formula="of:=(COUNTIF([.C6:.AF6];&quot;H&quot;)*1)+(COUNTIF([.C6:.AF6];&quot;H1&quot;)*0.5)+(COUNTIF([.C6:.AF6];&quot;H2&quot;)*0.5)+(COUNTIF([.C6:.AF6];&quot;Q&quot;)*0.25)+(COUNTIF([.C6:.AF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8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30"/>
          <table:table-cell table:formula="of:=(COUNTIF([.C7:.AF7];&quot;H&quot;)*1)+(COUNTIF([.C7:.AF7];&quot;H1&quot;)*0.5)+(COUNTIF([.C7:.AF7];&quot;H2&quot;)*0.5)+(COUNTIF([.C7:.AF7];&quot;Q&quot;)*0.25)+(COUNTIF([.C7:.AF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8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30"/>
          <table:table-cell table:formula="of:=(COUNTIF([.C8:.AF8];&quot;H&quot;)*1)+(COUNTIF([.C8:.AF8];&quot;H1&quot;)*0.5)+(COUNTIF([.C8:.AF8];&quot;H2&quot;)*0.5)+(COUNTIF([.C8:.AF8];&quot;Q&quot;)*0.25)+(COUNTIF([.C8:.AF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8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30"/>
          <table:table-cell table:formula="of:=(COUNTIF([.C9:.AF9];&quot;H&quot;)*1)+(COUNTIF([.C9:.AF9];&quot;H1&quot;)*0.5)+(COUNTIF([.C9:.AF9];&quot;H2&quot;)*0.5)+(COUNTIF([.C9:.AF9];&quot;Q&quot;)*0.25)+(COUNTIF([.C9:.AF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8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30"/>
          <table:table-cell table:formula="of:=(COUNTIF([.C10:.AF10];&quot;H&quot;)*1)+(COUNTIF([.C10:.AF10];&quot;H1&quot;)*0.5)+(COUNTIF([.C10:.AF10];&quot;H2&quot;)*0.5)+(COUNTIF([.C10:.AF10];&quot;Q&quot;)*0.25)+(COUNTIF([.C10:.AF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8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30"/>
          <table:table-cell table:formula="of:=(COUNTIF([.C11:.AF11];&quot;H&quot;)*1)+(COUNTIF([.C11:.AF11];&quot;H1&quot;)*0.5)+(COUNTIF([.C11:.AF11];&quot;H2&quot;)*0.5)+(COUNTIF([.C11:.AF11];&quot;Q&quot;)*0.25)+(COUNTIF([.C11:.AF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E</text:p>
          </table:table-cell>
          <table:table-cell table:number-columns-repeated="988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30"/>
          <table:table-cell table:formula="of:=(COUNTIF([.C12:.AF12];&quot;H&quot;)*1)+(COUNTIF([.C12:.AF12];&quot;H1&quot;)*0.5)+(COUNTIF([.C12:.AF12];&quot;H2&quot;)*0.5)+(COUNTIF([.C12:.AF12];&quot;Q&quot;)*0.25)+(COUNTIF([.C12:.AF12];&quot;E&quot;)*1)" office:value-type="float" office:value="0">
            <text:p>0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30"/>
          <table:table-cell table:formula="of:=(COUNTIF([.C13:.AF13];&quot;H&quot;)*1)+(COUNTIF([.C13:.AF13];&quot;H1&quot;)*0.5)+(COUNTIF([.C13:.AF13];&quot;H2&quot;)*0.5)+(COUNTIF([.C13:.AF13];&quot;Q&quot;)*0.25)+(COUNTIF([.C13:.AF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8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30"/>
          <table:table-cell table:formula="of:=(COUNTIF([.C14:.AF14];&quot;H&quot;)*1)+(COUNTIF([.C14:.AF14];&quot;H1&quot;)*0.5)+(COUNTIF([.C14:.AF14];&quot;H2&quot;)*0.5)+(COUNTIF([.C14:.AF14];&quot;Q&quot;)*0.25)+(COUNTIF([.C14:.AF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8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30"/>
          <table:table-cell table:formula="of:=(COUNTIF([.C15:.AF15];&quot;H&quot;)*1)+(COUNTIF([.C15:.AF15];&quot;H1&quot;)*0.5)+(COUNTIF([.C15:.AF15];&quot;H2&quot;)*0.5)+(COUNTIF([.C15:.AF15];&quot;Q&quot;)*0.25)+(COUNTIF([.C15:.AF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Time off In Lieu</text:p>
          </table:table-cell>
          <table:table-cell table:style-name="ce20" office:value-type="string">
            <text:p>L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8"/>
        </table:table-row>
        <table:table-row table:style-name="ro2">
          <table:table-cell/>
          <table:table-cell table:style-name="Default" table:number-columns-repeated="32"/>
          <table:table-cell/>
          <table:table-cell office:value-type="string">
            <text:p>Custom non-deductible</text:p>
          </table:table-cell>
          <table:table-cell table:style-name="ce25" office:value-type="string">
            <text:p>N</text:p>
          </table:table-cell>
          <table:table-cell table:number-columns-repeated="988"/>
        </table:table-row>
      </table:table>
      <table:table table:name="December 2024" table:style-name="ta1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46"/>
        <table:table-column table:style-name="co3" table:number-columns-repeated="2" table:default-cell-style-name="ce47"/>
        <table:table-column table:style-name="co3" table:number-columns-repeated="5" table:default-cell-style-name="ce46"/>
        <table:table-column table:style-name="co3" table:number-columns-repeated="2" table:default-cell-style-name="ce47"/>
        <table:table-column table:style-name="co3" table:number-columns-repeated="5" table:default-cell-style-name="ce46"/>
        <table:table-column table:style-name="co3" table:number-columns-repeated="2" table:default-cell-style-name="ce47"/>
        <table:table-column table:style-name="co3" table:number-columns-repeated="5" table:default-cell-style-name="ce46"/>
        <table:table-column table:style-name="co3" table:number-columns-repeated="2" table:default-cell-style-name="ce47"/>
        <table:table-column table:style-name="co3" table:number-columns-repeated="3" table:default-cell-style-name="ce46"/>
        <table:table-column table:style-name="co4" table:default-cell-style-name="ce12"/>
        <table:table-column table:style-name="co1" table:default-cell-style-name="Default"/>
        <table:table-column table:style-name="co5" table:default-cell-style-name="ce12"/>
        <table:table-column table:style-name="co6" table:default-cell-style-name="Default"/>
        <table:table-column table:style-name="co4" table:number-columns-repeated="987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31" table:number-rows-spanned="1">
            <text:p>2024</text:p>
          </table:table-cell>
          <table:covered-table-cell table:number-columns-repeated="30"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Default"/>
          <table:table-cell table:style-name="ce8" office:value-type="string">
            <text:p>W48</text:p>
          </table:table-cell>
          <table:table-cell table:style-name="ce3" office:value-type="string" table:number-columns-spanned="7" table:number-rows-spanned="1">
            <text:p>Week 49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50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51</text:p>
          </table:table-cell>
          <table:covered-table-cell table:number-columns-repeated="6" table:style-name="ce8"/>
          <table:table-cell table:style-name="ce3" office:value-type="string" table:number-columns-spanned="7" table:number-rows-spanned="1">
            <text:p>Week 52</text:p>
          </table:table-cell>
          <table:covered-table-cell table:number-columns-repeated="6" table:style-name="ce8"/>
          <table:table-cell table:style-name="ce3" office:value-type="string" table:number-columns-spanned="2" table:number-rows-spanned="1">
            <text:p>Week 1</text:p>
          </table:table-cell>
          <table:covered-table-cell table:style-name="ce8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ce1"/>
          <table:table-cell table:number-columns-repeated="31" table:style-name="ce4" office:value-type="string">
            <text:p>Dec</text:p>
          </table:table-cell>
          <table:table-cell table:style-name="ce10" office:value-type="string" table:number-columns-spanned="1" table:number-rows-spanned="3">
            <text:p>Absences this month</text:p>
          </table:table-cell>
          <table:table-cell/>
          <table:table-cell table:style-name="ce10" office:value-type="string" table:number-columns-spanned="1" table:number-rows-spanned="3">
            <text:p>Absence type</text:p>
          </table:table-cell>
          <table:table-cell table:style-name="ce10" office:value-type="string" table:number-columns-spanned="1" table:number-rows-spanned="3">
            <text:p>Code</text:p>
          </table:table-cell>
          <table:table-cell table:number-columns-repeated="987"/>
        </table:table-row>
        <table:table-row table:style-name="ro1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1">
          <table:table-cell/>
          <table:table-cell table:style-name="ce1"/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table-cell table:style-name="ce6" office:value-type="string">
            <text:p>Wed</text:p>
          </table:table-cell>
          <table:table-cell table:style-name="ce6" office:value-type="string">
            <text:p>Thu</text:p>
          </table:table-cell>
          <table:table-cell table:style-name="ce6" office:value-type="string">
            <text:p>Fri</text:p>
          </table:table-cell>
          <table:table-cell table:style-name="ce6" office:value-type="string">
            <text:p>Sat</text:p>
          </table:table-cell>
          <table:table-cell table:style-name="ce6" office:value-type="string">
            <text:p>Sun</text:p>
          </table:table-cell>
          <table:table-cell table:style-name="ce6" office:value-type="string">
            <text:p>Mon</text:p>
          </table:table-cell>
          <table:table-cell table:style-name="ce6" office:value-type="string">
            <text:p>Tue</text:p>
          </table:table-cell>
          <table:covered-table-cell table:style-name="ce11"/>
          <table:table-cell/>
          <table:covered-table-cell table:number-columns-repeated="2" table:style-name="ce11"/>
          <table:table-cell table:number-columns-repeated="987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31"/>
          <table:table-cell table:formula="of:=(COUNTIF([.C6:.AG6];&quot;H&quot;)*1)+(COUNTIF([.C6:.AG6];&quot;H1&quot;)*0.5)+(COUNTIF([.C6:.AG6];&quot;H2&quot;)*0.5)+(COUNTIF([.C6:.AG6];&quot;Q&quot;)*0.25)+(COUNTIF([.C6:.AG6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31"/>
          <table:table-cell table:formula="of:=(COUNTIF([.C7:.AG7];&quot;H&quot;)*1)+(COUNTIF([.C7:.AG7];&quot;H1&quot;)*0.5)+(COUNTIF([.C7:.AG7];&quot;H2&quot;)*0.5)+(COUNTIF([.C7:.AG7];&quot;Q&quot;)*0.25)+(COUNTIF([.C7:.AG7];&quot;E&quot;)*1)" office:value-type="float" office:value="0">
            <text:p>0</text:p>
          </table:table-cell>
          <table:table-cell/>
          <table:table-cell office:value-type="string">
            <text:p>Holiday</text:p>
          </table:table-cell>
          <table:table-cell table:style-name="ce14" office:value-type="string">
            <text:p>H</text:p>
          </table:table-cell>
          <table:table-cell table:number-columns-repeated="987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31"/>
          <table:table-cell table:formula="of:=(COUNTIF([.C8:.AG8];&quot;H&quot;)*1)+(COUNTIF([.C8:.AG8];&quot;H1&quot;)*0.5)+(COUNTIF([.C8:.AG8];&quot;H2&quot;)*0.5)+(COUNTIF([.C8:.AG8];&quot;Q&quot;)*0.25)+(COUNTIF([.C8:.AG8];&quot;E&quot;)*1)" office:value-type="float" office:value="0">
            <text:p>0</text:p>
          </table:table-cell>
          <table:table-cell/>
          <table:table-cell office:value-type="string">
            <text:p>Half Day (morning)</text:p>
          </table:table-cell>
          <table:table-cell table:style-name="ce15" office:value-type="string">
            <text:p>H1</text:p>
          </table:table-cell>
          <table:table-cell table:number-columns-repeated="987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31"/>
          <table:table-cell table:formula="of:=(COUNTIF([.C9:.AG9];&quot;H&quot;)*1)+(COUNTIF([.C9:.AG9];&quot;H1&quot;)*0.5)+(COUNTIF([.C9:.AG9];&quot;H2&quot;)*0.5)+(COUNTIF([.C9:.AG9];&quot;Q&quot;)*0.25)+(COUNTIF([.C9:.AG9];&quot;E&quot;)*1)" office:value-type="float" office:value="0">
            <text:p>0</text:p>
          </table:table-cell>
          <table:table-cell/>
          <table:table-cell office:value-type="string">
            <text:p>Half Day (afternoon)</text:p>
          </table:table-cell>
          <table:table-cell table:style-name="ce15" office:value-type="string">
            <text:p>H2</text:p>
          </table:table-cell>
          <table:table-cell table:number-columns-repeated="987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31"/>
          <table:table-cell table:formula="of:=(COUNTIF([.C10:.AG10];&quot;H&quot;)*1)+(COUNTIF([.C10:.AG10];&quot;H1&quot;)*0.5)+(COUNTIF([.C10:.AG10];&quot;H2&quot;)*0.5)+(COUNTIF([.C10:.AG10];&quot;Q&quot;)*0.25)+(COUNTIF([.C10:.AG10];&quot;E&quot;)*1)" office:value-type="float" office:value="0">
            <text:p>0</text:p>
          </table:table-cell>
          <table:table-cell/>
          <table:table-cell office:value-type="string">
            <text:p>Quarter day</text:p>
          </table:table-cell>
          <table:table-cell table:style-name="ce16" office:value-type="string">
            <text:p>Q</text:p>
          </table:table-cell>
          <table:table-cell table:number-columns-repeated="987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31"/>
          <table:table-cell table:formula="of:=(COUNTIF([.C11:.AG11];&quot;H&quot;)*1)+(COUNTIF([.C11:.AG11];&quot;H1&quot;)*0.5)+(COUNTIF([.C11:.AG11];&quot;H2&quot;)*0.5)+(COUNTIF([.C11:.AG11];&quot;Q&quot;)*0.25)+(COUNTIF([.C11:.AG11];&quot;E&quot;)*1)" office:value-type="float" office:value="0">
            <text:p>0</text:p>
          </table:table-cell>
          <table:table-cell/>
          <table:table-cell office:value-type="string">
            <text:p>Custom deductible</text:p>
          </table:table-cell>
          <table:table-cell table:style-name="ce17" office:value-type="string">
            <text:p>E</text:p>
          </table:table-cell>
          <table:table-cell table:number-columns-repeated="987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31"/>
          <table:table-cell table:formula="of:=(COUNTIF([.C12:.AG12];&quot;H&quot;)*1)+(COUNTIF([.C12:.AG12];&quot;H1&quot;)*0.5)+(COUNTIF([.C12:.AG12];&quot;H2&quot;)*0.5)+(COUNTIF([.C12:.AG12];&quot;Q&quot;)*0.25)+(COUNTIF([.C12:.AG12];&quot;E&quot;)*1)" office:value-type="float" office:value="0">
            <text:p>0</text:p>
          </table:table-cell>
          <table:table-cell/>
          <table:table-cell table:style-name="Default"/>
          <table:table-cell table:number-columns-repeated="988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31"/>
          <table:table-cell table:formula="of:=(COUNTIF([.C13:.AG13];&quot;H&quot;)*1)+(COUNTIF([.C13:.AG13];&quot;H1&quot;)*0.5)+(COUNTIF([.C13:.AG13];&quot;H2&quot;)*0.5)+(COUNTIF([.C13:.AG13];&quot;Q&quot;)*0.25)+(COUNTIF([.C13:.AG13];&quot;E&quot;)*1)" office:value-type="float" office:value="0">
            <text:p>0</text:p>
          </table:table-cell>
          <table:table-cell/>
          <table:table-cell table:style-name="ce13" office:value-type="string" table:number-columns-spanned="2" table:number-rows-spanned="1">
            <text:p>Non-deductible types ⬇</text:p>
          </table:table-cell>
          <table:covered-table-cell table:style-name="ce13"/>
          <table:table-cell table:number-columns-repeated="987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31"/>
          <table:table-cell table:formula="of:=(COUNTIF([.C14:.AG14];&quot;H&quot;)*1)+(COUNTIF([.C14:.AG14];&quot;H1&quot;)*0.5)+(COUNTIF([.C14:.AG14];&quot;H2&quot;)*0.5)+(COUNTIF([.C14:.AG14];&quot;Q&quot;)*0.25)+(COUNTIF([.C14:.AG14];&quot;E&quot;)*1)" office:value-type="float" office:value="0">
            <text:p>0</text:p>
          </table:table-cell>
          <table:table-cell/>
          <table:table-cell office:value-type="string">
            <text:p>Sickness</text:p>
          </table:table-cell>
          <table:table-cell table:style-name="ce18" office:value-type="string">
            <text:p>S</text:p>
          </table:table-cell>
          <table:table-cell table:number-columns-repeated="987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31"/>
          <table:table-cell table:formula="of:=(COUNTIF([.C15:.AG15];&quot;H&quot;)*1)+(COUNTIF([.C15:.AG15];&quot;H1&quot;)*0.5)+(COUNTIF([.C15:.AG15];&quot;H2&quot;)*0.5)+(COUNTIF([.C15:.AG15];&quot;Q&quot;)*0.25)+(COUNTIF([.C15:.AG15];&quot;E&quot;)*1)" office:value-type="float" office:value="0">
            <text:p>0</text:p>
          </table:table-cell>
          <table:table-cell/>
          <table:table-cell office:value-type="string">
            <text:p>Maternity/Paternity</text:p>
          </table:table-cell>
          <table:table-cell table:style-name="ce19" office:value-type="string">
            <text:p>M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Time off In Lieu</text:p>
          </table:table-cell>
          <table:table-cell table:style-name="ce20" office:value-type="string">
            <text:p>L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Work from home</text:p>
          </table:table-cell>
          <table:table-cell table:style-name="ce21" office:value-type="string">
            <text:p>W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Bank holiday</text:p>
          </table:table-cell>
          <table:table-cell table:style-name="ce23" office:value-type="string">
            <text:p>B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ompassionate</text:p>
          </table:table-cell>
          <table:table-cell table:style-name="ce24" office:value-type="string">
            <text:p>C</text:p>
          </table:table-cell>
          <table:table-cell table:number-columns-repeated="987"/>
        </table:table-row>
        <table:table-row table:style-name="ro2">
          <table:table-cell/>
          <table:table-cell table:style-name="Default" table:number-columns-repeated="33"/>
          <table:table-cell/>
          <table:table-cell office:value-type="string">
            <text:p>Custom non-deductible</text:p>
          </table:table-cell>
          <table:table-cell table:style-name="ce25" office:value-type="string">
            <text:p>N</text:p>
          </table:table-cell>
          <table:table-cell table:number-columns-repeated="987"/>
        </table:table-row>
      </table:table>
      <table:table table:name="Totals" table:style-name="ta1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4" table:number-columns-repeated="3" table:default-cell-style-name="ce13"/>
        <table:table-column table:style-name="co1" table:default-cell-style-name="Default"/>
        <table:table-column table:style-name="co4" table:number-columns-repeated="2" table:default-cell-style-name="ce13"/>
        <table:table-column table:style-name="co1" table:default-cell-style-name="Default"/>
        <table:table-column table:style-name="co4" table:number-columns-repeated="12" table:default-cell-style-name="ce13"/>
        <table:table-column table:style-name="co4" table:number-columns-repeated="1003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ce3" office:value-type="string" table:number-columns-spanned="12" table:number-rows-spanned="1">
            <text:p>Breakdown</text:p>
          </table:table-cell>
          <table:covered-table-cell table:number-columns-repeated="11" table:style-name="ce8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1" office:value-type="string">
            <text:p>Base allowance</text:p>
          </table:table-cell>
          <table:table-cell table:style-name="ce11" office:value-type="string">
            <text:p>Carry over</text:p>
          </table:table-cell>
          <table:table-cell table:style-name="ce11" office:value-type="string">
            <text:p>Total allowance</text:p>
          </table:table-cell>
          <table:table-cell/>
          <table:table-cell table:style-name="ce11" office:value-type="string">
            <text:p>Absence count</text:p>
          </table:table-cell>
          <table:table-cell table:style-name="ce11" office:value-type="string">
            <text:p>Remaining allowance</text:p>
          </table:table-cell>
          <table:table-cell/>
          <table:table-cell table:style-name="ce11" office:value-type="string">
            <text:p>Holiday</text:p>
          </table:table-cell>
          <table:table-cell table:style-name="ce11" office:value-type="string">
            <text:p>Half Day (morning)</text:p>
          </table:table-cell>
          <table:table-cell table:style-name="ce11" office:value-type="string">
            <text:p>Half Day (afternoon)</text:p>
          </table:table-cell>
          <table:table-cell table:style-name="ce11" office:value-type="string">
            <text:p>Quarter day</text:p>
          </table:table-cell>
          <table:table-cell table:style-name="ce11" office:value-type="string">
            <text:p>Custom deductible</text:p>
          </table:table-cell>
          <table:table-cell table:style-name="ce11" office:value-type="string">
            <text:p>Sickness</text:p>
          </table:table-cell>
          <table:table-cell table:style-name="ce11" office:value-type="string">
            <text:p>Maternity/Paternity</text:p>
          </table:table-cell>
          <table:table-cell table:style-name="ce11" office:value-type="string">
            <text:p>Time off In Lieu</text:p>
          </table:table-cell>
          <table:table-cell table:style-name="ce11" office:value-type="string">
            <text:p>Work from home</text:p>
          </table:table-cell>
          <table:table-cell table:style-name="ce11" office:value-type="string">
            <text:p>Bank holiday</text:p>
          </table:table-cell>
          <table:table-cell table:style-name="ce11" office:value-type="string">
            <text:p>Compassionate</text:p>
          </table:table-cell>
          <table:table-cell table:style-name="ce11" office:value-type="string">
            <text:p>Custom non-deductible</text:p>
          </table:table-cell>
          <table:table-cell table:number-columns-repeated="1003"/>
        </table:table-row>
        <table:table-row table:style-name="ro2">
          <table:table-cell/>
          <table:table-cell table:formula="of:=[$'January 2024'.B6]" office:value-type="string" office:string-value="Mohamed Raaft">
            <text:p>Mohamed Raaft</text:p>
          </table:table-cell>
          <table:table-cell table:number-columns-repeated="2"/>
          <table:table-cell table:formula="of:=SUM([.C4:.D4])" office:value-type="float" office:value="0">
            <text:p>0</text:p>
          </table:table-cell>
          <table:table-cell/>
          <table:table-cell table:formula="of:=SUM([$'January 2024'.AH6];[$'February 2024'.AF6];[$'March 2024'.AH6];[$'April 2024'.AG6];[$'May 2024'.AH6];[$'June 2024'.AG6];[$'July 2024'.AH6];[$'August 2024'.AH6];[$'September 2024'.AG6];[$'October 2024'.AH6];[$'November 2024'.AG6];[$'December 2024'.AH6])" office:value-type="float" office:value="0">
            <text:p>0</text:p>
          </table:table-cell>
          <table:table-cell table:formula="of:=[.E4]-[.G4]" office:value-type="float" office:value="0">
            <text:p>0</text:p>
          </table:table-cell>
          <table:table-cell/>
          <table:table-cell table:formula="of:=SUM(COUNTIF([$'January 2024'.C6:.AG6];&quot;H&quot;);COUNTIF([$'February 2024'.C6:.AE6];&quot;H&quot;);COUNTIF([$'March 2024'.C6:.AG6];&quot;H&quot;);COUNTIF([$'April 2024'.C6:.AF6];&quot;H&quot;);COUNTIF([$'May 2024'.C6:.AG6];&quot;H&quot;);COUNTIF([$'June 2024'.C6:.AF6];&quot;H&quot;);COUNTIF([$'July 2024'.C6:.AG6];&quot;H&quot;);COUNTIF([$'August 2024'.C6:.AG6];&quot;H&quot;);COUNTIF([$'September 2024'.C6:.AF6];&quot;H&quot;);COUNTIF([$'October 2024'.C6:.AG6];&quot;H&quot;);COUNTIF([$'November 2024'.C6:.AF6];&quot;H&quot;);COUNTIF([$'December 2024'.C6:.AG6];&quot;H&quot;))" office:value-type="float" office:value="0">
            <text:p>0</text:p>
          </table:table-cell>
          <table:table-cell table:formula="of:=SUM(COUNTIF([$'January 2024'.C6:.AG6];&quot;H1&quot;);COUNTIF([$'February 2024'.C6:.AE6];&quot;H1&quot;);COUNTIF([$'March 2024'.C6:.AG6];&quot;H1&quot;);COUNTIF([$'April 2024'.C6:.AF6];&quot;H1&quot;);COUNTIF([$'May 2024'.C6:.AG6];&quot;H1&quot;);COUNTIF([$'June 2024'.C6:.AF6];&quot;H1&quot;);COUNTIF([$'July 2024'.C6:.AG6];&quot;H1&quot;);COUNTIF([$'August 2024'.C6:.AG6];&quot;H1&quot;);COUNTIF([$'September 2024'.C6:.AF6];&quot;H1&quot;);COUNTIF([$'October 2024'.C6:.AG6];&quot;H1&quot;);COUNTIF([$'November 2024'.C6:.AF6];&quot;H1&quot;);COUNTIF([$'December 2024'.C6:.AG6];&quot;H1&quot;))" office:value-type="float" office:value="0">
            <text:p>0</text:p>
          </table:table-cell>
          <table:table-cell table:formula="of:=SUM(COUNTIF([$'January 2024'.C6:.AG6];&quot;H2&quot;);COUNTIF([$'February 2024'.C6:.AE6];&quot;H2&quot;);COUNTIF([$'March 2024'.C6:.AG6];&quot;H2&quot;);COUNTIF([$'April 2024'.C6:.AF6];&quot;H2&quot;);COUNTIF([$'May 2024'.C6:.AG6];&quot;H2&quot;);COUNTIF([$'June 2024'.C6:.AF6];&quot;H2&quot;);COUNTIF([$'July 2024'.C6:.AG6];&quot;H2&quot;);COUNTIF([$'August 2024'.C6:.AG6];&quot;H2&quot;);COUNTIF([$'September 2024'.C6:.AF6];&quot;H2&quot;);COUNTIF([$'October 2024'.C6:.AG6];&quot;H2&quot;);COUNTIF([$'November 2024'.C6:.AF6];&quot;H2&quot;);COUNTIF([$'December 2024'.C6:.AG6];&quot;H2&quot;))" office:value-type="float" office:value="0">
            <text:p>0</text:p>
          </table:table-cell>
          <table:table-cell table:formula="of:=SUM(COUNTIF([$'January 2024'.C6:.AG6];&quot;Q&quot;);COUNTIF([$'February 2024'.C6:.AE6];&quot;Q&quot;);COUNTIF([$'March 2024'.C6:.AG6];&quot;Q&quot;);COUNTIF([$'April 2024'.C6:.AF6];&quot;Q&quot;);COUNTIF([$'May 2024'.C6:.AG6];&quot;Q&quot;);COUNTIF([$'June 2024'.C6:.AF6];&quot;Q&quot;);COUNTIF([$'July 2024'.C6:.AG6];&quot;Q&quot;);COUNTIF([$'August 2024'.C6:.AG6];&quot;Q&quot;);COUNTIF([$'September 2024'.C6:.AF6];&quot;Q&quot;);COUNTIF([$'October 2024'.C6:.AG6];&quot;Q&quot;);COUNTIF([$'November 2024'.C6:.AF6];&quot;Q&quot;);COUNTIF([$'December 2024'.C6:.AG6];&quot;Q&quot;))" office:value-type="float" office:value="0">
            <text:p>0</text:p>
          </table:table-cell>
          <table:table-cell table:formula="of:=SUM(COUNTIF([$'January 2024'.C6:.AG6];&quot;E&quot;);COUNTIF([$'February 2024'.C6:.AE6];&quot;E&quot;);COUNTIF([$'March 2024'.C6:.AG6];&quot;E&quot;);COUNTIF([$'April 2024'.C6:.AF6];&quot;E&quot;);COUNTIF([$'May 2024'.C6:.AG6];&quot;E&quot;);COUNTIF([$'June 2024'.C6:.AF6];&quot;E&quot;);COUNTIF([$'July 2024'.C6:.AG6];&quot;E&quot;);COUNTIF([$'August 2024'.C6:.AG6];&quot;E&quot;);COUNTIF([$'September 2024'.C6:.AF6];&quot;E&quot;);COUNTIF([$'October 2024'.C6:.AG6];&quot;E&quot;);COUNTIF([$'November 2024'.C6:.AF6];&quot;E&quot;);COUNTIF([$'December 2024'.C6:.AG6];&quot;E&quot;))" office:value-type="float" office:value="0">
            <text:p>0</text:p>
          </table:table-cell>
          <table:table-cell table:formula="of:=SUM(COUNTIF([$'January 2024'.C6:.AG6];&quot;S&quot;);COUNTIF([$'February 2024'.C6:.AE6];&quot;S&quot;);COUNTIF([$'March 2024'.C6:.AG6];&quot;S&quot;);COUNTIF([$'April 2024'.C6:.AF6];&quot;S&quot;);COUNTIF([$'May 2024'.C6:.AG6];&quot;S&quot;);COUNTIF([$'June 2024'.C6:.AF6];&quot;S&quot;);COUNTIF([$'July 2024'.C6:.AG6];&quot;S&quot;);COUNTIF([$'August 2024'.C6:.AG6];&quot;S&quot;);COUNTIF([$'September 2024'.C6:.AF6];&quot;S&quot;);COUNTIF([$'October 2024'.C6:.AG6];&quot;S&quot;);COUNTIF([$'November 2024'.C6:.AF6];&quot;S&quot;);COUNTIF([$'December 2024'.C6:.AG6];&quot;S&quot;))" office:value-type="float" office:value="0">
            <text:p>0</text:p>
          </table:table-cell>
          <table:table-cell table:formula="of:=SUM(COUNTIF([$'January 2024'.C6:.AG6];&quot;M&quot;);COUNTIF([$'February 2024'.C6:.AE6];&quot;M&quot;);COUNTIF([$'March 2024'.C6:.AG6];&quot;M&quot;);COUNTIF([$'April 2024'.C6:.AF6];&quot;M&quot;);COUNTIF([$'May 2024'.C6:.AG6];&quot;M&quot;);COUNTIF([$'June 2024'.C6:.AF6];&quot;M&quot;);COUNTIF([$'July 2024'.C6:.AG6];&quot;M&quot;);COUNTIF([$'August 2024'.C6:.AG6];&quot;M&quot;);COUNTIF([$'September 2024'.C6:.AF6];&quot;M&quot;);COUNTIF([$'October 2024'.C6:.AG6];&quot;M&quot;);COUNTIF([$'November 2024'.C6:.AF6];&quot;M&quot;);COUNTIF([$'December 2024'.C6:.AG6];&quot;M&quot;))" office:value-type="float" office:value="0">
            <text:p>0</text:p>
          </table:table-cell>
          <table:table-cell table:formula="of:=SUM(COUNTIF([$'January 2024'.C6:.AG6];&quot;L&quot;);COUNTIF([$'February 2024'.C6:.AE6];&quot;L&quot;);COUNTIF([$'March 2024'.C6:.AG6];&quot;L&quot;);COUNTIF([$'April 2024'.C6:.AF6];&quot;L&quot;);COUNTIF([$'May 2024'.C6:.AG6];&quot;L&quot;);COUNTIF([$'June 2024'.C6:.AF6];&quot;L&quot;);COUNTIF([$'July 2024'.C6:.AG6];&quot;L&quot;);COUNTIF([$'August 2024'.C6:.AG6];&quot;L&quot;);COUNTIF([$'September 2024'.C6:.AF6];&quot;L&quot;);COUNTIF([$'October 2024'.C6:.AG6];&quot;L&quot;);COUNTIF([$'November 2024'.C6:.AF6];&quot;L&quot;);COUNTIF([$'December 2024'.C6:.AG6];&quot;L&quot;))" office:value-type="float" office:value="0">
            <text:p>0</text:p>
          </table:table-cell>
          <table:table-cell table:formula="of:=SUM(COUNTIF([$'January 2024'.C6:.AG6];&quot;W&quot;);COUNTIF([$'February 2024'.C6:.AE6];&quot;W&quot;);COUNTIF([$'March 2024'.C6:.AG6];&quot;W&quot;);COUNTIF([$'April 2024'.C6:.AF6];&quot;W&quot;);COUNTIF([$'May 2024'.C6:.AG6];&quot;W&quot;);COUNTIF([$'June 2024'.C6:.AF6];&quot;W&quot;);COUNTIF([$'July 2024'.C6:.AG6];&quot;W&quot;);COUNTIF([$'August 2024'.C6:.AG6];&quot;W&quot;);COUNTIF([$'September 2024'.C6:.AF6];&quot;W&quot;);COUNTIF([$'October 2024'.C6:.AG6];&quot;W&quot;);COUNTIF([$'November 2024'.C6:.AF6];&quot;W&quot;);COUNTIF([$'December 2024'.C6:.AG6];&quot;W&quot;))" office:value-type="float" office:value="0">
            <text:p>0</text:p>
          </table:table-cell>
          <table:table-cell table:formula="of:=SUM(COUNTIF([$'January 2024'.C6:.AG6];&quot;B&quot;);COUNTIF([$'February 2024'.C6:.AE6];&quot;B&quot;);COUNTIF([$'March 2024'.C6:.AG6];&quot;B&quot;);COUNTIF([$'April 2024'.C6:.AF6];&quot;B&quot;);COUNTIF([$'May 2024'.C6:.AG6];&quot;B&quot;);COUNTIF([$'June 2024'.C6:.AF6];&quot;B&quot;);COUNTIF([$'July 2024'.C6:.AG6];&quot;B&quot;);COUNTIF([$'August 2024'.C6:.AG6];&quot;B&quot;);COUNTIF([$'September 2024'.C6:.AF6];&quot;B&quot;);COUNTIF([$'October 2024'.C6:.AG6];&quot;B&quot;);COUNTIF([$'November 2024'.C6:.AF6];&quot;B&quot;);COUNTIF([$'December 2024'.C6:.AG6];&quot;B&quot;))" office:value-type="float" office:value="2">
            <text:p>2</text:p>
          </table:table-cell>
          <table:table-cell table:formula="of:=SUM(COUNTIF([$'January 2024'.C6:.AG6];&quot;C&quot;);COUNTIF([$'February 2024'.C6:.AE6];&quot;C&quot;);COUNTIF([$'March 2024'.C6:.AG6];&quot;C&quot;);COUNTIF([$'April 2024'.C6:.AF6];&quot;C&quot;);COUNTIF([$'May 2024'.C6:.AG6];&quot;C&quot;);COUNTIF([$'June 2024'.C6:.AF6];&quot;C&quot;);COUNTIF([$'July 2024'.C6:.AG6];&quot;C&quot;);COUNTIF([$'August 2024'.C6:.AG6];&quot;C&quot;);COUNTIF([$'September 2024'.C6:.AF6];&quot;C&quot;);COUNTIF([$'October 2024'.C6:.AG6];&quot;C&quot;);COUNTIF([$'November 2024'.C6:.AF6];&quot;C&quot;);COUNTIF([$'December 2024'.C6:.AG6];&quot;C&quot;))" office:value-type="float" office:value="0">
            <text:p>0</text:p>
          </table:table-cell>
          <table:table-cell table:formula="of:=SUM(COUNTIF([$'January 2024'.C6:.AG6];&quot;N&quot;);COUNTIF([$'February 2024'.C6:.AE6];&quot;N&quot;);COUNTIF([$'March 2024'.C6:.AG6];&quot;N&quot;);COUNTIF([$'April 2024'.C6:.AF6];&quot;N&quot;);COUNTIF([$'May 2024'.C6:.AG6];&quot;N&quot;);COUNTIF([$'June 2024'.C6:.AF6];&quot;N&quot;);COUNTIF([$'July 2024'.C6:.AG6];&quot;N&quot;);COUNTIF([$'August 2024'.C6:.AG6];&quot;N&quot;);COUNTIF([$'September 2024'.C6:.AF6];&quot;N&quot;);COUNTIF([$'October 2024'.C6:.AG6];&quot;N&quot;);COUNTIF([$'November 2024'.C6:.AF6];&quot;N&quot;);COUNTIF([$'December 2024'.C6:.AG6];&quot;N&quot;))" office:value-type="float" office:value="0">
            <text:p>0</text:p>
          </table:table-cell>
          <table:table-cell table:number-columns-repeated="1003"/>
        </table:table-row>
        <table:table-row table:style-name="ro2">
          <table:table-cell/>
          <table:table-cell table:formula="of:=[$'January 2024'.B7]" office:value-type="string" office:string-value="Ahmed Mekki">
            <text:p>Ahmed Mekki</text:p>
          </table:table-cell>
          <table:table-cell table:number-columns-repeated="2"/>
          <table:table-cell table:formula="of:=SUM([.C5:.D5])" office:value-type="float" office:value="0">
            <text:p>0</text:p>
          </table:table-cell>
          <table:table-cell/>
          <table:table-cell table:formula="of:=SUM([$'January 2024'.AH7];[$'February 2024'.AF7];[$'March 2024'.AH7];[$'April 2024'.AG7];[$'May 2024'.AH7];[$'June 2024'.AG7];[$'July 2024'.AH7];[$'August 2024'.AH7];[$'September 2024'.AG7];[$'October 2024'.AH7];[$'November 2024'.AG7];[$'December 2024'.AH7])" office:value-type="float" office:value="0">
            <text:p>0</text:p>
          </table:table-cell>
          <table:table-cell table:formula="of:=[.E5]-[.G5]" office:value-type="float" office:value="0">
            <text:p>0</text:p>
          </table:table-cell>
          <table:table-cell/>
          <table:table-cell table:formula="of:=SUM(COUNTIF([$'January 2024'.C7:.AG7];&quot;H&quot;);COUNTIF([$'February 2024'.C7:.AE7];&quot;H&quot;);COUNTIF([$'March 2024'.C7:.AG7];&quot;H&quot;);COUNTIF([$'April 2024'.C7:.AF7];&quot;H&quot;);COUNTIF([$'May 2024'.C7:.AG7];&quot;H&quot;);COUNTIF([$'June 2024'.C7:.AF7];&quot;H&quot;);COUNTIF([$'July 2024'.C7:.AG7];&quot;H&quot;);COUNTIF([$'August 2024'.C7:.AG7];&quot;H&quot;);COUNTIF([$'September 2024'.C7:.AF7];&quot;H&quot;);COUNTIF([$'October 2024'.C7:.AG7];&quot;H&quot;);COUNTIF([$'November 2024'.C7:.AF7];&quot;H&quot;);COUNTIF([$'December 2024'.C7:.AG7];&quot;H&quot;))" office:value-type="float" office:value="0">
            <text:p>0</text:p>
          </table:table-cell>
          <table:table-cell table:formula="of:=SUM(COUNTIF([$'January 2024'.C7:.AG7];&quot;H1&quot;);COUNTIF([$'February 2024'.C7:.AE7];&quot;H1&quot;);COUNTIF([$'March 2024'.C7:.AG7];&quot;H1&quot;);COUNTIF([$'April 2024'.C7:.AF7];&quot;H1&quot;);COUNTIF([$'May 2024'.C7:.AG7];&quot;H1&quot;);COUNTIF([$'June 2024'.C7:.AF7];&quot;H1&quot;);COUNTIF([$'July 2024'.C7:.AG7];&quot;H1&quot;);COUNTIF([$'August 2024'.C7:.AG7];&quot;H1&quot;);COUNTIF([$'September 2024'.C7:.AF7];&quot;H1&quot;);COUNTIF([$'October 2024'.C7:.AG7];&quot;H1&quot;);COUNTIF([$'November 2024'.C7:.AF7];&quot;H1&quot;);COUNTIF([$'December 2024'.C7:.AG7];&quot;H1&quot;))" office:value-type="float" office:value="0">
            <text:p>0</text:p>
          </table:table-cell>
          <table:table-cell table:formula="of:=SUM(COUNTIF([$'January 2024'.C7:.AG7];&quot;H2&quot;);COUNTIF([$'February 2024'.C7:.AE7];&quot;H2&quot;);COUNTIF([$'March 2024'.C7:.AG7];&quot;H2&quot;);COUNTIF([$'April 2024'.C7:.AF7];&quot;H2&quot;);COUNTIF([$'May 2024'.C7:.AG7];&quot;H2&quot;);COUNTIF([$'June 2024'.C7:.AF7];&quot;H2&quot;);COUNTIF([$'July 2024'.C7:.AG7];&quot;H2&quot;);COUNTIF([$'August 2024'.C7:.AG7];&quot;H2&quot;);COUNTIF([$'September 2024'.C7:.AF7];&quot;H2&quot;);COUNTIF([$'October 2024'.C7:.AG7];&quot;H2&quot;);COUNTIF([$'November 2024'.C7:.AF7];&quot;H2&quot;);COUNTIF([$'December 2024'.C7:.AG7];&quot;H2&quot;))" office:value-type="float" office:value="0">
            <text:p>0</text:p>
          </table:table-cell>
          <table:table-cell table:formula="of:=SUM(COUNTIF([$'January 2024'.C7:.AG7];&quot;Q&quot;);COUNTIF([$'February 2024'.C7:.AE7];&quot;Q&quot;);COUNTIF([$'March 2024'.C7:.AG7];&quot;Q&quot;);COUNTIF([$'April 2024'.C7:.AF7];&quot;Q&quot;);COUNTIF([$'May 2024'.C7:.AG7];&quot;Q&quot;);COUNTIF([$'June 2024'.C7:.AF7];&quot;Q&quot;);COUNTIF([$'July 2024'.C7:.AG7];&quot;Q&quot;);COUNTIF([$'August 2024'.C7:.AG7];&quot;Q&quot;);COUNTIF([$'September 2024'.C7:.AF7];&quot;Q&quot;);COUNTIF([$'October 2024'.C7:.AG7];&quot;Q&quot;);COUNTIF([$'November 2024'.C7:.AF7];&quot;Q&quot;);COUNTIF([$'December 2024'.C7:.AG7];&quot;Q&quot;))" office:value-type="float" office:value="0">
            <text:p>0</text:p>
          </table:table-cell>
          <table:table-cell table:formula="of:=SUM(COUNTIF([$'January 2024'.C7:.AG7];&quot;E&quot;);COUNTIF([$'February 2024'.C7:.AE7];&quot;E&quot;);COUNTIF([$'March 2024'.C7:.AG7];&quot;E&quot;);COUNTIF([$'April 2024'.C7:.AF7];&quot;E&quot;);COUNTIF([$'May 2024'.C7:.AG7];&quot;E&quot;);COUNTIF([$'June 2024'.C7:.AF7];&quot;E&quot;);COUNTIF([$'July 2024'.C7:.AG7];&quot;E&quot;);COUNTIF([$'August 2024'.C7:.AG7];&quot;E&quot;);COUNTIF([$'September 2024'.C7:.AF7];&quot;E&quot;);COUNTIF([$'October 2024'.C7:.AG7];&quot;E&quot;);COUNTIF([$'November 2024'.C7:.AF7];&quot;E&quot;);COUNTIF([$'December 2024'.C7:.AG7];&quot;E&quot;))" office:value-type="float" office:value="0">
            <text:p>0</text:p>
          </table:table-cell>
          <table:table-cell table:formula="of:=SUM(COUNTIF([$'January 2024'.C7:.AG7];&quot;S&quot;);COUNTIF([$'February 2024'.C7:.AE7];&quot;S&quot;);COUNTIF([$'March 2024'.C7:.AG7];&quot;S&quot;);COUNTIF([$'April 2024'.C7:.AF7];&quot;S&quot;);COUNTIF([$'May 2024'.C7:.AG7];&quot;S&quot;);COUNTIF([$'June 2024'.C7:.AF7];&quot;S&quot;);COUNTIF([$'July 2024'.C7:.AG7];&quot;S&quot;);COUNTIF([$'August 2024'.C7:.AG7];&quot;S&quot;);COUNTIF([$'September 2024'.C7:.AF7];&quot;S&quot;);COUNTIF([$'October 2024'.C7:.AG7];&quot;S&quot;);COUNTIF([$'November 2024'.C7:.AF7];&quot;S&quot;);COUNTIF([$'December 2024'.C7:.AG7];&quot;S&quot;))" office:value-type="float" office:value="1">
            <text:p>1</text:p>
          </table:table-cell>
          <table:table-cell table:formula="of:=SUM(COUNTIF([$'January 2024'.C7:.AG7];&quot;M&quot;);COUNTIF([$'February 2024'.C7:.AE7];&quot;M&quot;);COUNTIF([$'March 2024'.C7:.AG7];&quot;M&quot;);COUNTIF([$'April 2024'.C7:.AF7];&quot;M&quot;);COUNTIF([$'May 2024'.C7:.AG7];&quot;M&quot;);COUNTIF([$'June 2024'.C7:.AF7];&quot;M&quot;);COUNTIF([$'July 2024'.C7:.AG7];&quot;M&quot;);COUNTIF([$'August 2024'.C7:.AG7];&quot;M&quot;);COUNTIF([$'September 2024'.C7:.AF7];&quot;M&quot;);COUNTIF([$'October 2024'.C7:.AG7];&quot;M&quot;);COUNTIF([$'November 2024'.C7:.AF7];&quot;M&quot;);COUNTIF([$'December 2024'.C7:.AG7];&quot;M&quot;))" office:value-type="float" office:value="0">
            <text:p>0</text:p>
          </table:table-cell>
          <table:table-cell table:formula="of:=SUM(COUNTIF([$'January 2024'.C7:.AG7];&quot;L&quot;);COUNTIF([$'February 2024'.C7:.AE7];&quot;L&quot;);COUNTIF([$'March 2024'.C7:.AG7];&quot;L&quot;);COUNTIF([$'April 2024'.C7:.AF7];&quot;L&quot;);COUNTIF([$'May 2024'.C7:.AG7];&quot;L&quot;);COUNTIF([$'June 2024'.C7:.AF7];&quot;L&quot;);COUNTIF([$'July 2024'.C7:.AG7];&quot;L&quot;);COUNTIF([$'August 2024'.C7:.AG7];&quot;L&quot;);COUNTIF([$'September 2024'.C7:.AF7];&quot;L&quot;);COUNTIF([$'October 2024'.C7:.AG7];&quot;L&quot;);COUNTIF([$'November 2024'.C7:.AF7];&quot;L&quot;);COUNTIF([$'December 2024'.C7:.AG7];&quot;L&quot;))" office:value-type="float" office:value="0">
            <text:p>0</text:p>
          </table:table-cell>
          <table:table-cell table:formula="of:=SUM(COUNTIF([$'January 2024'.C7:.AG7];&quot;W&quot;);COUNTIF([$'February 2024'.C7:.AE7];&quot;W&quot;);COUNTIF([$'March 2024'.C7:.AG7];&quot;W&quot;);COUNTIF([$'April 2024'.C7:.AF7];&quot;W&quot;);COUNTIF([$'May 2024'.C7:.AG7];&quot;W&quot;);COUNTIF([$'June 2024'.C7:.AF7];&quot;W&quot;);COUNTIF([$'July 2024'.C7:.AG7];&quot;W&quot;);COUNTIF([$'August 2024'.C7:.AG7];&quot;W&quot;);COUNTIF([$'September 2024'.C7:.AF7];&quot;W&quot;);COUNTIF([$'October 2024'.C7:.AG7];&quot;W&quot;);COUNTIF([$'November 2024'.C7:.AF7];&quot;W&quot;);COUNTIF([$'December 2024'.C7:.AG7];&quot;W&quot;))" office:value-type="float" office:value="0">
            <text:p>0</text:p>
          </table:table-cell>
          <table:table-cell table:formula="of:=SUM(COUNTIF([$'January 2024'.C7:.AG7];&quot;B&quot;);COUNTIF([$'February 2024'.C7:.AE7];&quot;B&quot;);COUNTIF([$'March 2024'.C7:.AG7];&quot;B&quot;);COUNTIF([$'April 2024'.C7:.AF7];&quot;B&quot;);COUNTIF([$'May 2024'.C7:.AG7];&quot;B&quot;);COUNTIF([$'June 2024'.C7:.AF7];&quot;B&quot;);COUNTIF([$'July 2024'.C7:.AG7];&quot;B&quot;);COUNTIF([$'August 2024'.C7:.AG7];&quot;B&quot;);COUNTIF([$'September 2024'.C7:.AF7];&quot;B&quot;);COUNTIF([$'October 2024'.C7:.AG7];&quot;B&quot;);COUNTIF([$'November 2024'.C7:.AF7];&quot;B&quot;);COUNTIF([$'December 2024'.C7:.AG7];&quot;B&quot;))" office:value-type="float" office:value="2">
            <text:p>2</text:p>
          </table:table-cell>
          <table:table-cell table:formula="of:=SUM(COUNTIF([$'January 2024'.C7:.AG7];&quot;C&quot;);COUNTIF([$'February 2024'.C7:.AE7];&quot;C&quot;);COUNTIF([$'March 2024'.C7:.AG7];&quot;C&quot;);COUNTIF([$'April 2024'.C7:.AF7];&quot;C&quot;);COUNTIF([$'May 2024'.C7:.AG7];&quot;C&quot;);COUNTIF([$'June 2024'.C7:.AF7];&quot;C&quot;);COUNTIF([$'July 2024'.C7:.AG7];&quot;C&quot;);COUNTIF([$'August 2024'.C7:.AG7];&quot;C&quot;);COUNTIF([$'September 2024'.C7:.AF7];&quot;C&quot;);COUNTIF([$'October 2024'.C7:.AG7];&quot;C&quot;);COUNTIF([$'November 2024'.C7:.AF7];&quot;C&quot;);COUNTIF([$'December 2024'.C7:.AG7];&quot;C&quot;))" office:value-type="float" office:value="0">
            <text:p>0</text:p>
          </table:table-cell>
          <table:table-cell table:formula="of:=SUM(COUNTIF([$'January 2024'.C7:.AG7];&quot;N&quot;);COUNTIF([$'February 2024'.C7:.AE7];&quot;N&quot;);COUNTIF([$'March 2024'.C7:.AG7];&quot;N&quot;);COUNTIF([$'April 2024'.C7:.AF7];&quot;N&quot;);COUNTIF([$'May 2024'.C7:.AG7];&quot;N&quot;);COUNTIF([$'June 2024'.C7:.AF7];&quot;N&quot;);COUNTIF([$'July 2024'.C7:.AG7];&quot;N&quot;);COUNTIF([$'August 2024'.C7:.AG7];&quot;N&quot;);COUNTIF([$'September 2024'.C7:.AF7];&quot;N&quot;);COUNTIF([$'October 2024'.C7:.AG7];&quot;N&quot;);COUNTIF([$'November 2024'.C7:.AF7];&quot;N&quot;);COUNTIF([$'December 2024'.C7:.AG7];&quot;N&quot;))" office:value-type="float" office:value="0">
            <text:p>0</text:p>
          </table:table-cell>
          <table:table-cell table:number-columns-repeated="1003"/>
        </table:table-row>
        <table:table-row table:style-name="ro2">
          <table:table-cell/>
          <table:table-cell table:formula="of:=[$'January 2024'.B8]" office:value-type="string" office:string-value="Dareen">
            <text:p>Dareen</text:p>
          </table:table-cell>
          <table:table-cell table:number-columns-repeated="2"/>
          <table:table-cell table:formula="of:=SUM([.C6:.D6])" office:value-type="float" office:value="0">
            <text:p>0</text:p>
          </table:table-cell>
          <table:table-cell/>
          <table:table-cell table:formula="of:=SUM([$'January 2024'.AH8];[$'February 2024'.AF8];[$'March 2024'.AH8];[$'April 2024'.AG8];[$'May 2024'.AH8];[$'June 2024'.AG8];[$'July 2024'.AH8];[$'August 2024'.AH8];[$'September 2024'.AG8];[$'October 2024'.AH8];[$'November 2024'.AG8];[$'December 2024'.AH8])" office:value-type="float" office:value="0">
            <text:p>0</text:p>
          </table:table-cell>
          <table:table-cell table:formula="of:=[.E6]-[.G6]" office:value-type="float" office:value="0">
            <text:p>0</text:p>
          </table:table-cell>
          <table:table-cell/>
          <table:table-cell table:formula="of:=SUM(COUNTIF([$'January 2024'.C8:.AG8];&quot;H&quot;);COUNTIF([$'February 2024'.C8:.AE8];&quot;H&quot;);COUNTIF([$'March 2024'.C8:.AG8];&quot;H&quot;);COUNTIF([$'April 2024'.C8:.AF8];&quot;H&quot;);COUNTIF([$'May 2024'.C8:.AG8];&quot;H&quot;);COUNTIF([$'June 2024'.C8:.AF8];&quot;H&quot;);COUNTIF([$'July 2024'.C8:.AG8];&quot;H&quot;);COUNTIF([$'August 2024'.C8:.AG8];&quot;H&quot;);COUNTIF([$'September 2024'.C8:.AF8];&quot;H&quot;);COUNTIF([$'October 2024'.C8:.AG8];&quot;H&quot;);COUNTIF([$'November 2024'.C8:.AF8];&quot;H&quot;);COUNTIF([$'December 2024'.C8:.AG8];&quot;H&quot;))" office:value-type="float" office:value="0">
            <text:p>0</text:p>
          </table:table-cell>
          <table:table-cell table:formula="of:=SUM(COUNTIF([$'January 2024'.C8:.AG8];&quot;H1&quot;);COUNTIF([$'February 2024'.C8:.AE8];&quot;H1&quot;);COUNTIF([$'March 2024'.C8:.AG8];&quot;H1&quot;);COUNTIF([$'April 2024'.C8:.AF8];&quot;H1&quot;);COUNTIF([$'May 2024'.C8:.AG8];&quot;H1&quot;);COUNTIF([$'June 2024'.C8:.AF8];&quot;H1&quot;);COUNTIF([$'July 2024'.C8:.AG8];&quot;H1&quot;);COUNTIF([$'August 2024'.C8:.AG8];&quot;H1&quot;);COUNTIF([$'September 2024'.C8:.AF8];&quot;H1&quot;);COUNTIF([$'October 2024'.C8:.AG8];&quot;H1&quot;);COUNTIF([$'November 2024'.C8:.AF8];&quot;H1&quot;);COUNTIF([$'December 2024'.C8:.AG8];&quot;H1&quot;))" office:value-type="float" office:value="0">
            <text:p>0</text:p>
          </table:table-cell>
          <table:table-cell table:formula="of:=SUM(COUNTIF([$'January 2024'.C8:.AG8];&quot;H2&quot;);COUNTIF([$'February 2024'.C8:.AE8];&quot;H2&quot;);COUNTIF([$'March 2024'.C8:.AG8];&quot;H2&quot;);COUNTIF([$'April 2024'.C8:.AF8];&quot;H2&quot;);COUNTIF([$'May 2024'.C8:.AG8];&quot;H2&quot;);COUNTIF([$'June 2024'.C8:.AF8];&quot;H2&quot;);COUNTIF([$'July 2024'.C8:.AG8];&quot;H2&quot;);COUNTIF([$'August 2024'.C8:.AG8];&quot;H2&quot;);COUNTIF([$'September 2024'.C8:.AF8];&quot;H2&quot;);COUNTIF([$'October 2024'.C8:.AG8];&quot;H2&quot;);COUNTIF([$'November 2024'.C8:.AF8];&quot;H2&quot;);COUNTIF([$'December 2024'.C8:.AG8];&quot;H2&quot;))" office:value-type="float" office:value="0">
            <text:p>0</text:p>
          </table:table-cell>
          <table:table-cell table:formula="of:=SUM(COUNTIF([$'January 2024'.C8:.AG8];&quot;Q&quot;);COUNTIF([$'February 2024'.C8:.AE8];&quot;Q&quot;);COUNTIF([$'March 2024'.C8:.AG8];&quot;Q&quot;);COUNTIF([$'April 2024'.C8:.AF8];&quot;Q&quot;);COUNTIF([$'May 2024'.C8:.AG8];&quot;Q&quot;);COUNTIF([$'June 2024'.C8:.AF8];&quot;Q&quot;);COUNTIF([$'July 2024'.C8:.AG8];&quot;Q&quot;);COUNTIF([$'August 2024'.C8:.AG8];&quot;Q&quot;);COUNTIF([$'September 2024'.C8:.AF8];&quot;Q&quot;);COUNTIF([$'October 2024'.C8:.AG8];&quot;Q&quot;);COUNTIF([$'November 2024'.C8:.AF8];&quot;Q&quot;);COUNTIF([$'December 2024'.C8:.AG8];&quot;Q&quot;))" office:value-type="float" office:value="0">
            <text:p>0</text:p>
          </table:table-cell>
          <table:table-cell table:formula="of:=SUM(COUNTIF([$'January 2024'.C8:.AG8];&quot;E&quot;);COUNTIF([$'February 2024'.C8:.AE8];&quot;E&quot;);COUNTIF([$'March 2024'.C8:.AG8];&quot;E&quot;);COUNTIF([$'April 2024'.C8:.AF8];&quot;E&quot;);COUNTIF([$'May 2024'.C8:.AG8];&quot;E&quot;);COUNTIF([$'June 2024'.C8:.AF8];&quot;E&quot;);COUNTIF([$'July 2024'.C8:.AG8];&quot;E&quot;);COUNTIF([$'August 2024'.C8:.AG8];&quot;E&quot;);COUNTIF([$'September 2024'.C8:.AF8];&quot;E&quot;);COUNTIF([$'October 2024'.C8:.AG8];&quot;E&quot;);COUNTIF([$'November 2024'.C8:.AF8];&quot;E&quot;);COUNTIF([$'December 2024'.C8:.AG8];&quot;E&quot;))" office:value-type="float" office:value="0">
            <text:p>0</text:p>
          </table:table-cell>
          <table:table-cell table:formula="of:=SUM(COUNTIF([$'January 2024'.C8:.AG8];&quot;S&quot;);COUNTIF([$'February 2024'.C8:.AE8];&quot;S&quot;);COUNTIF([$'March 2024'.C8:.AG8];&quot;S&quot;);COUNTIF([$'April 2024'.C8:.AF8];&quot;S&quot;);COUNTIF([$'May 2024'.C8:.AG8];&quot;S&quot;);COUNTIF([$'June 2024'.C8:.AF8];&quot;S&quot;);COUNTIF([$'July 2024'.C8:.AG8];&quot;S&quot;);COUNTIF([$'August 2024'.C8:.AG8];&quot;S&quot;);COUNTIF([$'September 2024'.C8:.AF8];&quot;S&quot;);COUNTIF([$'October 2024'.C8:.AG8];&quot;S&quot;);COUNTIF([$'November 2024'.C8:.AF8];&quot;S&quot;);COUNTIF([$'December 2024'.C8:.AG8];&quot;S&quot;))" office:value-type="float" office:value="0">
            <text:p>0</text:p>
          </table:table-cell>
          <table:table-cell table:formula="of:=SUM(COUNTIF([$'January 2024'.C8:.AG8];&quot;M&quot;);COUNTIF([$'February 2024'.C8:.AE8];&quot;M&quot;);COUNTIF([$'March 2024'.C8:.AG8];&quot;M&quot;);COUNTIF([$'April 2024'.C8:.AF8];&quot;M&quot;);COUNTIF([$'May 2024'.C8:.AG8];&quot;M&quot;);COUNTIF([$'June 2024'.C8:.AF8];&quot;M&quot;);COUNTIF([$'July 2024'.C8:.AG8];&quot;M&quot;);COUNTIF([$'August 2024'.C8:.AG8];&quot;M&quot;);COUNTIF([$'September 2024'.C8:.AF8];&quot;M&quot;);COUNTIF([$'October 2024'.C8:.AG8];&quot;M&quot;);COUNTIF([$'November 2024'.C8:.AF8];&quot;M&quot;);COUNTIF([$'December 2024'.C8:.AG8];&quot;M&quot;))" office:value-type="float" office:value="0">
            <text:p>0</text:p>
          </table:table-cell>
          <table:table-cell table:formula="of:=SUM(COUNTIF([$'January 2024'.C8:.AG8];&quot;L&quot;);COUNTIF([$'February 2024'.C8:.AE8];&quot;L&quot;);COUNTIF([$'March 2024'.C8:.AG8];&quot;L&quot;);COUNTIF([$'April 2024'.C8:.AF8];&quot;L&quot;);COUNTIF([$'May 2024'.C8:.AG8];&quot;L&quot;);COUNTIF([$'June 2024'.C8:.AF8];&quot;L&quot;);COUNTIF([$'July 2024'.C8:.AG8];&quot;L&quot;);COUNTIF([$'August 2024'.C8:.AG8];&quot;L&quot;);COUNTIF([$'September 2024'.C8:.AF8];&quot;L&quot;);COUNTIF([$'October 2024'.C8:.AG8];&quot;L&quot;);COUNTIF([$'November 2024'.C8:.AF8];&quot;L&quot;);COUNTIF([$'December 2024'.C8:.AG8];&quot;L&quot;))" office:value-type="float" office:value="0">
            <text:p>0</text:p>
          </table:table-cell>
          <table:table-cell table:formula="of:=SUM(COUNTIF([$'January 2024'.C8:.AG8];&quot;W&quot;);COUNTIF([$'February 2024'.C8:.AE8];&quot;W&quot;);COUNTIF([$'March 2024'.C8:.AG8];&quot;W&quot;);COUNTIF([$'April 2024'.C8:.AF8];&quot;W&quot;);COUNTIF([$'May 2024'.C8:.AG8];&quot;W&quot;);COUNTIF([$'June 2024'.C8:.AF8];&quot;W&quot;);COUNTIF([$'July 2024'.C8:.AG8];&quot;W&quot;);COUNTIF([$'August 2024'.C8:.AG8];&quot;W&quot;);COUNTIF([$'September 2024'.C8:.AF8];&quot;W&quot;);COUNTIF([$'October 2024'.C8:.AG8];&quot;W&quot;);COUNTIF([$'November 2024'.C8:.AF8];&quot;W&quot;);COUNTIF([$'December 2024'.C8:.AG8];&quot;W&quot;))" office:value-type="float" office:value="0">
            <text:p>0</text:p>
          </table:table-cell>
          <table:table-cell table:formula="of:=SUM(COUNTIF([$'January 2024'.C8:.AG8];&quot;B&quot;);COUNTIF([$'February 2024'.C8:.AE8];&quot;B&quot;);COUNTIF([$'March 2024'.C8:.AG8];&quot;B&quot;);COUNTIF([$'April 2024'.C8:.AF8];&quot;B&quot;);COUNTIF([$'May 2024'.C8:.AG8];&quot;B&quot;);COUNTIF([$'June 2024'.C8:.AF8];&quot;B&quot;);COUNTIF([$'July 2024'.C8:.AG8];&quot;B&quot;);COUNTIF([$'August 2024'.C8:.AG8];&quot;B&quot;);COUNTIF([$'September 2024'.C8:.AF8];&quot;B&quot;);COUNTIF([$'October 2024'.C8:.AG8];&quot;B&quot;);COUNTIF([$'November 2024'.C8:.AF8];&quot;B&quot;);COUNTIF([$'December 2024'.C8:.AG8];&quot;B&quot;))" office:value-type="float" office:value="2">
            <text:p>2</text:p>
          </table:table-cell>
          <table:table-cell table:formula="of:=SUM(COUNTIF([$'January 2024'.C8:.AG8];&quot;C&quot;);COUNTIF([$'February 2024'.C8:.AE8];&quot;C&quot;);COUNTIF([$'March 2024'.C8:.AG8];&quot;C&quot;);COUNTIF([$'April 2024'.C8:.AF8];&quot;C&quot;);COUNTIF([$'May 2024'.C8:.AG8];&quot;C&quot;);COUNTIF([$'June 2024'.C8:.AF8];&quot;C&quot;);COUNTIF([$'July 2024'.C8:.AG8];&quot;C&quot;);COUNTIF([$'August 2024'.C8:.AG8];&quot;C&quot;);COUNTIF([$'September 2024'.C8:.AF8];&quot;C&quot;);COUNTIF([$'October 2024'.C8:.AG8];&quot;C&quot;);COUNTIF([$'November 2024'.C8:.AF8];&quot;C&quot;);COUNTIF([$'December 2024'.C8:.AG8];&quot;C&quot;))" office:value-type="float" office:value="0">
            <text:p>0</text:p>
          </table:table-cell>
          <table:table-cell table:formula="of:=SUM(COUNTIF([$'January 2024'.C8:.AG8];&quot;N&quot;);COUNTIF([$'February 2024'.C8:.AE8];&quot;N&quot;);COUNTIF([$'March 2024'.C8:.AG8];&quot;N&quot;);COUNTIF([$'April 2024'.C8:.AF8];&quot;N&quot;);COUNTIF([$'May 2024'.C8:.AG8];&quot;N&quot;);COUNTIF([$'June 2024'.C8:.AF8];&quot;N&quot;);COUNTIF([$'July 2024'.C8:.AG8];&quot;N&quot;);COUNTIF([$'August 2024'.C8:.AG8];&quot;N&quot;);COUNTIF([$'September 2024'.C8:.AF8];&quot;N&quot;);COUNTIF([$'October 2024'.C8:.AG8];&quot;N&quot;);COUNTIF([$'November 2024'.C8:.AF8];&quot;N&quot;);COUNTIF([$'December 2024'.C8:.AG8];&quot;N&quot;))" office:value-type="float" office:value="0">
            <text:p>0</text:p>
          </table:table-cell>
          <table:table-cell table:number-columns-repeated="1003"/>
        </table:table-row>
        <table:table-row table:style-name="ro2">
          <table:table-cell/>
          <table:table-cell table:formula="of:=[$'January 2024'.B9]" office:value-type="string" office:string-value="Abdelrahman">
            <text:p>Abdelrahman</text:p>
          </table:table-cell>
          <table:table-cell table:number-columns-repeated="2"/>
          <table:table-cell table:formula="of:=SUM([.C7:.D7])" office:value-type="float" office:value="0">
            <text:p>0</text:p>
          </table:table-cell>
          <table:table-cell/>
          <table:table-cell table:formula="of:=SUM([$'January 2024'.AH9];[$'February 2024'.AF9];[$'March 2024'.AH9];[$'April 2024'.AG9];[$'May 2024'.AH9];[$'June 2024'.AG9];[$'July 2024'.AH9];[$'August 2024'.AH9];[$'September 2024'.AG9];[$'October 2024'.AH9];[$'November 2024'.AG9];[$'December 2024'.AH9])" office:value-type="float" office:value="0">
            <text:p>0</text:p>
          </table:table-cell>
          <table:table-cell table:formula="of:=[.E7]-[.G7]" office:value-type="float" office:value="0">
            <text:p>0</text:p>
          </table:table-cell>
          <table:table-cell/>
          <table:table-cell table:formula="of:=SUM(COUNTIF([$'January 2024'.C9:.AG9];&quot;H&quot;);COUNTIF([$'February 2024'.C9:.AE9];&quot;H&quot;);COUNTIF([$'March 2024'.C9:.AG9];&quot;H&quot;);COUNTIF([$'April 2024'.C9:.AF9];&quot;H&quot;);COUNTIF([$'May 2024'.C9:.AG9];&quot;H&quot;);COUNTIF([$'June 2024'.C9:.AF9];&quot;H&quot;);COUNTIF([$'July 2024'.C9:.AG9];&quot;H&quot;);COUNTIF([$'August 2024'.C9:.AG9];&quot;H&quot;);COUNTIF([$'September 2024'.C9:.AF9];&quot;H&quot;);COUNTIF([$'October 2024'.C9:.AG9];&quot;H&quot;);COUNTIF([$'November 2024'.C9:.AF9];&quot;H&quot;);COUNTIF([$'December 2024'.C9:.AG9];&quot;H&quot;))" office:value-type="float" office:value="0">
            <text:p>0</text:p>
          </table:table-cell>
          <table:table-cell table:formula="of:=SUM(COUNTIF([$'January 2024'.C9:.AG9];&quot;H1&quot;);COUNTIF([$'February 2024'.C9:.AE9];&quot;H1&quot;);COUNTIF([$'March 2024'.C9:.AG9];&quot;H1&quot;);COUNTIF([$'April 2024'.C9:.AF9];&quot;H1&quot;);COUNTIF([$'May 2024'.C9:.AG9];&quot;H1&quot;);COUNTIF([$'June 2024'.C9:.AF9];&quot;H1&quot;);COUNTIF([$'July 2024'.C9:.AG9];&quot;H1&quot;);COUNTIF([$'August 2024'.C9:.AG9];&quot;H1&quot;);COUNTIF([$'September 2024'.C9:.AF9];&quot;H1&quot;);COUNTIF([$'October 2024'.C9:.AG9];&quot;H1&quot;);COUNTIF([$'November 2024'.C9:.AF9];&quot;H1&quot;);COUNTIF([$'December 2024'.C9:.AG9];&quot;H1&quot;))" office:value-type="float" office:value="0">
            <text:p>0</text:p>
          </table:table-cell>
          <table:table-cell table:formula="of:=SUM(COUNTIF([$'January 2024'.C9:.AG9];&quot;H2&quot;);COUNTIF([$'February 2024'.C9:.AE9];&quot;H2&quot;);COUNTIF([$'March 2024'.C9:.AG9];&quot;H2&quot;);COUNTIF([$'April 2024'.C9:.AF9];&quot;H2&quot;);COUNTIF([$'May 2024'.C9:.AG9];&quot;H2&quot;);COUNTIF([$'June 2024'.C9:.AF9];&quot;H2&quot;);COUNTIF([$'July 2024'.C9:.AG9];&quot;H2&quot;);COUNTIF([$'August 2024'.C9:.AG9];&quot;H2&quot;);COUNTIF([$'September 2024'.C9:.AF9];&quot;H2&quot;);COUNTIF([$'October 2024'.C9:.AG9];&quot;H2&quot;);COUNTIF([$'November 2024'.C9:.AF9];&quot;H2&quot;);COUNTIF([$'December 2024'.C9:.AG9];&quot;H2&quot;))" office:value-type="float" office:value="0">
            <text:p>0</text:p>
          </table:table-cell>
          <table:table-cell table:formula="of:=SUM(COUNTIF([$'January 2024'.C9:.AG9];&quot;Q&quot;);COUNTIF([$'February 2024'.C9:.AE9];&quot;Q&quot;);COUNTIF([$'March 2024'.C9:.AG9];&quot;Q&quot;);COUNTIF([$'April 2024'.C9:.AF9];&quot;Q&quot;);COUNTIF([$'May 2024'.C9:.AG9];&quot;Q&quot;);COUNTIF([$'June 2024'.C9:.AF9];&quot;Q&quot;);COUNTIF([$'July 2024'.C9:.AG9];&quot;Q&quot;);COUNTIF([$'August 2024'.C9:.AG9];&quot;Q&quot;);COUNTIF([$'September 2024'.C9:.AF9];&quot;Q&quot;);COUNTIF([$'October 2024'.C9:.AG9];&quot;Q&quot;);COUNTIF([$'November 2024'.C9:.AF9];&quot;Q&quot;);COUNTIF([$'December 2024'.C9:.AG9];&quot;Q&quot;))" office:value-type="float" office:value="0">
            <text:p>0</text:p>
          </table:table-cell>
          <table:table-cell table:formula="of:=SUM(COUNTIF([$'January 2024'.C9:.AG9];&quot;E&quot;);COUNTIF([$'February 2024'.C9:.AE9];&quot;E&quot;);COUNTIF([$'March 2024'.C9:.AG9];&quot;E&quot;);COUNTIF([$'April 2024'.C9:.AF9];&quot;E&quot;);COUNTIF([$'May 2024'.C9:.AG9];&quot;E&quot;);COUNTIF([$'June 2024'.C9:.AF9];&quot;E&quot;);COUNTIF([$'July 2024'.C9:.AG9];&quot;E&quot;);COUNTIF([$'August 2024'.C9:.AG9];&quot;E&quot;);COUNTIF([$'September 2024'.C9:.AF9];&quot;E&quot;);COUNTIF([$'October 2024'.C9:.AG9];&quot;E&quot;);COUNTIF([$'November 2024'.C9:.AF9];&quot;E&quot;);COUNTIF([$'December 2024'.C9:.AG9];&quot;E&quot;))" office:value-type="float" office:value="0">
            <text:p>0</text:p>
          </table:table-cell>
          <table:table-cell table:formula="of:=SUM(COUNTIF([$'January 2024'.C9:.AG9];&quot;S&quot;);COUNTIF([$'February 2024'.C9:.AE9];&quot;S&quot;);COUNTIF([$'March 2024'.C9:.AG9];&quot;S&quot;);COUNTIF([$'April 2024'.C9:.AF9];&quot;S&quot;);COUNTIF([$'May 2024'.C9:.AG9];&quot;S&quot;);COUNTIF([$'June 2024'.C9:.AF9];&quot;S&quot;);COUNTIF([$'July 2024'.C9:.AG9];&quot;S&quot;);COUNTIF([$'August 2024'.C9:.AG9];&quot;S&quot;);COUNTIF([$'September 2024'.C9:.AF9];&quot;S&quot;);COUNTIF([$'October 2024'.C9:.AG9];&quot;S&quot;);COUNTIF([$'November 2024'.C9:.AF9];&quot;S&quot;);COUNTIF([$'December 2024'.C9:.AG9];&quot;S&quot;))" office:value-type="float" office:value="0">
            <text:p>0</text:p>
          </table:table-cell>
          <table:table-cell table:formula="of:=SUM(COUNTIF([$'January 2024'.C9:.AG9];&quot;M&quot;);COUNTIF([$'February 2024'.C9:.AE9];&quot;M&quot;);COUNTIF([$'March 2024'.C9:.AG9];&quot;M&quot;);COUNTIF([$'April 2024'.C9:.AF9];&quot;M&quot;);COUNTIF([$'May 2024'.C9:.AG9];&quot;M&quot;);COUNTIF([$'June 2024'.C9:.AF9];&quot;M&quot;);COUNTIF([$'July 2024'.C9:.AG9];&quot;M&quot;);COUNTIF([$'August 2024'.C9:.AG9];&quot;M&quot;);COUNTIF([$'September 2024'.C9:.AF9];&quot;M&quot;);COUNTIF([$'October 2024'.C9:.AG9];&quot;M&quot;);COUNTIF([$'November 2024'.C9:.AF9];&quot;M&quot;);COUNTIF([$'December 2024'.C9:.AG9];&quot;M&quot;))" office:value-type="float" office:value="0">
            <text:p>0</text:p>
          </table:table-cell>
          <table:table-cell table:formula="of:=SUM(COUNTIF([$'January 2024'.C9:.AG9];&quot;L&quot;);COUNTIF([$'February 2024'.C9:.AE9];&quot;L&quot;);COUNTIF([$'March 2024'.C9:.AG9];&quot;L&quot;);COUNTIF([$'April 2024'.C9:.AF9];&quot;L&quot;);COUNTIF([$'May 2024'.C9:.AG9];&quot;L&quot;);COUNTIF([$'June 2024'.C9:.AF9];&quot;L&quot;);COUNTIF([$'July 2024'.C9:.AG9];&quot;L&quot;);COUNTIF([$'August 2024'.C9:.AG9];&quot;L&quot;);COUNTIF([$'September 2024'.C9:.AF9];&quot;L&quot;);COUNTIF([$'October 2024'.C9:.AG9];&quot;L&quot;);COUNTIF([$'November 2024'.C9:.AF9];&quot;L&quot;);COUNTIF([$'December 2024'.C9:.AG9];&quot;L&quot;))" office:value-type="float" office:value="0">
            <text:p>0</text:p>
          </table:table-cell>
          <table:table-cell table:formula="of:=SUM(COUNTIF([$'January 2024'.C9:.AG9];&quot;W&quot;);COUNTIF([$'February 2024'.C9:.AE9];&quot;W&quot;);COUNTIF([$'March 2024'.C9:.AG9];&quot;W&quot;);COUNTIF([$'April 2024'.C9:.AF9];&quot;W&quot;);COUNTIF([$'May 2024'.C9:.AG9];&quot;W&quot;);COUNTIF([$'June 2024'.C9:.AF9];&quot;W&quot;);COUNTIF([$'July 2024'.C9:.AG9];&quot;W&quot;);COUNTIF([$'August 2024'.C9:.AG9];&quot;W&quot;);COUNTIF([$'September 2024'.C9:.AF9];&quot;W&quot;);COUNTIF([$'October 2024'.C9:.AG9];&quot;W&quot;);COUNTIF([$'November 2024'.C9:.AF9];&quot;W&quot;);COUNTIF([$'December 2024'.C9:.AG9];&quot;W&quot;))" office:value-type="float" office:value="0">
            <text:p>0</text:p>
          </table:table-cell>
          <table:table-cell table:formula="of:=SUM(COUNTIF([$'January 2024'.C9:.AG9];&quot;B&quot;);COUNTIF([$'February 2024'.C9:.AE9];&quot;B&quot;);COUNTIF([$'March 2024'.C9:.AG9];&quot;B&quot;);COUNTIF([$'April 2024'.C9:.AF9];&quot;B&quot;);COUNTIF([$'May 2024'.C9:.AG9];&quot;B&quot;);COUNTIF([$'June 2024'.C9:.AF9];&quot;B&quot;);COUNTIF([$'July 2024'.C9:.AG9];&quot;B&quot;);COUNTIF([$'August 2024'.C9:.AG9];&quot;B&quot;);COUNTIF([$'September 2024'.C9:.AF9];&quot;B&quot;);COUNTIF([$'October 2024'.C9:.AG9];&quot;B&quot;);COUNTIF([$'November 2024'.C9:.AF9];&quot;B&quot;);COUNTIF([$'December 2024'.C9:.AG9];&quot;B&quot;))" office:value-type="float" office:value="2">
            <text:p>2</text:p>
          </table:table-cell>
          <table:table-cell table:formula="of:=SUM(COUNTIF([$'January 2024'.C9:.AG9];&quot;C&quot;);COUNTIF([$'February 2024'.C9:.AE9];&quot;C&quot;);COUNTIF([$'March 2024'.C9:.AG9];&quot;C&quot;);COUNTIF([$'April 2024'.C9:.AF9];&quot;C&quot;);COUNTIF([$'May 2024'.C9:.AG9];&quot;C&quot;);COUNTIF([$'June 2024'.C9:.AF9];&quot;C&quot;);COUNTIF([$'July 2024'.C9:.AG9];&quot;C&quot;);COUNTIF([$'August 2024'.C9:.AG9];&quot;C&quot;);COUNTIF([$'September 2024'.C9:.AF9];&quot;C&quot;);COUNTIF([$'October 2024'.C9:.AG9];&quot;C&quot;);COUNTIF([$'November 2024'.C9:.AF9];&quot;C&quot;);COUNTIF([$'December 2024'.C9:.AG9];&quot;C&quot;))" office:value-type="float" office:value="0">
            <text:p>0</text:p>
          </table:table-cell>
          <table:table-cell table:formula="of:=SUM(COUNTIF([$'January 2024'.C9:.AG9];&quot;N&quot;);COUNTIF([$'February 2024'.C9:.AE9];&quot;N&quot;);COUNTIF([$'March 2024'.C9:.AG9];&quot;N&quot;);COUNTIF([$'April 2024'.C9:.AF9];&quot;N&quot;);COUNTIF([$'May 2024'.C9:.AG9];&quot;N&quot;);COUNTIF([$'June 2024'.C9:.AF9];&quot;N&quot;);COUNTIF([$'July 2024'.C9:.AG9];&quot;N&quot;);COUNTIF([$'August 2024'.C9:.AG9];&quot;N&quot;);COUNTIF([$'September 2024'.C9:.AF9];&quot;N&quot;);COUNTIF([$'October 2024'.C9:.AG9];&quot;N&quot;);COUNTIF([$'November 2024'.C9:.AF9];&quot;N&quot;);COUNTIF([$'December 2024'.C9:.AG9];&quot;N&quot;))" office:value-type="float" office:value="0">
            <text:p>0</text:p>
          </table:table-cell>
          <table:table-cell table:number-columns-repeated="1003"/>
        </table:table-row>
        <table:table-row table:style-name="ro2">
          <table:table-cell/>
          <table:table-cell table:formula="of:=[$'January 2024'.B10]" office:value-type="string" office:string-value="Mostafa Abozaid">
            <text:p>Mostafa Abozaid</text:p>
          </table:table-cell>
          <table:table-cell table:number-columns-repeated="2"/>
          <table:table-cell table:formula="of:=SUM([.C8:.D8])" office:value-type="float" office:value="0">
            <text:p>0</text:p>
          </table:table-cell>
          <table:table-cell/>
          <table:table-cell table:formula="of:=SUM([$'January 2024'.AH10];[$'February 2024'.AF10];[$'March 2024'.AH10];[$'April 2024'.AG10];[$'May 2024'.AH10];[$'June 2024'.AG10];[$'July 2024'.AH10];[$'August 2024'.AH10];[$'September 2024'.AG10];[$'October 2024'.AH10];[$'November 2024'.AG10];[$'December 2024'.AH10])" office:value-type="float" office:value="0">
            <text:p>0</text:p>
          </table:table-cell>
          <table:table-cell table:formula="of:=[.E8]-[.G8]" office:value-type="float" office:value="0">
            <text:p>0</text:p>
          </table:table-cell>
          <table:table-cell/>
          <table:table-cell table:formula="of:=SUM(COUNTIF([$'January 2024'.C10:.AG10];&quot;H&quot;);COUNTIF([$'February 2024'.C10:.AE10];&quot;H&quot;);COUNTIF([$'March 2024'.C10:.AG10];&quot;H&quot;);COUNTIF([$'April 2024'.C10:.AF10];&quot;H&quot;);COUNTIF([$'May 2024'.C10:.AG10];&quot;H&quot;);COUNTIF([$'June 2024'.C10:.AF10];&quot;H&quot;);COUNTIF([$'July 2024'.C10:.AG10];&quot;H&quot;);COUNTIF([$'August 2024'.C10:.AG10];&quot;H&quot;);COUNTIF([$'September 2024'.C10:.AF10];&quot;H&quot;);COUNTIF([$'October 2024'.C10:.AG10];&quot;H&quot;);COUNTIF([$'November 2024'.C10:.AF10];&quot;H&quot;);COUNTIF([$'December 2024'.C10:.AG10];&quot;H&quot;))" office:value-type="float" office:value="0">
            <text:p>0</text:p>
          </table:table-cell>
          <table:table-cell table:formula="of:=SUM(COUNTIF([$'January 2024'.C10:.AG10];&quot;H1&quot;);COUNTIF([$'February 2024'.C10:.AE10];&quot;H1&quot;);COUNTIF([$'March 2024'.C10:.AG10];&quot;H1&quot;);COUNTIF([$'April 2024'.C10:.AF10];&quot;H1&quot;);COUNTIF([$'May 2024'.C10:.AG10];&quot;H1&quot;);COUNTIF([$'June 2024'.C10:.AF10];&quot;H1&quot;);COUNTIF([$'July 2024'.C10:.AG10];&quot;H1&quot;);COUNTIF([$'August 2024'.C10:.AG10];&quot;H1&quot;);COUNTIF([$'September 2024'.C10:.AF10];&quot;H1&quot;);COUNTIF([$'October 2024'.C10:.AG10];&quot;H1&quot;);COUNTIF([$'November 2024'.C10:.AF10];&quot;H1&quot;);COUNTIF([$'December 2024'.C10:.AG10];&quot;H1&quot;))" office:value-type="float" office:value="0">
            <text:p>0</text:p>
          </table:table-cell>
          <table:table-cell table:formula="of:=SUM(COUNTIF([$'January 2024'.C10:.AG10];&quot;H2&quot;);COUNTIF([$'February 2024'.C10:.AE10];&quot;H2&quot;);COUNTIF([$'March 2024'.C10:.AG10];&quot;H2&quot;);COUNTIF([$'April 2024'.C10:.AF10];&quot;H2&quot;);COUNTIF([$'May 2024'.C10:.AG10];&quot;H2&quot;);COUNTIF([$'June 2024'.C10:.AF10];&quot;H2&quot;);COUNTIF([$'July 2024'.C10:.AG10];&quot;H2&quot;);COUNTIF([$'August 2024'.C10:.AG10];&quot;H2&quot;);COUNTIF([$'September 2024'.C10:.AF10];&quot;H2&quot;);COUNTIF([$'October 2024'.C10:.AG10];&quot;H2&quot;);COUNTIF([$'November 2024'.C10:.AF10];&quot;H2&quot;);COUNTIF([$'December 2024'.C10:.AG10];&quot;H2&quot;))" office:value-type="float" office:value="0">
            <text:p>0</text:p>
          </table:table-cell>
          <table:table-cell table:formula="of:=SUM(COUNTIF([$'January 2024'.C10:.AG10];&quot;Q&quot;);COUNTIF([$'February 2024'.C10:.AE10];&quot;Q&quot;);COUNTIF([$'March 2024'.C10:.AG10];&quot;Q&quot;);COUNTIF([$'April 2024'.C10:.AF10];&quot;Q&quot;);COUNTIF([$'May 2024'.C10:.AG10];&quot;Q&quot;);COUNTIF([$'June 2024'.C10:.AF10];&quot;Q&quot;);COUNTIF([$'July 2024'.C10:.AG10];&quot;Q&quot;);COUNTIF([$'August 2024'.C10:.AG10];&quot;Q&quot;);COUNTIF([$'September 2024'.C10:.AF10];&quot;Q&quot;);COUNTIF([$'October 2024'.C10:.AG10];&quot;Q&quot;);COUNTIF([$'November 2024'.C10:.AF10];&quot;Q&quot;);COUNTIF([$'December 2024'.C10:.AG10];&quot;Q&quot;))" office:value-type="float" office:value="0">
            <text:p>0</text:p>
          </table:table-cell>
          <table:table-cell table:formula="of:=SUM(COUNTIF([$'January 2024'.C10:.AG10];&quot;E&quot;);COUNTIF([$'February 2024'.C10:.AE10];&quot;E&quot;);COUNTIF([$'March 2024'.C10:.AG10];&quot;E&quot;);COUNTIF([$'April 2024'.C10:.AF10];&quot;E&quot;);COUNTIF([$'May 2024'.C10:.AG10];&quot;E&quot;);COUNTIF([$'June 2024'.C10:.AF10];&quot;E&quot;);COUNTIF([$'July 2024'.C10:.AG10];&quot;E&quot;);COUNTIF([$'August 2024'.C10:.AG10];&quot;E&quot;);COUNTIF([$'September 2024'.C10:.AF10];&quot;E&quot;);COUNTIF([$'October 2024'.C10:.AG10];&quot;E&quot;);COUNTIF([$'November 2024'.C10:.AF10];&quot;E&quot;);COUNTIF([$'December 2024'.C10:.AG10];&quot;E&quot;))" office:value-type="float" office:value="0">
            <text:p>0</text:p>
          </table:table-cell>
          <table:table-cell table:formula="of:=SUM(COUNTIF([$'January 2024'.C10:.AG10];&quot;S&quot;);COUNTIF([$'February 2024'.C10:.AE10];&quot;S&quot;);COUNTIF([$'March 2024'.C10:.AG10];&quot;S&quot;);COUNTIF([$'April 2024'.C10:.AF10];&quot;S&quot;);COUNTIF([$'May 2024'.C10:.AG10];&quot;S&quot;);COUNTIF([$'June 2024'.C10:.AF10];&quot;S&quot;);COUNTIF([$'July 2024'.C10:.AG10];&quot;S&quot;);COUNTIF([$'August 2024'.C10:.AG10];&quot;S&quot;);COUNTIF([$'September 2024'.C10:.AF10];&quot;S&quot;);COUNTIF([$'October 2024'.C10:.AG10];&quot;S&quot;);COUNTIF([$'November 2024'.C10:.AF10];&quot;S&quot;);COUNTIF([$'December 2024'.C10:.AG10];&quot;S&quot;))" office:value-type="float" office:value="0">
            <text:p>0</text:p>
          </table:table-cell>
          <table:table-cell table:formula="of:=SUM(COUNTIF([$'January 2024'.C10:.AG10];&quot;M&quot;);COUNTIF([$'February 2024'.C10:.AE10];&quot;M&quot;);COUNTIF([$'March 2024'.C10:.AG10];&quot;M&quot;);COUNTIF([$'April 2024'.C10:.AF10];&quot;M&quot;);COUNTIF([$'May 2024'.C10:.AG10];&quot;M&quot;);COUNTIF([$'June 2024'.C10:.AF10];&quot;M&quot;);COUNTIF([$'July 2024'.C10:.AG10];&quot;M&quot;);COUNTIF([$'August 2024'.C10:.AG10];&quot;M&quot;);COUNTIF([$'September 2024'.C10:.AF10];&quot;M&quot;);COUNTIF([$'October 2024'.C10:.AG10];&quot;M&quot;);COUNTIF([$'November 2024'.C10:.AF10];&quot;M&quot;);COUNTIF([$'December 2024'.C10:.AG10];&quot;M&quot;))" office:value-type="float" office:value="0">
            <text:p>0</text:p>
          </table:table-cell>
          <table:table-cell table:formula="of:=SUM(COUNTIF([$'January 2024'.C10:.AG10];&quot;L&quot;);COUNTIF([$'February 2024'.C10:.AE10];&quot;L&quot;);COUNTIF([$'March 2024'.C10:.AG10];&quot;L&quot;);COUNTIF([$'April 2024'.C10:.AF10];&quot;L&quot;);COUNTIF([$'May 2024'.C10:.AG10];&quot;L&quot;);COUNTIF([$'June 2024'.C10:.AF10];&quot;L&quot;);COUNTIF([$'July 2024'.C10:.AG10];&quot;L&quot;);COUNTIF([$'August 2024'.C10:.AG10];&quot;L&quot;);COUNTIF([$'September 2024'.C10:.AF10];&quot;L&quot;);COUNTIF([$'October 2024'.C10:.AG10];&quot;L&quot;);COUNTIF([$'November 2024'.C10:.AF10];&quot;L&quot;);COUNTIF([$'December 2024'.C10:.AG10];&quot;L&quot;))" office:value-type="float" office:value="0">
            <text:p>0</text:p>
          </table:table-cell>
          <table:table-cell table:formula="of:=SUM(COUNTIF([$'January 2024'.C10:.AG10];&quot;W&quot;);COUNTIF([$'February 2024'.C10:.AE10];&quot;W&quot;);COUNTIF([$'March 2024'.C10:.AG10];&quot;W&quot;);COUNTIF([$'April 2024'.C10:.AF10];&quot;W&quot;);COUNTIF([$'May 2024'.C10:.AG10];&quot;W&quot;);COUNTIF([$'June 2024'.C10:.AF10];&quot;W&quot;);COUNTIF([$'July 2024'.C10:.AG10];&quot;W&quot;);COUNTIF([$'August 2024'.C10:.AG10];&quot;W&quot;);COUNTIF([$'September 2024'.C10:.AF10];&quot;W&quot;);COUNTIF([$'October 2024'.C10:.AG10];&quot;W&quot;);COUNTIF([$'November 2024'.C10:.AF10];&quot;W&quot;);COUNTIF([$'December 2024'.C10:.AG10];&quot;W&quot;))" office:value-type="float" office:value="0">
            <text:p>0</text:p>
          </table:table-cell>
          <table:table-cell table:formula="of:=SUM(COUNTIF([$'January 2024'.C10:.AG10];&quot;B&quot;);COUNTIF([$'February 2024'.C10:.AE10];&quot;B&quot;);COUNTIF([$'March 2024'.C10:.AG10];&quot;B&quot;);COUNTIF([$'April 2024'.C10:.AF10];&quot;B&quot;);COUNTIF([$'May 2024'.C10:.AG10];&quot;B&quot;);COUNTIF([$'June 2024'.C10:.AF10];&quot;B&quot;);COUNTIF([$'July 2024'.C10:.AG10];&quot;B&quot;);COUNTIF([$'August 2024'.C10:.AG10];&quot;B&quot;);COUNTIF([$'September 2024'.C10:.AF10];&quot;B&quot;);COUNTIF([$'October 2024'.C10:.AG10];&quot;B&quot;);COUNTIF([$'November 2024'.C10:.AF10];&quot;B&quot;);COUNTIF([$'December 2024'.C10:.AG10];&quot;B&quot;))" office:value-type="float" office:value="2">
            <text:p>2</text:p>
          </table:table-cell>
          <table:table-cell table:formula="of:=SUM(COUNTIF([$'January 2024'.C10:.AG10];&quot;C&quot;);COUNTIF([$'February 2024'.C10:.AE10];&quot;C&quot;);COUNTIF([$'March 2024'.C10:.AG10];&quot;C&quot;);COUNTIF([$'April 2024'.C10:.AF10];&quot;C&quot;);COUNTIF([$'May 2024'.C10:.AG10];&quot;C&quot;);COUNTIF([$'June 2024'.C10:.AF10];&quot;C&quot;);COUNTIF([$'July 2024'.C10:.AG10];&quot;C&quot;);COUNTIF([$'August 2024'.C10:.AG10];&quot;C&quot;);COUNTIF([$'September 2024'.C10:.AF10];&quot;C&quot;);COUNTIF([$'October 2024'.C10:.AG10];&quot;C&quot;);COUNTIF([$'November 2024'.C10:.AF10];&quot;C&quot;);COUNTIF([$'December 2024'.C10:.AG10];&quot;C&quot;))" office:value-type="float" office:value="0">
            <text:p>0</text:p>
          </table:table-cell>
          <table:table-cell table:formula="of:=SUM(COUNTIF([$'January 2024'.C10:.AG10];&quot;N&quot;);COUNTIF([$'February 2024'.C10:.AE10];&quot;N&quot;);COUNTIF([$'March 2024'.C10:.AG10];&quot;N&quot;);COUNTIF([$'April 2024'.C10:.AF10];&quot;N&quot;);COUNTIF([$'May 2024'.C10:.AG10];&quot;N&quot;);COUNTIF([$'June 2024'.C10:.AF10];&quot;N&quot;);COUNTIF([$'July 2024'.C10:.AG10];&quot;N&quot;);COUNTIF([$'August 2024'.C10:.AG10];&quot;N&quot;);COUNTIF([$'September 2024'.C10:.AF10];&quot;N&quot;);COUNTIF([$'October 2024'.C10:.AG10];&quot;N&quot;);COUNTIF([$'November 2024'.C10:.AF10];&quot;N&quot;);COUNTIF([$'December 2024'.C10:.AG10];&quot;N&quot;))" office:value-type="float" office:value="0">
            <text:p>0</text:p>
          </table:table-cell>
          <table:table-cell table:number-columns-repeated="1003"/>
        </table:table-row>
        <table:table-row table:style-name="ro2">
          <table:table-cell/>
          <table:table-cell table:formula="of:=[$'January 2024'.B11]" office:value-type="string" office:string-value="Nehal">
            <text:p>Nehal</text:p>
          </table:table-cell>
          <table:table-cell table:number-columns-repeated="2"/>
          <table:table-cell table:formula="of:=SUM([.C9:.D9])" office:value-type="float" office:value="0">
            <text:p>0</text:p>
          </table:table-cell>
          <table:table-cell/>
          <table:table-cell table:formula="of:=SUM([$'January 2024'.AH11];[$'February 2024'.AF11];[$'March 2024'.AH11];[$'April 2024'.AG11];[$'May 2024'.AH11];[$'June 2024'.AG11];[$'July 2024'.AH11];[$'August 2024'.AH11];[$'September 2024'.AG11];[$'October 2024'.AH11];[$'November 2024'.AG11];[$'December 2024'.AH11])" office:value-type="float" office:value="0">
            <text:p>0</text:p>
          </table:table-cell>
          <table:table-cell table:formula="of:=[.E9]-[.G9]" office:value-type="float" office:value="0">
            <text:p>0</text:p>
          </table:table-cell>
          <table:table-cell/>
          <table:table-cell table:formula="of:=SUM(COUNTIF([$'January 2024'.C11:.AG11];&quot;H&quot;);COUNTIF([$'February 2024'.C11:.AE11];&quot;H&quot;);COUNTIF([$'March 2024'.C11:.AG11];&quot;H&quot;);COUNTIF([$'April 2024'.C11:.AF11];&quot;H&quot;);COUNTIF([$'May 2024'.C11:.AG11];&quot;H&quot;);COUNTIF([$'June 2024'.C11:.AF11];&quot;H&quot;);COUNTIF([$'July 2024'.C11:.AG11];&quot;H&quot;);COUNTIF([$'August 2024'.C11:.AG11];&quot;H&quot;);COUNTIF([$'September 2024'.C11:.AF11];&quot;H&quot;);COUNTIF([$'October 2024'.C11:.AG11];&quot;H&quot;);COUNTIF([$'November 2024'.C11:.AF11];&quot;H&quot;);COUNTIF([$'December 2024'.C11:.AG11];&quot;H&quot;))" office:value-type="float" office:value="0">
            <text:p>0</text:p>
          </table:table-cell>
          <table:table-cell table:formula="of:=SUM(COUNTIF([$'January 2024'.C11:.AG11];&quot;H1&quot;);COUNTIF([$'February 2024'.C11:.AE11];&quot;H1&quot;);COUNTIF([$'March 2024'.C11:.AG11];&quot;H1&quot;);COUNTIF([$'April 2024'.C11:.AF11];&quot;H1&quot;);COUNTIF([$'May 2024'.C11:.AG11];&quot;H1&quot;);COUNTIF([$'June 2024'.C11:.AF11];&quot;H1&quot;);COUNTIF([$'July 2024'.C11:.AG11];&quot;H1&quot;);COUNTIF([$'August 2024'.C11:.AG11];&quot;H1&quot;);COUNTIF([$'September 2024'.C11:.AF11];&quot;H1&quot;);COUNTIF([$'October 2024'.C11:.AG11];&quot;H1&quot;);COUNTIF([$'November 2024'.C11:.AF11];&quot;H1&quot;);COUNTIF([$'December 2024'.C11:.AG11];&quot;H1&quot;))" office:value-type="float" office:value="0">
            <text:p>0</text:p>
          </table:table-cell>
          <table:table-cell table:formula="of:=SUM(COUNTIF([$'January 2024'.C11:.AG11];&quot;H2&quot;);COUNTIF([$'February 2024'.C11:.AE11];&quot;H2&quot;);COUNTIF([$'March 2024'.C11:.AG11];&quot;H2&quot;);COUNTIF([$'April 2024'.C11:.AF11];&quot;H2&quot;);COUNTIF([$'May 2024'.C11:.AG11];&quot;H2&quot;);COUNTIF([$'June 2024'.C11:.AF11];&quot;H2&quot;);COUNTIF([$'July 2024'.C11:.AG11];&quot;H2&quot;);COUNTIF([$'August 2024'.C11:.AG11];&quot;H2&quot;);COUNTIF([$'September 2024'.C11:.AF11];&quot;H2&quot;);COUNTIF([$'October 2024'.C11:.AG11];&quot;H2&quot;);COUNTIF([$'November 2024'.C11:.AF11];&quot;H2&quot;);COUNTIF([$'December 2024'.C11:.AG11];&quot;H2&quot;))" office:value-type="float" office:value="0">
            <text:p>0</text:p>
          </table:table-cell>
          <table:table-cell table:formula="of:=SUM(COUNTIF([$'January 2024'.C11:.AG11];&quot;Q&quot;);COUNTIF([$'February 2024'.C11:.AE11];&quot;Q&quot;);COUNTIF([$'March 2024'.C11:.AG11];&quot;Q&quot;);COUNTIF([$'April 2024'.C11:.AF11];&quot;Q&quot;);COUNTIF([$'May 2024'.C11:.AG11];&quot;Q&quot;);COUNTIF([$'June 2024'.C11:.AF11];&quot;Q&quot;);COUNTIF([$'July 2024'.C11:.AG11];&quot;Q&quot;);COUNTIF([$'August 2024'.C11:.AG11];&quot;Q&quot;);COUNTIF([$'September 2024'.C11:.AF11];&quot;Q&quot;);COUNTIF([$'October 2024'.C11:.AG11];&quot;Q&quot;);COUNTIF([$'November 2024'.C11:.AF11];&quot;Q&quot;);COUNTIF([$'December 2024'.C11:.AG11];&quot;Q&quot;))" office:value-type="float" office:value="0">
            <text:p>0</text:p>
          </table:table-cell>
          <table:table-cell table:formula="of:=SUM(COUNTIF([$'January 2024'.C11:.AG11];&quot;E&quot;);COUNTIF([$'February 2024'.C11:.AE11];&quot;E&quot;);COUNTIF([$'March 2024'.C11:.AG11];&quot;E&quot;);COUNTIF([$'April 2024'.C11:.AF11];&quot;E&quot;);COUNTIF([$'May 2024'.C11:.AG11];&quot;E&quot;);COUNTIF([$'June 2024'.C11:.AF11];&quot;E&quot;);COUNTIF([$'July 2024'.C11:.AG11];&quot;E&quot;);COUNTIF([$'August 2024'.C11:.AG11];&quot;E&quot;);COUNTIF([$'September 2024'.C11:.AF11];&quot;E&quot;);COUNTIF([$'October 2024'.C11:.AG11];&quot;E&quot;);COUNTIF([$'November 2024'.C11:.AF11];&quot;E&quot;);COUNTIF([$'December 2024'.C11:.AG11];&quot;E&quot;))" office:value-type="float" office:value="0">
            <text:p>0</text:p>
          </table:table-cell>
          <table:table-cell table:formula="of:=SUM(COUNTIF([$'January 2024'.C11:.AG11];&quot;S&quot;);COUNTIF([$'February 2024'.C11:.AE11];&quot;S&quot;);COUNTIF([$'March 2024'.C11:.AG11];&quot;S&quot;);COUNTIF([$'April 2024'.C11:.AF11];&quot;S&quot;);COUNTIF([$'May 2024'.C11:.AG11];&quot;S&quot;);COUNTIF([$'June 2024'.C11:.AF11];&quot;S&quot;);COUNTIF([$'July 2024'.C11:.AG11];&quot;S&quot;);COUNTIF([$'August 2024'.C11:.AG11];&quot;S&quot;);COUNTIF([$'September 2024'.C11:.AF11];&quot;S&quot;);COUNTIF([$'October 2024'.C11:.AG11];&quot;S&quot;);COUNTIF([$'November 2024'.C11:.AF11];&quot;S&quot;);COUNTIF([$'December 2024'.C11:.AG11];&quot;S&quot;))" office:value-type="float" office:value="0">
            <text:p>0</text:p>
          </table:table-cell>
          <table:table-cell table:formula="of:=SUM(COUNTIF([$'January 2024'.C11:.AG11];&quot;M&quot;);COUNTIF([$'February 2024'.C11:.AE11];&quot;M&quot;);COUNTIF([$'March 2024'.C11:.AG11];&quot;M&quot;);COUNTIF([$'April 2024'.C11:.AF11];&quot;M&quot;);COUNTIF([$'May 2024'.C11:.AG11];&quot;M&quot;);COUNTIF([$'June 2024'.C11:.AF11];&quot;M&quot;);COUNTIF([$'July 2024'.C11:.AG11];&quot;M&quot;);COUNTIF([$'August 2024'.C11:.AG11];&quot;M&quot;);COUNTIF([$'September 2024'.C11:.AF11];&quot;M&quot;);COUNTIF([$'October 2024'.C11:.AG11];&quot;M&quot;);COUNTIF([$'November 2024'.C11:.AF11];&quot;M&quot;);COUNTIF([$'December 2024'.C11:.AG11];&quot;M&quot;))" office:value-type="float" office:value="0">
            <text:p>0</text:p>
          </table:table-cell>
          <table:table-cell table:formula="of:=SUM(COUNTIF([$'January 2024'.C11:.AG11];&quot;L&quot;);COUNTIF([$'February 2024'.C11:.AE11];&quot;L&quot;);COUNTIF([$'March 2024'.C11:.AG11];&quot;L&quot;);COUNTIF([$'April 2024'.C11:.AF11];&quot;L&quot;);COUNTIF([$'May 2024'.C11:.AG11];&quot;L&quot;);COUNTIF([$'June 2024'.C11:.AF11];&quot;L&quot;);COUNTIF([$'July 2024'.C11:.AG11];&quot;L&quot;);COUNTIF([$'August 2024'.C11:.AG11];&quot;L&quot;);COUNTIF([$'September 2024'.C11:.AF11];&quot;L&quot;);COUNTIF([$'October 2024'.C11:.AG11];&quot;L&quot;);COUNTIF([$'November 2024'.C11:.AF11];&quot;L&quot;);COUNTIF([$'December 2024'.C11:.AG11];&quot;L&quot;))" office:value-type="float" office:value="0">
            <text:p>0</text:p>
          </table:table-cell>
          <table:table-cell table:formula="of:=SUM(COUNTIF([$'January 2024'.C11:.AG11];&quot;W&quot;);COUNTIF([$'February 2024'.C11:.AE11];&quot;W&quot;);COUNTIF([$'March 2024'.C11:.AG11];&quot;W&quot;);COUNTIF([$'April 2024'.C11:.AF11];&quot;W&quot;);COUNTIF([$'May 2024'.C11:.AG11];&quot;W&quot;);COUNTIF([$'June 2024'.C11:.AF11];&quot;W&quot;);COUNTIF([$'July 2024'.C11:.AG11];&quot;W&quot;);COUNTIF([$'August 2024'.C11:.AG11];&quot;W&quot;);COUNTIF([$'September 2024'.C11:.AF11];&quot;W&quot;);COUNTIF([$'October 2024'.C11:.AG11];&quot;W&quot;);COUNTIF([$'November 2024'.C11:.AF11];&quot;W&quot;);COUNTIF([$'December 2024'.C11:.AG11];&quot;W&quot;))" office:value-type="float" office:value="0">
            <text:p>0</text:p>
          </table:table-cell>
          <table:table-cell table:formula="of:=SUM(COUNTIF([$'January 2024'.C11:.AG11];&quot;B&quot;);COUNTIF([$'February 2024'.C11:.AE11];&quot;B&quot;);COUNTIF([$'March 2024'.C11:.AG11];&quot;B&quot;);COUNTIF([$'April 2024'.C11:.AF11];&quot;B&quot;);COUNTIF([$'May 2024'.C11:.AG11];&quot;B&quot;);COUNTIF([$'June 2024'.C11:.AF11];&quot;B&quot;);COUNTIF([$'July 2024'.C11:.AG11];&quot;B&quot;);COUNTIF([$'August 2024'.C11:.AG11];&quot;B&quot;);COUNTIF([$'September 2024'.C11:.AF11];&quot;B&quot;);COUNTIF([$'October 2024'.C11:.AG11];&quot;B&quot;);COUNTIF([$'November 2024'.C11:.AF11];&quot;B&quot;);COUNTIF([$'December 2024'.C11:.AG11];&quot;B&quot;))" office:value-type="float" office:value="2">
            <text:p>2</text:p>
          </table:table-cell>
          <table:table-cell table:formula="of:=SUM(COUNTIF([$'January 2024'.C11:.AG11];&quot;C&quot;);COUNTIF([$'February 2024'.C11:.AE11];&quot;C&quot;);COUNTIF([$'March 2024'.C11:.AG11];&quot;C&quot;);COUNTIF([$'April 2024'.C11:.AF11];&quot;C&quot;);COUNTIF([$'May 2024'.C11:.AG11];&quot;C&quot;);COUNTIF([$'June 2024'.C11:.AF11];&quot;C&quot;);COUNTIF([$'July 2024'.C11:.AG11];&quot;C&quot;);COUNTIF([$'August 2024'.C11:.AG11];&quot;C&quot;);COUNTIF([$'September 2024'.C11:.AF11];&quot;C&quot;);COUNTIF([$'October 2024'.C11:.AG11];&quot;C&quot;);COUNTIF([$'November 2024'.C11:.AF11];&quot;C&quot;);COUNTIF([$'December 2024'.C11:.AG11];&quot;C&quot;))" office:value-type="float" office:value="0">
            <text:p>0</text:p>
          </table:table-cell>
          <table:table-cell table:formula="of:=SUM(COUNTIF([$'January 2024'.C11:.AG11];&quot;N&quot;);COUNTIF([$'February 2024'.C11:.AE11];&quot;N&quot;);COUNTIF([$'March 2024'.C11:.AG11];&quot;N&quot;);COUNTIF([$'April 2024'.C11:.AF11];&quot;N&quot;);COUNTIF([$'May 2024'.C11:.AG11];&quot;N&quot;);COUNTIF([$'June 2024'.C11:.AF11];&quot;N&quot;);COUNTIF([$'July 2024'.C11:.AG11];&quot;N&quot;);COUNTIF([$'August 2024'.C11:.AG11];&quot;N&quot;);COUNTIF([$'September 2024'.C11:.AF11];&quot;N&quot;);COUNTIF([$'October 2024'.C11:.AG11];&quot;N&quot;);COUNTIF([$'November 2024'.C11:.AF11];&quot;N&quot;);COUNTIF([$'December 2024'.C11:.AG11];&quot;N&quot;))" office:value-type="float" office:value="0">
            <text:p>0</text:p>
          </table:table-cell>
          <table:table-cell table:number-columns-repeated="1003"/>
        </table:table-row>
        <table:table-row table:style-name="ro2">
          <table:table-cell/>
          <table:table-cell table:formula="of:=[$'January 2024'.B12]" office:value-type="string" office:string-value="Mosyafa Hazem">
            <text:p>Mosyafa Hazem</text:p>
          </table:table-cell>
          <table:table-cell table:number-columns-repeated="2"/>
          <table:table-cell table:formula="of:=SUM([.C10:.D10])" office:value-type="float" office:value="0">
            <text:p>0</text:p>
          </table:table-cell>
          <table:table-cell/>
          <table:table-cell table:formula="of:=SUM([$'January 2024'.AH12];[$'February 2024'.AF12];[$'March 2024'.AH12];[$'April 2024'.AG12];[$'May 2024'.AH12];[$'June 2024'.AG12];[$'July 2024'.AH12];[$'August 2024'.AH12];[$'September 2024'.AG12];[$'October 2024'.AH12];[$'November 2024'.AG12];[$'December 2024'.AH12])" office:value-type="float" office:value="0">
            <text:p>0</text:p>
          </table:table-cell>
          <table:table-cell table:formula="of:=[.E10]-[.G10]" office:value-type="float" office:value="0">
            <text:p>0</text:p>
          </table:table-cell>
          <table:table-cell/>
          <table:table-cell table:formula="of:=SUM(COUNTIF([$'January 2024'.C12:.AG12];&quot;H&quot;);COUNTIF([$'February 2024'.C12:.AE12];&quot;H&quot;);COUNTIF([$'March 2024'.C12:.AG12];&quot;H&quot;);COUNTIF([$'April 2024'.C12:.AF12];&quot;H&quot;);COUNTIF([$'May 2024'.C12:.AG12];&quot;H&quot;);COUNTIF([$'June 2024'.C12:.AF12];&quot;H&quot;);COUNTIF([$'July 2024'.C12:.AG12];&quot;H&quot;);COUNTIF([$'August 2024'.C12:.AG12];&quot;H&quot;);COUNTIF([$'September 2024'.C12:.AF12];&quot;H&quot;);COUNTIF([$'October 2024'.C12:.AG12];&quot;H&quot;);COUNTIF([$'November 2024'.C12:.AF12];&quot;H&quot;);COUNTIF([$'December 2024'.C12:.AG12];&quot;H&quot;))" office:value-type="float" office:value="0">
            <text:p>0</text:p>
          </table:table-cell>
          <table:table-cell table:formula="of:=SUM(COUNTIF([$'January 2024'.C12:.AG12];&quot;H1&quot;);COUNTIF([$'February 2024'.C12:.AE12];&quot;H1&quot;);COUNTIF([$'March 2024'.C12:.AG12];&quot;H1&quot;);COUNTIF([$'April 2024'.C12:.AF12];&quot;H1&quot;);COUNTIF([$'May 2024'.C12:.AG12];&quot;H1&quot;);COUNTIF([$'June 2024'.C12:.AF12];&quot;H1&quot;);COUNTIF([$'July 2024'.C12:.AG12];&quot;H1&quot;);COUNTIF([$'August 2024'.C12:.AG12];&quot;H1&quot;);COUNTIF([$'September 2024'.C12:.AF12];&quot;H1&quot;);COUNTIF([$'October 2024'.C12:.AG12];&quot;H1&quot;);COUNTIF([$'November 2024'.C12:.AF12];&quot;H1&quot;);COUNTIF([$'December 2024'.C12:.AG12];&quot;H1&quot;))" office:value-type="float" office:value="0">
            <text:p>0</text:p>
          </table:table-cell>
          <table:table-cell table:formula="of:=SUM(COUNTIF([$'January 2024'.C12:.AG12];&quot;H2&quot;);COUNTIF([$'February 2024'.C12:.AE12];&quot;H2&quot;);COUNTIF([$'March 2024'.C12:.AG12];&quot;H2&quot;);COUNTIF([$'April 2024'.C12:.AF12];&quot;H2&quot;);COUNTIF([$'May 2024'.C12:.AG12];&quot;H2&quot;);COUNTIF([$'June 2024'.C12:.AF12];&quot;H2&quot;);COUNTIF([$'July 2024'.C12:.AG12];&quot;H2&quot;);COUNTIF([$'August 2024'.C12:.AG12];&quot;H2&quot;);COUNTIF([$'September 2024'.C12:.AF12];&quot;H2&quot;);COUNTIF([$'October 2024'.C12:.AG12];&quot;H2&quot;);COUNTIF([$'November 2024'.C12:.AF12];&quot;H2&quot;);COUNTIF([$'December 2024'.C12:.AG12];&quot;H2&quot;))" office:value-type="float" office:value="0">
            <text:p>0</text:p>
          </table:table-cell>
          <table:table-cell table:formula="of:=SUM(COUNTIF([$'January 2024'.C12:.AG12];&quot;Q&quot;);COUNTIF([$'February 2024'.C12:.AE12];&quot;Q&quot;);COUNTIF([$'March 2024'.C12:.AG12];&quot;Q&quot;);COUNTIF([$'April 2024'.C12:.AF12];&quot;Q&quot;);COUNTIF([$'May 2024'.C12:.AG12];&quot;Q&quot;);COUNTIF([$'June 2024'.C12:.AF12];&quot;Q&quot;);COUNTIF([$'July 2024'.C12:.AG12];&quot;Q&quot;);COUNTIF([$'August 2024'.C12:.AG12];&quot;Q&quot;);COUNTIF([$'September 2024'.C12:.AF12];&quot;Q&quot;);COUNTIF([$'October 2024'.C12:.AG12];&quot;Q&quot;);COUNTIF([$'November 2024'.C12:.AF12];&quot;Q&quot;);COUNTIF([$'December 2024'.C12:.AG12];&quot;Q&quot;))" office:value-type="float" office:value="0">
            <text:p>0</text:p>
          </table:table-cell>
          <table:table-cell table:formula="of:=SUM(COUNTIF([$'January 2024'.C12:.AG12];&quot;E&quot;);COUNTIF([$'February 2024'.C12:.AE12];&quot;E&quot;);COUNTIF([$'March 2024'.C12:.AG12];&quot;E&quot;);COUNTIF([$'April 2024'.C12:.AF12];&quot;E&quot;);COUNTIF([$'May 2024'.C12:.AG12];&quot;E&quot;);COUNTIF([$'June 2024'.C12:.AF12];&quot;E&quot;);COUNTIF([$'July 2024'.C12:.AG12];&quot;E&quot;);COUNTIF([$'August 2024'.C12:.AG12];&quot;E&quot;);COUNTIF([$'September 2024'.C12:.AF12];&quot;E&quot;);COUNTIF([$'October 2024'.C12:.AG12];&quot;E&quot;);COUNTIF([$'November 2024'.C12:.AF12];&quot;E&quot;);COUNTIF([$'December 2024'.C12:.AG12];&quot;E&quot;))" office:value-type="float" office:value="0">
            <text:p>0</text:p>
          </table:table-cell>
          <table:table-cell table:formula="of:=SUM(COUNTIF([$'January 2024'.C12:.AG12];&quot;S&quot;);COUNTIF([$'February 2024'.C12:.AE12];&quot;S&quot;);COUNTIF([$'March 2024'.C12:.AG12];&quot;S&quot;);COUNTIF([$'April 2024'.C12:.AF12];&quot;S&quot;);COUNTIF([$'May 2024'.C12:.AG12];&quot;S&quot;);COUNTIF([$'June 2024'.C12:.AF12];&quot;S&quot;);COUNTIF([$'July 2024'.C12:.AG12];&quot;S&quot;);COUNTIF([$'August 2024'.C12:.AG12];&quot;S&quot;);COUNTIF([$'September 2024'.C12:.AF12];&quot;S&quot;);COUNTIF([$'October 2024'.C12:.AG12];&quot;S&quot;);COUNTIF([$'November 2024'.C12:.AF12];&quot;S&quot;);COUNTIF([$'December 2024'.C12:.AG12];&quot;S&quot;))" office:value-type="float" office:value="0">
            <text:p>0</text:p>
          </table:table-cell>
          <table:table-cell table:formula="of:=SUM(COUNTIF([$'January 2024'.C12:.AG12];&quot;M&quot;);COUNTIF([$'February 2024'.C12:.AE12];&quot;M&quot;);COUNTIF([$'March 2024'.C12:.AG12];&quot;M&quot;);COUNTIF([$'April 2024'.C12:.AF12];&quot;M&quot;);COUNTIF([$'May 2024'.C12:.AG12];&quot;M&quot;);COUNTIF([$'June 2024'.C12:.AF12];&quot;M&quot;);COUNTIF([$'July 2024'.C12:.AG12];&quot;M&quot;);COUNTIF([$'August 2024'.C12:.AG12];&quot;M&quot;);COUNTIF([$'September 2024'.C12:.AF12];&quot;M&quot;);COUNTIF([$'October 2024'.C12:.AG12];&quot;M&quot;);COUNTIF([$'November 2024'.C12:.AF12];&quot;M&quot;);COUNTIF([$'December 2024'.C12:.AG12];&quot;M&quot;))" office:value-type="float" office:value="0">
            <text:p>0</text:p>
          </table:table-cell>
          <table:table-cell table:formula="of:=SUM(COUNTIF([$'January 2024'.C12:.AG12];&quot;L&quot;);COUNTIF([$'February 2024'.C12:.AE12];&quot;L&quot;);COUNTIF([$'March 2024'.C12:.AG12];&quot;L&quot;);COUNTIF([$'April 2024'.C12:.AF12];&quot;L&quot;);COUNTIF([$'May 2024'.C12:.AG12];&quot;L&quot;);COUNTIF([$'June 2024'.C12:.AF12];&quot;L&quot;);COUNTIF([$'July 2024'.C12:.AG12];&quot;L&quot;);COUNTIF([$'August 2024'.C12:.AG12];&quot;L&quot;);COUNTIF([$'September 2024'.C12:.AF12];&quot;L&quot;);COUNTIF([$'October 2024'.C12:.AG12];&quot;L&quot;);COUNTIF([$'November 2024'.C12:.AF12];&quot;L&quot;);COUNTIF([$'December 2024'.C12:.AG12];&quot;L&quot;))" office:value-type="float" office:value="0">
            <text:p>0</text:p>
          </table:table-cell>
          <table:table-cell table:formula="of:=SUM(COUNTIF([$'January 2024'.C12:.AG12];&quot;W&quot;);COUNTIF([$'February 2024'.C12:.AE12];&quot;W&quot;);COUNTIF([$'March 2024'.C12:.AG12];&quot;W&quot;);COUNTIF([$'April 2024'.C12:.AF12];&quot;W&quot;);COUNTIF([$'May 2024'.C12:.AG12];&quot;W&quot;);COUNTIF([$'June 2024'.C12:.AF12];&quot;W&quot;);COUNTIF([$'July 2024'.C12:.AG12];&quot;W&quot;);COUNTIF([$'August 2024'.C12:.AG12];&quot;W&quot;);COUNTIF([$'September 2024'.C12:.AF12];&quot;W&quot;);COUNTIF([$'October 2024'.C12:.AG12];&quot;W&quot;);COUNTIF([$'November 2024'.C12:.AF12];&quot;W&quot;);COUNTIF([$'December 2024'.C12:.AG12];&quot;W&quot;))" office:value-type="float" office:value="0">
            <text:p>0</text:p>
          </table:table-cell>
          <table:table-cell table:formula="of:=SUM(COUNTIF([$'January 2024'.C12:.AG12];&quot;B&quot;);COUNTIF([$'February 2024'.C12:.AE12];&quot;B&quot;);COUNTIF([$'March 2024'.C12:.AG12];&quot;B&quot;);COUNTIF([$'April 2024'.C12:.AF12];&quot;B&quot;);COUNTIF([$'May 2024'.C12:.AG12];&quot;B&quot;);COUNTIF([$'June 2024'.C12:.AF12];&quot;B&quot;);COUNTIF([$'July 2024'.C12:.AG12];&quot;B&quot;);COUNTIF([$'August 2024'.C12:.AG12];&quot;B&quot;);COUNTIF([$'September 2024'.C12:.AF12];&quot;B&quot;);COUNTIF([$'October 2024'.C12:.AG12];&quot;B&quot;);COUNTIF([$'November 2024'.C12:.AF12];&quot;B&quot;);COUNTIF([$'December 2024'.C12:.AG12];&quot;B&quot;))" office:value-type="float" office:value="2">
            <text:p>2</text:p>
          </table:table-cell>
          <table:table-cell table:formula="of:=SUM(COUNTIF([$'January 2024'.C12:.AG12];&quot;C&quot;);COUNTIF([$'February 2024'.C12:.AE12];&quot;C&quot;);COUNTIF([$'March 2024'.C12:.AG12];&quot;C&quot;);COUNTIF([$'April 2024'.C12:.AF12];&quot;C&quot;);COUNTIF([$'May 2024'.C12:.AG12];&quot;C&quot;);COUNTIF([$'June 2024'.C12:.AF12];&quot;C&quot;);COUNTIF([$'July 2024'.C12:.AG12];&quot;C&quot;);COUNTIF([$'August 2024'.C12:.AG12];&quot;C&quot;);COUNTIF([$'September 2024'.C12:.AF12];&quot;C&quot;);COUNTIF([$'October 2024'.C12:.AG12];&quot;C&quot;);COUNTIF([$'November 2024'.C12:.AF12];&quot;C&quot;);COUNTIF([$'December 2024'.C12:.AG12];&quot;C&quot;))" office:value-type="float" office:value="0">
            <text:p>0</text:p>
          </table:table-cell>
          <table:table-cell table:formula="of:=SUM(COUNTIF([$'January 2024'.C12:.AG12];&quot;N&quot;);COUNTIF([$'February 2024'.C12:.AE12];&quot;N&quot;);COUNTIF([$'March 2024'.C12:.AG12];&quot;N&quot;);COUNTIF([$'April 2024'.C12:.AF12];&quot;N&quot;);COUNTIF([$'May 2024'.C12:.AG12];&quot;N&quot;);COUNTIF([$'June 2024'.C12:.AF12];&quot;N&quot;);COUNTIF([$'July 2024'.C12:.AG12];&quot;N&quot;);COUNTIF([$'August 2024'.C12:.AG12];&quot;N&quot;);COUNTIF([$'September 2024'.C12:.AF12];&quot;N&quot;);COUNTIF([$'October 2024'.C12:.AG12];&quot;N&quot;);COUNTIF([$'November 2024'.C12:.AF12];&quot;N&quot;);COUNTIF([$'December 2024'.C12:.AG12];&quot;N&quot;))" office:value-type="float" office:value="0">
            <text:p>0</text:p>
          </table:table-cell>
          <table:table-cell table:number-columns-repeated="1003"/>
        </table:table-row>
        <table:table-row table:style-name="ro2">
          <table:table-cell/>
          <table:table-cell table:formula="of:=[$'January 2024'.B13]" office:value-type="string" office:string-value="Mohmed Hashim">
            <text:p>Mohmed Hashim</text:p>
          </table:table-cell>
          <table:table-cell table:number-columns-repeated="2"/>
          <table:table-cell table:formula="of:=SUM([.C11:.D11])" office:value-type="float" office:value="0">
            <text:p>0</text:p>
          </table:table-cell>
          <table:table-cell/>
          <table:table-cell table:formula="of:=SUM([$'January 2024'.AH13];[$'February 2024'.AF13];[$'March 2024'.AH13];[$'April 2024'.AG13];[$'May 2024'.AH13];[$'June 2024'.AG13];[$'July 2024'.AH13];[$'August 2024'.AH13];[$'September 2024'.AG13];[$'October 2024'.AH13];[$'November 2024'.AG13];[$'December 2024'.AH13])" office:value-type="float" office:value="0">
            <text:p>0</text:p>
          </table:table-cell>
          <table:table-cell table:formula="of:=[.E11]-[.G11]" office:value-type="float" office:value="0">
            <text:p>0</text:p>
          </table:table-cell>
          <table:table-cell/>
          <table:table-cell table:formula="of:=SUM(COUNTIF([$'January 2024'.C13:.AG13];&quot;H&quot;);COUNTIF([$'February 2024'.C13:.AE13];&quot;H&quot;);COUNTIF([$'March 2024'.C13:.AG13];&quot;H&quot;);COUNTIF([$'April 2024'.C13:.AF13];&quot;H&quot;);COUNTIF([$'May 2024'.C13:.AG13];&quot;H&quot;);COUNTIF([$'June 2024'.C13:.AF13];&quot;H&quot;);COUNTIF([$'July 2024'.C13:.AG13];&quot;H&quot;);COUNTIF([$'August 2024'.C13:.AG13];&quot;H&quot;);COUNTIF([$'September 2024'.C13:.AF13];&quot;H&quot;);COUNTIF([$'October 2024'.C13:.AG13];&quot;H&quot;);COUNTIF([$'November 2024'.C13:.AF13];&quot;H&quot;);COUNTIF([$'December 2024'.C13:.AG13];&quot;H&quot;))" office:value-type="float" office:value="0">
            <text:p>0</text:p>
          </table:table-cell>
          <table:table-cell table:formula="of:=SUM(COUNTIF([$'January 2024'.C13:.AG13];&quot;H1&quot;);COUNTIF([$'February 2024'.C13:.AE13];&quot;H1&quot;);COUNTIF([$'March 2024'.C13:.AG13];&quot;H1&quot;);COUNTIF([$'April 2024'.C13:.AF13];&quot;H1&quot;);COUNTIF([$'May 2024'.C13:.AG13];&quot;H1&quot;);COUNTIF([$'June 2024'.C13:.AF13];&quot;H1&quot;);COUNTIF([$'July 2024'.C13:.AG13];&quot;H1&quot;);COUNTIF([$'August 2024'.C13:.AG13];&quot;H1&quot;);COUNTIF([$'September 2024'.C13:.AF13];&quot;H1&quot;);COUNTIF([$'October 2024'.C13:.AG13];&quot;H1&quot;);COUNTIF([$'November 2024'.C13:.AF13];&quot;H1&quot;);COUNTIF([$'December 2024'.C13:.AG13];&quot;H1&quot;))" office:value-type="float" office:value="0">
            <text:p>0</text:p>
          </table:table-cell>
          <table:table-cell table:formula="of:=SUM(COUNTIF([$'January 2024'.C13:.AG13];&quot;H2&quot;);COUNTIF([$'February 2024'.C13:.AE13];&quot;H2&quot;);COUNTIF([$'March 2024'.C13:.AG13];&quot;H2&quot;);COUNTIF([$'April 2024'.C13:.AF13];&quot;H2&quot;);COUNTIF([$'May 2024'.C13:.AG13];&quot;H2&quot;);COUNTIF([$'June 2024'.C13:.AF13];&quot;H2&quot;);COUNTIF([$'July 2024'.C13:.AG13];&quot;H2&quot;);COUNTIF([$'August 2024'.C13:.AG13];&quot;H2&quot;);COUNTIF([$'September 2024'.C13:.AF13];&quot;H2&quot;);COUNTIF([$'October 2024'.C13:.AG13];&quot;H2&quot;);COUNTIF([$'November 2024'.C13:.AF13];&quot;H2&quot;);COUNTIF([$'December 2024'.C13:.AG13];&quot;H2&quot;))" office:value-type="float" office:value="0">
            <text:p>0</text:p>
          </table:table-cell>
          <table:table-cell table:formula="of:=SUM(COUNTIF([$'January 2024'.C13:.AG13];&quot;Q&quot;);COUNTIF([$'February 2024'.C13:.AE13];&quot;Q&quot;);COUNTIF([$'March 2024'.C13:.AG13];&quot;Q&quot;);COUNTIF([$'April 2024'.C13:.AF13];&quot;Q&quot;);COUNTIF([$'May 2024'.C13:.AG13];&quot;Q&quot;);COUNTIF([$'June 2024'.C13:.AF13];&quot;Q&quot;);COUNTIF([$'July 2024'.C13:.AG13];&quot;Q&quot;);COUNTIF([$'August 2024'.C13:.AG13];&quot;Q&quot;);COUNTIF([$'September 2024'.C13:.AF13];&quot;Q&quot;);COUNTIF([$'October 2024'.C13:.AG13];&quot;Q&quot;);COUNTIF([$'November 2024'.C13:.AF13];&quot;Q&quot;);COUNTIF([$'December 2024'.C13:.AG13];&quot;Q&quot;))" office:value-type="float" office:value="0">
            <text:p>0</text:p>
          </table:table-cell>
          <table:table-cell table:formula="of:=SUM(COUNTIF([$'January 2024'.C13:.AG13];&quot;E&quot;);COUNTIF([$'February 2024'.C13:.AE13];&quot;E&quot;);COUNTIF([$'March 2024'.C13:.AG13];&quot;E&quot;);COUNTIF([$'April 2024'.C13:.AF13];&quot;E&quot;);COUNTIF([$'May 2024'.C13:.AG13];&quot;E&quot;);COUNTIF([$'June 2024'.C13:.AF13];&quot;E&quot;);COUNTIF([$'July 2024'.C13:.AG13];&quot;E&quot;);COUNTIF([$'August 2024'.C13:.AG13];&quot;E&quot;);COUNTIF([$'September 2024'.C13:.AF13];&quot;E&quot;);COUNTIF([$'October 2024'.C13:.AG13];&quot;E&quot;);COUNTIF([$'November 2024'.C13:.AF13];&quot;E&quot;);COUNTIF([$'December 2024'.C13:.AG13];&quot;E&quot;))" office:value-type="float" office:value="0">
            <text:p>0</text:p>
          </table:table-cell>
          <table:table-cell table:formula="of:=SUM(COUNTIF([$'January 2024'.C13:.AG13];&quot;S&quot;);COUNTIF([$'February 2024'.C13:.AE13];&quot;S&quot;);COUNTIF([$'March 2024'.C13:.AG13];&quot;S&quot;);COUNTIF([$'April 2024'.C13:.AF13];&quot;S&quot;);COUNTIF([$'May 2024'.C13:.AG13];&quot;S&quot;);COUNTIF([$'June 2024'.C13:.AF13];&quot;S&quot;);COUNTIF([$'July 2024'.C13:.AG13];&quot;S&quot;);COUNTIF([$'August 2024'.C13:.AG13];&quot;S&quot;);COUNTIF([$'September 2024'.C13:.AF13];&quot;S&quot;);COUNTIF([$'October 2024'.C13:.AG13];&quot;S&quot;);COUNTIF([$'November 2024'.C13:.AF13];&quot;S&quot;);COUNTIF([$'December 2024'.C13:.AG13];&quot;S&quot;))" office:value-type="float" office:value="0">
            <text:p>0</text:p>
          </table:table-cell>
          <table:table-cell table:formula="of:=SUM(COUNTIF([$'January 2024'.C13:.AG13];&quot;M&quot;);COUNTIF([$'February 2024'.C13:.AE13];&quot;M&quot;);COUNTIF([$'March 2024'.C13:.AG13];&quot;M&quot;);COUNTIF([$'April 2024'.C13:.AF13];&quot;M&quot;);COUNTIF([$'May 2024'.C13:.AG13];&quot;M&quot;);COUNTIF([$'June 2024'.C13:.AF13];&quot;M&quot;);COUNTIF([$'July 2024'.C13:.AG13];&quot;M&quot;);COUNTIF([$'August 2024'.C13:.AG13];&quot;M&quot;);COUNTIF([$'September 2024'.C13:.AF13];&quot;M&quot;);COUNTIF([$'October 2024'.C13:.AG13];&quot;M&quot;);COUNTIF([$'November 2024'.C13:.AF13];&quot;M&quot;);COUNTIF([$'December 2024'.C13:.AG13];&quot;M&quot;))" office:value-type="float" office:value="0">
            <text:p>0</text:p>
          </table:table-cell>
          <table:table-cell table:formula="of:=SUM(COUNTIF([$'January 2024'.C13:.AG13];&quot;L&quot;);COUNTIF([$'February 2024'.C13:.AE13];&quot;L&quot;);COUNTIF([$'March 2024'.C13:.AG13];&quot;L&quot;);COUNTIF([$'April 2024'.C13:.AF13];&quot;L&quot;);COUNTIF([$'May 2024'.C13:.AG13];&quot;L&quot;);COUNTIF([$'June 2024'.C13:.AF13];&quot;L&quot;);COUNTIF([$'July 2024'.C13:.AG13];&quot;L&quot;);COUNTIF([$'August 2024'.C13:.AG13];&quot;L&quot;);COUNTIF([$'September 2024'.C13:.AF13];&quot;L&quot;);COUNTIF([$'October 2024'.C13:.AG13];&quot;L&quot;);COUNTIF([$'November 2024'.C13:.AF13];&quot;L&quot;);COUNTIF([$'December 2024'.C13:.AG13];&quot;L&quot;))" office:value-type="float" office:value="0">
            <text:p>0</text:p>
          </table:table-cell>
          <table:table-cell table:formula="of:=SUM(COUNTIF([$'January 2024'.C13:.AG13];&quot;W&quot;);COUNTIF([$'February 2024'.C13:.AE13];&quot;W&quot;);COUNTIF([$'March 2024'.C13:.AG13];&quot;W&quot;);COUNTIF([$'April 2024'.C13:.AF13];&quot;W&quot;);COUNTIF([$'May 2024'.C13:.AG13];&quot;W&quot;);COUNTIF([$'June 2024'.C13:.AF13];&quot;W&quot;);COUNTIF([$'July 2024'.C13:.AG13];&quot;W&quot;);COUNTIF([$'August 2024'.C13:.AG13];&quot;W&quot;);COUNTIF([$'September 2024'.C13:.AF13];&quot;W&quot;);COUNTIF([$'October 2024'.C13:.AG13];&quot;W&quot;);COUNTIF([$'November 2024'.C13:.AF13];&quot;W&quot;);COUNTIF([$'December 2024'.C13:.AG13];&quot;W&quot;))" office:value-type="float" office:value="0">
            <text:p>0</text:p>
          </table:table-cell>
          <table:table-cell table:formula="of:=SUM(COUNTIF([$'January 2024'.C13:.AG13];&quot;B&quot;);COUNTIF([$'February 2024'.C13:.AE13];&quot;B&quot;);COUNTIF([$'March 2024'.C13:.AG13];&quot;B&quot;);COUNTIF([$'April 2024'.C13:.AF13];&quot;B&quot;);COUNTIF([$'May 2024'.C13:.AG13];&quot;B&quot;);COUNTIF([$'June 2024'.C13:.AF13];&quot;B&quot;);COUNTIF([$'July 2024'.C13:.AG13];&quot;B&quot;);COUNTIF([$'August 2024'.C13:.AG13];&quot;B&quot;);COUNTIF([$'September 2024'.C13:.AF13];&quot;B&quot;);COUNTIF([$'October 2024'.C13:.AG13];&quot;B&quot;);COUNTIF([$'November 2024'.C13:.AF13];&quot;B&quot;);COUNTIF([$'December 2024'.C13:.AG13];&quot;B&quot;))" office:value-type="float" office:value="2">
            <text:p>2</text:p>
          </table:table-cell>
          <table:table-cell table:formula="of:=SUM(COUNTIF([$'January 2024'.C13:.AG13];&quot;C&quot;);COUNTIF([$'February 2024'.C13:.AE13];&quot;C&quot;);COUNTIF([$'March 2024'.C13:.AG13];&quot;C&quot;);COUNTIF([$'April 2024'.C13:.AF13];&quot;C&quot;);COUNTIF([$'May 2024'.C13:.AG13];&quot;C&quot;);COUNTIF([$'June 2024'.C13:.AF13];&quot;C&quot;);COUNTIF([$'July 2024'.C13:.AG13];&quot;C&quot;);COUNTIF([$'August 2024'.C13:.AG13];&quot;C&quot;);COUNTIF([$'September 2024'.C13:.AF13];&quot;C&quot;);COUNTIF([$'October 2024'.C13:.AG13];&quot;C&quot;);COUNTIF([$'November 2024'.C13:.AF13];&quot;C&quot;);COUNTIF([$'December 2024'.C13:.AG13];&quot;C&quot;))" office:value-type="float" office:value="0">
            <text:p>0</text:p>
          </table:table-cell>
          <table:table-cell table:formula="of:=SUM(COUNTIF([$'January 2024'.C13:.AG13];&quot;N&quot;);COUNTIF([$'February 2024'.C13:.AE13];&quot;N&quot;);COUNTIF([$'March 2024'.C13:.AG13];&quot;N&quot;);COUNTIF([$'April 2024'.C13:.AF13];&quot;N&quot;);COUNTIF([$'May 2024'.C13:.AG13];&quot;N&quot;);COUNTIF([$'June 2024'.C13:.AF13];&quot;N&quot;);COUNTIF([$'July 2024'.C13:.AG13];&quot;N&quot;);COUNTIF([$'August 2024'.C13:.AG13];&quot;N&quot;);COUNTIF([$'September 2024'.C13:.AF13];&quot;N&quot;);COUNTIF([$'October 2024'.C13:.AG13];&quot;N&quot;);COUNTIF([$'November 2024'.C13:.AF13];&quot;N&quot;);COUNTIF([$'December 2024'.C13:.AG13];&quot;N&quot;))" office:value-type="float" office:value="0">
            <text:p>0</text:p>
          </table:table-cell>
          <table:table-cell table:number-columns-repeated="1003"/>
        </table:table-row>
        <table:table-row table:style-name="ro2">
          <table:table-cell/>
          <table:table-cell table:formula="of:=[$'January 2024'.B14]" office:value-type="string" office:string-value="Nabhan">
            <text:p>Nabhan</text:p>
          </table:table-cell>
          <table:table-cell table:number-columns-repeated="2"/>
          <table:table-cell table:formula="of:=SUM([.C12:.D12])" office:value-type="float" office:value="0">
            <text:p>0</text:p>
          </table:table-cell>
          <table:table-cell/>
          <table:table-cell table:formula="of:=SUM([$'January 2024'.AH14];[$'February 2024'.AF14];[$'March 2024'.AH14];[$'April 2024'.AG14];[$'May 2024'.AH14];[$'June 2024'.AG14];[$'July 2024'.AH14];[$'August 2024'.AH14];[$'September 2024'.AG14];[$'October 2024'.AH14];[$'November 2024'.AG14];[$'December 2024'.AH14])" office:value-type="float" office:value="0">
            <text:p>0</text:p>
          </table:table-cell>
          <table:table-cell table:formula="of:=[.E12]-[.G12]" office:value-type="float" office:value="0">
            <text:p>0</text:p>
          </table:table-cell>
          <table:table-cell/>
          <table:table-cell table:formula="of:=SUM(COUNTIF([$'January 2024'.C14:.AG14];&quot;H&quot;);COUNTIF([$'February 2024'.C14:.AE14];&quot;H&quot;);COUNTIF([$'March 2024'.C14:.AG14];&quot;H&quot;);COUNTIF([$'April 2024'.C14:.AF14];&quot;H&quot;);COUNTIF([$'May 2024'.C14:.AG14];&quot;H&quot;);COUNTIF([$'June 2024'.C14:.AF14];&quot;H&quot;);COUNTIF([$'July 2024'.C14:.AG14];&quot;H&quot;);COUNTIF([$'August 2024'.C14:.AG14];&quot;H&quot;);COUNTIF([$'September 2024'.C14:.AF14];&quot;H&quot;);COUNTIF([$'October 2024'.C14:.AG14];&quot;H&quot;);COUNTIF([$'November 2024'.C14:.AF14];&quot;H&quot;);COUNTIF([$'December 2024'.C14:.AG14];&quot;H&quot;))" office:value-type="float" office:value="0">
            <text:p>0</text:p>
          </table:table-cell>
          <table:table-cell table:formula="of:=SUM(COUNTIF([$'January 2024'.C14:.AG14];&quot;H1&quot;);COUNTIF([$'February 2024'.C14:.AE14];&quot;H1&quot;);COUNTIF([$'March 2024'.C14:.AG14];&quot;H1&quot;);COUNTIF([$'April 2024'.C14:.AF14];&quot;H1&quot;);COUNTIF([$'May 2024'.C14:.AG14];&quot;H1&quot;);COUNTIF([$'June 2024'.C14:.AF14];&quot;H1&quot;);COUNTIF([$'July 2024'.C14:.AG14];&quot;H1&quot;);COUNTIF([$'August 2024'.C14:.AG14];&quot;H1&quot;);COUNTIF([$'September 2024'.C14:.AF14];&quot;H1&quot;);COUNTIF([$'October 2024'.C14:.AG14];&quot;H1&quot;);COUNTIF([$'November 2024'.C14:.AF14];&quot;H1&quot;);COUNTIF([$'December 2024'.C14:.AG14];&quot;H1&quot;))" office:value-type="float" office:value="0">
            <text:p>0</text:p>
          </table:table-cell>
          <table:table-cell table:formula="of:=SUM(COUNTIF([$'January 2024'.C14:.AG14];&quot;H2&quot;);COUNTIF([$'February 2024'.C14:.AE14];&quot;H2&quot;);COUNTIF([$'March 2024'.C14:.AG14];&quot;H2&quot;);COUNTIF([$'April 2024'.C14:.AF14];&quot;H2&quot;);COUNTIF([$'May 2024'.C14:.AG14];&quot;H2&quot;);COUNTIF([$'June 2024'.C14:.AF14];&quot;H2&quot;);COUNTIF([$'July 2024'.C14:.AG14];&quot;H2&quot;);COUNTIF([$'August 2024'.C14:.AG14];&quot;H2&quot;);COUNTIF([$'September 2024'.C14:.AF14];&quot;H2&quot;);COUNTIF([$'October 2024'.C14:.AG14];&quot;H2&quot;);COUNTIF([$'November 2024'.C14:.AF14];&quot;H2&quot;);COUNTIF([$'December 2024'.C14:.AG14];&quot;H2&quot;))" office:value-type="float" office:value="0">
            <text:p>0</text:p>
          </table:table-cell>
          <table:table-cell table:formula="of:=SUM(COUNTIF([$'January 2024'.C14:.AG14];&quot;Q&quot;);COUNTIF([$'February 2024'.C14:.AE14];&quot;Q&quot;);COUNTIF([$'March 2024'.C14:.AG14];&quot;Q&quot;);COUNTIF([$'April 2024'.C14:.AF14];&quot;Q&quot;);COUNTIF([$'May 2024'.C14:.AG14];&quot;Q&quot;);COUNTIF([$'June 2024'.C14:.AF14];&quot;Q&quot;);COUNTIF([$'July 2024'.C14:.AG14];&quot;Q&quot;);COUNTIF([$'August 2024'.C14:.AG14];&quot;Q&quot;);COUNTIF([$'September 2024'.C14:.AF14];&quot;Q&quot;);COUNTIF([$'October 2024'.C14:.AG14];&quot;Q&quot;);COUNTIF([$'November 2024'.C14:.AF14];&quot;Q&quot;);COUNTIF([$'December 2024'.C14:.AG14];&quot;Q&quot;))" office:value-type="float" office:value="0">
            <text:p>0</text:p>
          </table:table-cell>
          <table:table-cell table:formula="of:=SUM(COUNTIF([$'January 2024'.C14:.AG14];&quot;E&quot;);COUNTIF([$'February 2024'.C14:.AE14];&quot;E&quot;);COUNTIF([$'March 2024'.C14:.AG14];&quot;E&quot;);COUNTIF([$'April 2024'.C14:.AF14];&quot;E&quot;);COUNTIF([$'May 2024'.C14:.AG14];&quot;E&quot;);COUNTIF([$'June 2024'.C14:.AF14];&quot;E&quot;);COUNTIF([$'July 2024'.C14:.AG14];&quot;E&quot;);COUNTIF([$'August 2024'.C14:.AG14];&quot;E&quot;);COUNTIF([$'September 2024'.C14:.AF14];&quot;E&quot;);COUNTIF([$'October 2024'.C14:.AG14];&quot;E&quot;);COUNTIF([$'November 2024'.C14:.AF14];&quot;E&quot;);COUNTIF([$'December 2024'.C14:.AG14];&quot;E&quot;))" office:value-type="float" office:value="0">
            <text:p>0</text:p>
          </table:table-cell>
          <table:table-cell table:formula="of:=SUM(COUNTIF([$'January 2024'.C14:.AG14];&quot;S&quot;);COUNTIF([$'February 2024'.C14:.AE14];&quot;S&quot;);COUNTIF([$'March 2024'.C14:.AG14];&quot;S&quot;);COUNTIF([$'April 2024'.C14:.AF14];&quot;S&quot;);COUNTIF([$'May 2024'.C14:.AG14];&quot;S&quot;);COUNTIF([$'June 2024'.C14:.AF14];&quot;S&quot;);COUNTIF([$'July 2024'.C14:.AG14];&quot;S&quot;);COUNTIF([$'August 2024'.C14:.AG14];&quot;S&quot;);COUNTIF([$'September 2024'.C14:.AF14];&quot;S&quot;);COUNTIF([$'October 2024'.C14:.AG14];&quot;S&quot;);COUNTIF([$'November 2024'.C14:.AF14];&quot;S&quot;);COUNTIF([$'December 2024'.C14:.AG14];&quot;S&quot;))" office:value-type="float" office:value="0">
            <text:p>0</text:p>
          </table:table-cell>
          <table:table-cell table:formula="of:=SUM(COUNTIF([$'January 2024'.C14:.AG14];&quot;M&quot;);COUNTIF([$'February 2024'.C14:.AE14];&quot;M&quot;);COUNTIF([$'March 2024'.C14:.AG14];&quot;M&quot;);COUNTIF([$'April 2024'.C14:.AF14];&quot;M&quot;);COUNTIF([$'May 2024'.C14:.AG14];&quot;M&quot;);COUNTIF([$'June 2024'.C14:.AF14];&quot;M&quot;);COUNTIF([$'July 2024'.C14:.AG14];&quot;M&quot;);COUNTIF([$'August 2024'.C14:.AG14];&quot;M&quot;);COUNTIF([$'September 2024'.C14:.AF14];&quot;M&quot;);COUNTIF([$'October 2024'.C14:.AG14];&quot;M&quot;);COUNTIF([$'November 2024'.C14:.AF14];&quot;M&quot;);COUNTIF([$'December 2024'.C14:.AG14];&quot;M&quot;))" office:value-type="float" office:value="0">
            <text:p>0</text:p>
          </table:table-cell>
          <table:table-cell table:formula="of:=SUM(COUNTIF([$'January 2024'.C14:.AG14];&quot;L&quot;);COUNTIF([$'February 2024'.C14:.AE14];&quot;L&quot;);COUNTIF([$'March 2024'.C14:.AG14];&quot;L&quot;);COUNTIF([$'April 2024'.C14:.AF14];&quot;L&quot;);COUNTIF([$'May 2024'.C14:.AG14];&quot;L&quot;);COUNTIF([$'June 2024'.C14:.AF14];&quot;L&quot;);COUNTIF([$'July 2024'.C14:.AG14];&quot;L&quot;);COUNTIF([$'August 2024'.C14:.AG14];&quot;L&quot;);COUNTIF([$'September 2024'.C14:.AF14];&quot;L&quot;);COUNTIF([$'October 2024'.C14:.AG14];&quot;L&quot;);COUNTIF([$'November 2024'.C14:.AF14];&quot;L&quot;);COUNTIF([$'December 2024'.C14:.AG14];&quot;L&quot;))" office:value-type="float" office:value="0">
            <text:p>0</text:p>
          </table:table-cell>
          <table:table-cell table:formula="of:=SUM(COUNTIF([$'January 2024'.C14:.AG14];&quot;W&quot;);COUNTIF([$'February 2024'.C14:.AE14];&quot;W&quot;);COUNTIF([$'March 2024'.C14:.AG14];&quot;W&quot;);COUNTIF([$'April 2024'.C14:.AF14];&quot;W&quot;);COUNTIF([$'May 2024'.C14:.AG14];&quot;W&quot;);COUNTIF([$'June 2024'.C14:.AF14];&quot;W&quot;);COUNTIF([$'July 2024'.C14:.AG14];&quot;W&quot;);COUNTIF([$'August 2024'.C14:.AG14];&quot;W&quot;);COUNTIF([$'September 2024'.C14:.AF14];&quot;W&quot;);COUNTIF([$'October 2024'.C14:.AG14];&quot;W&quot;);COUNTIF([$'November 2024'.C14:.AF14];&quot;W&quot;);COUNTIF([$'December 2024'.C14:.AG14];&quot;W&quot;))" office:value-type="float" office:value="0">
            <text:p>0</text:p>
          </table:table-cell>
          <table:table-cell table:formula="of:=SUM(COUNTIF([$'January 2024'.C14:.AG14];&quot;B&quot;);COUNTIF([$'February 2024'.C14:.AE14];&quot;B&quot;);COUNTIF([$'March 2024'.C14:.AG14];&quot;B&quot;);COUNTIF([$'April 2024'.C14:.AF14];&quot;B&quot;);COUNTIF([$'May 2024'.C14:.AG14];&quot;B&quot;);COUNTIF([$'June 2024'.C14:.AF14];&quot;B&quot;);COUNTIF([$'July 2024'.C14:.AG14];&quot;B&quot;);COUNTIF([$'August 2024'.C14:.AG14];&quot;B&quot;);COUNTIF([$'September 2024'.C14:.AF14];&quot;B&quot;);COUNTIF([$'October 2024'.C14:.AG14];&quot;B&quot;);COUNTIF([$'November 2024'.C14:.AF14];&quot;B&quot;);COUNTIF([$'December 2024'.C14:.AG14];&quot;B&quot;))" office:value-type="float" office:value="2">
            <text:p>2</text:p>
          </table:table-cell>
          <table:table-cell table:formula="of:=SUM(COUNTIF([$'January 2024'.C14:.AG14];&quot;C&quot;);COUNTIF([$'February 2024'.C14:.AE14];&quot;C&quot;);COUNTIF([$'March 2024'.C14:.AG14];&quot;C&quot;);COUNTIF([$'April 2024'.C14:.AF14];&quot;C&quot;);COUNTIF([$'May 2024'.C14:.AG14];&quot;C&quot;);COUNTIF([$'June 2024'.C14:.AF14];&quot;C&quot;);COUNTIF([$'July 2024'.C14:.AG14];&quot;C&quot;);COUNTIF([$'August 2024'.C14:.AG14];&quot;C&quot;);COUNTIF([$'September 2024'.C14:.AF14];&quot;C&quot;);COUNTIF([$'October 2024'.C14:.AG14];&quot;C&quot;);COUNTIF([$'November 2024'.C14:.AF14];&quot;C&quot;);COUNTIF([$'December 2024'.C14:.AG14];&quot;C&quot;))" office:value-type="float" office:value="0">
            <text:p>0</text:p>
          </table:table-cell>
          <table:table-cell table:formula="of:=SUM(COUNTIF([$'January 2024'.C14:.AG14];&quot;N&quot;);COUNTIF([$'February 2024'.C14:.AE14];&quot;N&quot;);COUNTIF([$'March 2024'.C14:.AG14];&quot;N&quot;);COUNTIF([$'April 2024'.C14:.AF14];&quot;N&quot;);COUNTIF([$'May 2024'.C14:.AG14];&quot;N&quot;);COUNTIF([$'June 2024'.C14:.AF14];&quot;N&quot;);COUNTIF([$'July 2024'.C14:.AG14];&quot;N&quot;);COUNTIF([$'August 2024'.C14:.AG14];&quot;N&quot;);COUNTIF([$'September 2024'.C14:.AF14];&quot;N&quot;);COUNTIF([$'October 2024'.C14:.AG14];&quot;N&quot;);COUNTIF([$'November 2024'.C14:.AF14];&quot;N&quot;);COUNTIF([$'December 2024'.C14:.AG14];&quot;N&quot;))" office:value-type="float" office:value="0">
            <text:p>0</text:p>
          </table:table-cell>
          <table:table-cell table:number-columns-repeated="1003"/>
        </table:table-row>
        <table:table-row table:style-name="ro2">
          <table:table-cell/>
          <table:table-cell table:formula="of:=[$'January 2024'.B15]" office:value-type="string" office:string-value="Nour">
            <text:p>Nour</text:p>
          </table:table-cell>
          <table:table-cell table:number-columns-repeated="2"/>
          <table:table-cell table:formula="of:=SUM([.C13:.D13])" office:value-type="float" office:value="0">
            <text:p>0</text:p>
          </table:table-cell>
          <table:table-cell/>
          <table:table-cell table:formula="of:=SUM([$'January 2024'.AH15];[$'February 2024'.AF15];[$'March 2024'.AH15];[$'April 2024'.AG15];[$'May 2024'.AH15];[$'June 2024'.AG15];[$'July 2024'.AH15];[$'August 2024'.AH15];[$'September 2024'.AG15];[$'October 2024'.AH15];[$'November 2024'.AG15];[$'December 2024'.AH15])" office:value-type="float" office:value="0">
            <text:p>0</text:p>
          </table:table-cell>
          <table:table-cell table:formula="of:=[.E13]-[.G13]" office:value-type="float" office:value="0">
            <text:p>0</text:p>
          </table:table-cell>
          <table:table-cell/>
          <table:table-cell table:formula="of:=SUM(COUNTIF([$'January 2024'.C15:.AG15];&quot;H&quot;);COUNTIF([$'February 2024'.C15:.AE15];&quot;H&quot;);COUNTIF([$'March 2024'.C15:.AG15];&quot;H&quot;);COUNTIF([$'April 2024'.C15:.AF15];&quot;H&quot;);COUNTIF([$'May 2024'.C15:.AG15];&quot;H&quot;);COUNTIF([$'June 2024'.C15:.AF15];&quot;H&quot;);COUNTIF([$'July 2024'.C15:.AG15];&quot;H&quot;);COUNTIF([$'August 2024'.C15:.AG15];&quot;H&quot;);COUNTIF([$'September 2024'.C15:.AF15];&quot;H&quot;);COUNTIF([$'October 2024'.C15:.AG15];&quot;H&quot;);COUNTIF([$'November 2024'.C15:.AF15];&quot;H&quot;);COUNTIF([$'December 2024'.C15:.AG15];&quot;H&quot;))" office:value-type="float" office:value="0">
            <text:p>0</text:p>
          </table:table-cell>
          <table:table-cell table:formula="of:=SUM(COUNTIF([$'January 2024'.C15:.AG15];&quot;H1&quot;);COUNTIF([$'February 2024'.C15:.AE15];&quot;H1&quot;);COUNTIF([$'March 2024'.C15:.AG15];&quot;H1&quot;);COUNTIF([$'April 2024'.C15:.AF15];&quot;H1&quot;);COUNTIF([$'May 2024'.C15:.AG15];&quot;H1&quot;);COUNTIF([$'June 2024'.C15:.AF15];&quot;H1&quot;);COUNTIF([$'July 2024'.C15:.AG15];&quot;H1&quot;);COUNTIF([$'August 2024'.C15:.AG15];&quot;H1&quot;);COUNTIF([$'September 2024'.C15:.AF15];&quot;H1&quot;);COUNTIF([$'October 2024'.C15:.AG15];&quot;H1&quot;);COUNTIF([$'November 2024'.C15:.AF15];&quot;H1&quot;);COUNTIF([$'December 2024'.C15:.AG15];&quot;H1&quot;))" office:value-type="float" office:value="0">
            <text:p>0</text:p>
          </table:table-cell>
          <table:table-cell table:formula="of:=SUM(COUNTIF([$'January 2024'.C15:.AG15];&quot;H2&quot;);COUNTIF([$'February 2024'.C15:.AE15];&quot;H2&quot;);COUNTIF([$'March 2024'.C15:.AG15];&quot;H2&quot;);COUNTIF([$'April 2024'.C15:.AF15];&quot;H2&quot;);COUNTIF([$'May 2024'.C15:.AG15];&quot;H2&quot;);COUNTIF([$'June 2024'.C15:.AF15];&quot;H2&quot;);COUNTIF([$'July 2024'.C15:.AG15];&quot;H2&quot;);COUNTIF([$'August 2024'.C15:.AG15];&quot;H2&quot;);COUNTIF([$'September 2024'.C15:.AF15];&quot;H2&quot;);COUNTIF([$'October 2024'.C15:.AG15];&quot;H2&quot;);COUNTIF([$'November 2024'.C15:.AF15];&quot;H2&quot;);COUNTIF([$'December 2024'.C15:.AG15];&quot;H2&quot;))" office:value-type="float" office:value="0">
            <text:p>0</text:p>
          </table:table-cell>
          <table:table-cell table:formula="of:=SUM(COUNTIF([$'January 2024'.C15:.AG15];&quot;Q&quot;);COUNTIF([$'February 2024'.C15:.AE15];&quot;Q&quot;);COUNTIF([$'March 2024'.C15:.AG15];&quot;Q&quot;);COUNTIF([$'April 2024'.C15:.AF15];&quot;Q&quot;);COUNTIF([$'May 2024'.C15:.AG15];&quot;Q&quot;);COUNTIF([$'June 2024'.C15:.AF15];&quot;Q&quot;);COUNTIF([$'July 2024'.C15:.AG15];&quot;Q&quot;);COUNTIF([$'August 2024'.C15:.AG15];&quot;Q&quot;);COUNTIF([$'September 2024'.C15:.AF15];&quot;Q&quot;);COUNTIF([$'October 2024'.C15:.AG15];&quot;Q&quot;);COUNTIF([$'November 2024'.C15:.AF15];&quot;Q&quot;);COUNTIF([$'December 2024'.C15:.AG15];&quot;Q&quot;))" office:value-type="float" office:value="0">
            <text:p>0</text:p>
          </table:table-cell>
          <table:table-cell table:formula="of:=SUM(COUNTIF([$'January 2024'.C15:.AG15];&quot;E&quot;);COUNTIF([$'February 2024'.C15:.AE15];&quot;E&quot;);COUNTIF([$'March 2024'.C15:.AG15];&quot;E&quot;);COUNTIF([$'April 2024'.C15:.AF15];&quot;E&quot;);COUNTIF([$'May 2024'.C15:.AG15];&quot;E&quot;);COUNTIF([$'June 2024'.C15:.AF15];&quot;E&quot;);COUNTIF([$'July 2024'.C15:.AG15];&quot;E&quot;);COUNTIF([$'August 2024'.C15:.AG15];&quot;E&quot;);COUNTIF([$'September 2024'.C15:.AF15];&quot;E&quot;);COUNTIF([$'October 2024'.C15:.AG15];&quot;E&quot;);COUNTIF([$'November 2024'.C15:.AF15];&quot;E&quot;);COUNTIF([$'December 2024'.C15:.AG15];&quot;E&quot;))" office:value-type="float" office:value="0">
            <text:p>0</text:p>
          </table:table-cell>
          <table:table-cell table:formula="of:=SUM(COUNTIF([$'January 2024'.C15:.AG15];&quot;S&quot;);COUNTIF([$'February 2024'.C15:.AE15];&quot;S&quot;);COUNTIF([$'March 2024'.C15:.AG15];&quot;S&quot;);COUNTIF([$'April 2024'.C15:.AF15];&quot;S&quot;);COUNTIF([$'May 2024'.C15:.AG15];&quot;S&quot;);COUNTIF([$'June 2024'.C15:.AF15];&quot;S&quot;);COUNTIF([$'July 2024'.C15:.AG15];&quot;S&quot;);COUNTIF([$'August 2024'.C15:.AG15];&quot;S&quot;);COUNTIF([$'September 2024'.C15:.AF15];&quot;S&quot;);COUNTIF([$'October 2024'.C15:.AG15];&quot;S&quot;);COUNTIF([$'November 2024'.C15:.AF15];&quot;S&quot;);COUNTIF([$'December 2024'.C15:.AG15];&quot;S&quot;))" office:value-type="float" office:value="0">
            <text:p>0</text:p>
          </table:table-cell>
          <table:table-cell table:formula="of:=SUM(COUNTIF([$'January 2024'.C15:.AG15];&quot;M&quot;);COUNTIF([$'February 2024'.C15:.AE15];&quot;M&quot;);COUNTIF([$'March 2024'.C15:.AG15];&quot;M&quot;);COUNTIF([$'April 2024'.C15:.AF15];&quot;M&quot;);COUNTIF([$'May 2024'.C15:.AG15];&quot;M&quot;);COUNTIF([$'June 2024'.C15:.AF15];&quot;M&quot;);COUNTIF([$'July 2024'.C15:.AG15];&quot;M&quot;);COUNTIF([$'August 2024'.C15:.AG15];&quot;M&quot;);COUNTIF([$'September 2024'.C15:.AF15];&quot;M&quot;);COUNTIF([$'October 2024'.C15:.AG15];&quot;M&quot;);COUNTIF([$'November 2024'.C15:.AF15];&quot;M&quot;);COUNTIF([$'December 2024'.C15:.AG15];&quot;M&quot;))" office:value-type="float" office:value="0">
            <text:p>0</text:p>
          </table:table-cell>
          <table:table-cell table:formula="of:=SUM(COUNTIF([$'January 2024'.C15:.AG15];&quot;L&quot;);COUNTIF([$'February 2024'.C15:.AE15];&quot;L&quot;);COUNTIF([$'March 2024'.C15:.AG15];&quot;L&quot;);COUNTIF([$'April 2024'.C15:.AF15];&quot;L&quot;);COUNTIF([$'May 2024'.C15:.AG15];&quot;L&quot;);COUNTIF([$'June 2024'.C15:.AF15];&quot;L&quot;);COUNTIF([$'July 2024'.C15:.AG15];&quot;L&quot;);COUNTIF([$'August 2024'.C15:.AG15];&quot;L&quot;);COUNTIF([$'September 2024'.C15:.AF15];&quot;L&quot;);COUNTIF([$'October 2024'.C15:.AG15];&quot;L&quot;);COUNTIF([$'November 2024'.C15:.AF15];&quot;L&quot;);COUNTIF([$'December 2024'.C15:.AG15];&quot;L&quot;))" office:value-type="float" office:value="0">
            <text:p>0</text:p>
          </table:table-cell>
          <table:table-cell table:formula="of:=SUM(COUNTIF([$'January 2024'.C15:.AG15];&quot;W&quot;);COUNTIF([$'February 2024'.C15:.AE15];&quot;W&quot;);COUNTIF([$'March 2024'.C15:.AG15];&quot;W&quot;);COUNTIF([$'April 2024'.C15:.AF15];&quot;W&quot;);COUNTIF([$'May 2024'.C15:.AG15];&quot;W&quot;);COUNTIF([$'June 2024'.C15:.AF15];&quot;W&quot;);COUNTIF([$'July 2024'.C15:.AG15];&quot;W&quot;);COUNTIF([$'August 2024'.C15:.AG15];&quot;W&quot;);COUNTIF([$'September 2024'.C15:.AF15];&quot;W&quot;);COUNTIF([$'October 2024'.C15:.AG15];&quot;W&quot;);COUNTIF([$'November 2024'.C15:.AF15];&quot;W&quot;);COUNTIF([$'December 2024'.C15:.AG15];&quot;W&quot;))" office:value-type="float" office:value="0">
            <text:p>0</text:p>
          </table:table-cell>
          <table:table-cell table:formula="of:=SUM(COUNTIF([$'January 2024'.C15:.AG15];&quot;B&quot;);COUNTIF([$'February 2024'.C15:.AE15];&quot;B&quot;);COUNTIF([$'March 2024'.C15:.AG15];&quot;B&quot;);COUNTIF([$'April 2024'.C15:.AF15];&quot;B&quot;);COUNTIF([$'May 2024'.C15:.AG15];&quot;B&quot;);COUNTIF([$'June 2024'.C15:.AF15];&quot;B&quot;);COUNTIF([$'July 2024'.C15:.AG15];&quot;B&quot;);COUNTIF([$'August 2024'.C15:.AG15];&quot;B&quot;);COUNTIF([$'September 2024'.C15:.AF15];&quot;B&quot;);COUNTIF([$'October 2024'.C15:.AG15];&quot;B&quot;);COUNTIF([$'November 2024'.C15:.AF15];&quot;B&quot;);COUNTIF([$'December 2024'.C15:.AG15];&quot;B&quot;))" office:value-type="float" office:value="0">
            <text:p>0</text:p>
          </table:table-cell>
          <table:table-cell table:formula="of:=SUM(COUNTIF([$'January 2024'.C15:.AG15];&quot;C&quot;);COUNTIF([$'February 2024'.C15:.AE15];&quot;C&quot;);COUNTIF([$'March 2024'.C15:.AG15];&quot;C&quot;);COUNTIF([$'April 2024'.C15:.AF15];&quot;C&quot;);COUNTIF([$'May 2024'.C15:.AG15];&quot;C&quot;);COUNTIF([$'June 2024'.C15:.AF15];&quot;C&quot;);COUNTIF([$'July 2024'.C15:.AG15];&quot;C&quot;);COUNTIF([$'August 2024'.C15:.AG15];&quot;C&quot;);COUNTIF([$'September 2024'.C15:.AF15];&quot;C&quot;);COUNTIF([$'October 2024'.C15:.AG15];&quot;C&quot;);COUNTIF([$'November 2024'.C15:.AF15];&quot;C&quot;);COUNTIF([$'December 2024'.C15:.AG15];&quot;C&quot;))" office:value-type="float" office:value="0">
            <text:p>0</text:p>
          </table:table-cell>
          <table:table-cell table:formula="of:=SUM(COUNTIF([$'January 2024'.C15:.AG15];&quot;N&quot;);COUNTIF([$'February 2024'.C15:.AE15];&quot;N&quot;);COUNTIF([$'March 2024'.C15:.AG15];&quot;N&quot;);COUNTIF([$'April 2024'.C15:.AF15];&quot;N&quot;);COUNTIF([$'May 2024'.C15:.AG15];&quot;N&quot;);COUNTIF([$'June 2024'.C15:.AF15];&quot;N&quot;);COUNTIF([$'July 2024'.C15:.AG15];&quot;N&quot;);COUNTIF([$'August 2024'.C15:.AG15];&quot;N&quot;);COUNTIF([$'September 2024'.C15:.AF15];&quot;N&quot;);COUNTIF([$'October 2024'.C15:.AG15];&quot;N&quot;);COUNTIF([$'November 2024'.C15:.AF15];&quot;N&quot;);COUNTIF([$'December 2024'.C15:.AG15];&quot;N&quot;))" office:value-type="float" office:value="0">
            <text:p>0</text:p>
          </table:table-cell>
          <table:table-cell table:number-columns-repeated="1003"/>
        </table:table-row>
        <table:table-row table:style-name="ro5">
          <table:table-cell/>
          <table:table-cell table:style-name="ce48" table:number-columns-spanned="7" table:number-rows-spanned="1"/>
          <table:covered-table-cell table:number-columns-repeated="6" table:style-name="ce50"/>
          <table:table-cell/>
          <table:table-cell table:style-name="Default" table:number-columns-repeated="12"/>
          <table:table-cell table:number-columns-repeated="1003"/>
        </table:table-row>
        <table:table-row table:style-name="ro5">
          <table:table-cell/>
          <table:table-cell table:style-name="ce48" office:value-type="string" table:number-columns-spanned="7" table:number-rows-spanned="1">
            <text:p>Made with love by Kieran at Absentia</text:p>
          </table:table-cell>
          <table:covered-table-cell table:number-columns-repeated="6" table:style-name="ce50"/>
          <table:table-cell/>
          <table:table-cell table:style-name="Default" table:number-columns-repeated="12"/>
          <table:table-cell table:number-columns-repeated="1003"/>
        </table:table-row>
        <table:table-row table:style-name="ro5">
          <table:table-cell/>
          <table:table-cell table:style-name="ce49" office:value-type="string" table:number-columns-spanned="7" table:number-rows-spanned="1">
            <text:p><text:a xlink:href="https:/absentia.io/staff-holiday-planner-excel">https://absentia.io/staff-holiday-planner-excel</text:a></text:p>
          </table:table-cell>
          <table:covered-table-cell table:number-columns-repeated="6" table:style-name="ce51"/>
          <table:table-cell/>
          <table:table-cell table:style-name="Default" table:number-columns-repeated="12"/>
          <table:table-cell table:number-columns-repeated="1003"/>
        </table:table-row>
        <table:table-row table:style-name="ro5">
          <table:table-cell/>
          <table:table-cell table:style-name="ce48" office:value-type="string" table:number-columns-spanned="7" table:number-rows-spanned="1">
            <text:p>Let us know how we can improve via the feedback section.</text:p>
          </table:table-cell>
          <table:covered-table-cell table:number-columns-repeated="6" table:style-name="ce50"/>
          <table:table-cell/>
          <table:table-cell table:style-name="Default" table:number-columns-repeated="12"/>
          <table:table-cell table:number-columns-repeated="1003"/>
        </table:table-row>
        <table:table-row table:style-name="ro5">
          <table:table-cell/>
          <table:table-cell table:style-name="ce48" table:number-columns-spanned="7" table:number-rows-spanned="1"/>
          <table:covered-table-cell table:number-columns-repeated="6" table:style-name="ce50"/>
          <table:table-cell/>
          <table:table-cell table:style-name="Default" table:number-columns-repeated="12"/>
          <table:table-cell table:number-columns-repeated="1003"/>
        </table:table-row>
        <table:table-row table:style-name="ro5">
          <table:table-cell/>
          <table:table-cell table:style-name="ce48" office:value-type="string" table:number-columns-spanned="7" table:number-rows-spanned="1">
            <text:p>We're a small family-run company that builds great software.</text:p>
          </table:table-cell>
          <table:covered-table-cell table:number-columns-repeated="6" table:style-name="ce50"/>
          <table:table-cell/>
          <table:table-cell table:style-name="Default" table:number-columns-repeated="12"/>
          <table:table-cell table:number-columns-repeated="1003"/>
        </table:table-row>
        <table:table-row table:style-name="ro5">
          <table:table-cell/>
          <table:table-cell table:style-name="ce48" office:value-type="string" table:number-columns-spanned="7" table:number-rows-spanned="1">
            <text:p>Our online leave planner is even better than our template, give it a try:</text:p>
          </table:table-cell>
          <table:covered-table-cell table:number-columns-repeated="6" table:style-name="ce50"/>
          <table:table-cell/>
          <table:table-cell table:style-name="Default" table:number-columns-repeated="12"/>
          <table:table-cell table:number-columns-repeated="1003"/>
        </table:table-row>
        <table:table-row table:style-name="ro5">
          <table:table-cell/>
          <table:table-cell table:style-name="ce49" office:value-type="string" table:number-columns-spanned="7" table:number-rows-spanned="1">
            <text:p><text:a xlink:href="https:/absentia.io/staff-holiday-booking-system">https://absentia.io/staff-holiday-booking-system</text:a></text:p>
          </table:table-cell>
          <table:covered-table-cell table:number-columns-repeated="6" table:style-name="ce51"/>
          <table:table-cell/>
          <table:table-cell table:style-name="Default" table:number-columns-repeated="12"/>
          <table:table-cell table:number-columns-repeated="100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6">
      <number:day-of-week/>
    </number:date-style>
    <number:number-style style:name="N117">
      <number:number number:decimal-places="0" number:min-integer-digits="0"/>
    </number:number-style>
    <number:date-style style:name="N118">
      <number:month number:textual="true"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add58a" style:diagonal-bl-tr="none" style:diagonal-tl-br="none" fo:border="0.0138in solid #2f96ff"/>
      <style:text-properties fo:color="#000000" style:font-name="Calibri" fo:font-size="12pt" style:font-size-asian="12pt" style:font-name-complex="Calibri" style:font-size-complex="12pt"/>
    </style:style>
    <style:style style:name="ConditionalStyle_5f_2" style:display-name="ConditionalStyle_2" style:family="table-cell" style:parent-style-name="Default">
      <style:table-cell-properties fo:background-color="#7cbc44" style:diagonal-bl-tr="none" style:diagonal-tl-br="none" fo:border="0.0138in solid #2f96ff"/>
      <style:text-properties fo:color="#000000" style:font-name="Calibri" fo:font-size="12pt" style:font-size-asian="12pt" style:font-name-complex="Calibri" style:font-size-complex="12pt"/>
    </style:style>
    <style:style style:name="ConditionalStyle_5f_3" style:display-name="ConditionalStyle_3" style:family="table-cell" style:parent-style-name="Default">
      <style:table-cell-properties fo:background-color="#c2e0ae" style:diagonal-bl-tr="none" style:diagonal-tl-br="none" fo:border="0.0138in solid #2f96ff"/>
      <style:text-properties fo:color="#000000" style:font-name="Calibri" fo:font-size="12pt" style:font-size-asian="12pt" style:font-name-complex="Calibri" style:font-size-complex="12pt"/>
    </style:style>
    <style:style style:name="ConditionalStyle_5f_4" style:display-name="ConditionalStyle_4" style:family="table-cell" style:parent-style-name="Default">
      <style:table-cell-properties fo:background-color="#fff685" style:diagonal-bl-tr="none" style:diagonal-tl-br="none" fo:border="0.0138in solid #2f96ff"/>
      <style:text-properties fo:color="#000000" style:font-name="Calibri" fo:font-size="12pt" style:font-size-asian="12pt" style:font-name-complex="Calibri" style:font-size-complex="12pt"/>
    </style:style>
    <style:style style:name="ConditionalStyle_5f_5" style:display-name="ConditionalStyle_5" style:family="table-cell" style:parent-style-name="Default">
      <style:table-cell-properties fo:background-color="#f7a19a" style:diagonal-bl-tr="none" style:diagonal-tl-br="none" fo:border="0.0138in solid #2f96ff"/>
      <style:text-properties fo:color="#000000" style:font-name="Calibri" fo:font-size="12pt" style:font-size-asian="12pt" style:font-name-complex="Calibri" style:font-size-complex="12pt"/>
    </style:style>
    <style:style style:name="ConditionalStyle_5f_6" style:display-name="ConditionalStyle_6" style:family="table-cell" style:parent-style-name="Default">
      <style:table-cell-properties fo:background-color="#fcc79b" style:diagonal-bl-tr="none" style:diagonal-tl-br="none" fo:border="0.0138in solid #2f96ff"/>
      <style:text-properties fo:color="#000000" style:font-name="Calibri" fo:font-size="12pt" style:font-size-asian="12pt" style:font-name-complex="Calibri" style:font-size-complex="12pt"/>
    </style:style>
    <style:style style:name="ConditionalStyle_5f_7" style:display-name="ConditionalStyle_7" style:family="table-cell" style:parent-style-name="Default">
      <style:table-cell-properties fo:background-color="#f9feb1" style:diagonal-bl-tr="none" style:diagonal-tl-br="none" fo:border="0.0138in solid #2f96ff"/>
      <style:text-properties fo:color="#000000" style:font-name="Calibri" fo:font-size="12pt" style:font-size-asian="12pt" style:font-name-complex="Calibri" style:font-size-complex="12pt"/>
    </style:style>
    <style:style style:name="ConditionalStyle_5f_8" style:display-name="ConditionalStyle_8" style:family="table-cell" style:parent-style-name="Default">
      <style:table-cell-properties fo:background-color="#afffdf" style:diagonal-bl-tr="none" style:diagonal-tl-br="none" fo:border="0.0138in solid #2f96ff"/>
      <style:text-properties fo:color="#000000" style:font-name="Calibri" fo:font-size="12pt" style:font-size-asian="12pt" style:font-name-complex="Calibri" style:font-size-complex="12pt"/>
    </style:style>
    <style:style style:name="ConditionalStyle_5f_9" style:display-name="ConditionalStyle_9" style:family="table-cell" style:parent-style-name="Default">
      <style:table-cell-properties fo:background-color="#cccccc" style:diagonal-bl-tr="none" style:diagonal-tl-br="none" fo:border="0.0138in solid #2f96ff"/>
      <style:text-properties fo:color="#000000" style:font-name="Calibri" fo:font-size="12pt" style:font-size-asian="12pt" style:font-name-complex="Calibri" style:font-size-complex="12pt"/>
    </style:style>
    <style:style style:name="ConditionalStyle_5f_10" style:display-name="ConditionalStyle_10" style:family="table-cell" style:parent-style-name="Default">
      <style:table-cell-properties fo:background-color="#a2a2a2" style:diagonal-bl-tr="none" style:diagonal-tl-br="none" fo:border="0.0138in solid #2f96ff"/>
      <style:text-properties fo:color="#000000" style:font-name="Calibri" fo:font-size="12pt" style:font-size-asian="12pt" style:font-name-complex="Calibri" style:font-size-complex="12pt"/>
    </style:style>
    <style:style style:name="ConditionalStyle_5f_11" style:display-name="ConditionalStyle_11" style:family="table-cell" style:parent-style-name="Default">
      <style:table-cell-properties fo:background-color="#f4afff" style:diagonal-bl-tr="none" style:diagonal-tl-br="none" fo:border="0.0138in solid #2f96ff"/>
      <style:text-properties fo:color="#000000" style:font-name="Calibri" fo:font-size="12pt" style:font-size-asian="12pt" style:font-name-complex="Calibri" style:font-size-complex="12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4">01/04/2024</text:date>, <text:time>14:0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nuary_20_2024" style:display-name="PageStyle_January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ruary_20_2024" style:display-name="PageStyle_February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h_20_2024" style:display-name="PageStyle_March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_20_2024" style:display-name="PageStyle_April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_20_2024" style:display-name="PageStyle_May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e_20_2024" style:display-name="PageStyle_June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y_20_2024" style:display-name="PageStyle_July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ust_20_2024" style:display-name="PageStyle_August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ember_20_2024" style:display-name="PageStyle_September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ober_20_2024" style:display-name="PageStyle_October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ember_20_2024" style:display-name="PageStyle_November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ember_20_2024" style:display-name="PageStyle_December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s" style:display-name="PageStyle_Tot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04T14:01:49.06</dc:date>
    <meta:document-statistic meta:table-count="13" meta:cell-count="1969" meta:object-count="0"/>
    <meta:generator>OpenOffice/4.1.14$Win32 OpenOffice.org_project/4114m1$Build-9811</meta:generator>
  </office:meta>
</office:document-meta>
</file>